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_7" style:family="text">
      <style:text-properties fo:color="#0000ff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_8" style:family="text">
      <style:text-properties fo:color="#0000ff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_9" style:family="text">
      <style:text-properties fo:color="#0000ff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_10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P14" style:family="paragraph" style:parent-style-name="Standard">
      <style:paragraph-properties fo:break-before="auto" fo:text-indent="0cm" fo:line-height="115%" fo:margin-left="1.27cm" style:writing-mode="lr-tb"/>
      <style:text-properties fo:font-size="8pt" style:font-size-asian="8pt" style:font-size-complex="8pt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P16" style:family="paragraph" style:parent-style-name="Standard">
      <style:paragraph-properties fo:break-before="auto" fo:text-indent="0cm" fo:line-height="115%" fo:margin-left="1.27cm" style:writing-mode="lr-tb"/>
      <style:text-properties fo:font-size="8pt" style:font-size-asian="8pt" style:font-size-complex="8pt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9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10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1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1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1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1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15" style:family="text">
      <style:text-properties fo:color="#00ff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16" style:family="text">
      <style:text-properties fo:color="#00ff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0_17" style:family="text">
      <style:text-properties fo:color="#00ff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7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7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7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7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7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7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7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7_9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7_10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7_11" style:family="text">
      <style:text-properties fo:color="#00ff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7_12" style:family="text">
      <style:text-properties fo:color="#00ff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7_13" style:family="text">
      <style:text-properties fo:color="#00ff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1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1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1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1_5" style:family="text">
      <style:text-properties fo:color="#ff00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1_6" style:family="text">
      <style:text-properties fo:color="#ff00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1_7" style:family="text">
      <style:text-properties fo:color="#ff00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4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4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4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4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4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4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4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4_9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4_10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4_11" style:family="text">
      <style:text-properties fo:color="#f1c232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4_12" style:family="text">
      <style:text-properties fo:color="#f1c232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4_13" style:family="text">
      <style:text-properties fo:color="#f1c232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T49_129" style:family="text"/>
    <style:style style:name="T49_130" style:family="text"/>
    <style:style style:name="T49_131" style:family="text"/>
    <style:style style:name="T49_132" style:family="text"/>
    <style:style style:name="T49_133" style:family="text"/>
    <style:style style:name="T49_134" style:family="text"/>
    <style:style style:name="T49_135" style:family="text"/>
    <style:style style:name="T49_136" style:family="text"/>
    <style:style style:name="T49_137" style:family="text"/>
    <style:style style:name="T49_138" style:family="text"/>
    <style:style style:name="T49_139" style:family="text"/>
    <style:style style:name="T49_140" style:family="text"/>
    <style:style style:name="T49_141" style:family="text"/>
    <style:style style:name="T49_142" style:family="text"/>
    <style:style style:name="T49_143" style:family="text"/>
    <style:style style:name="T49_144" style:family="text"/>
    <style:style style:name="T49_145" style:family="text"/>
    <style:style style:name="T49_146" style:family="text"/>
    <style:style style:name="T49_147" style:family="text"/>
    <style:style style:name="T49_148" style:family="text"/>
    <style:style style:name="T49_149" style:family="text"/>
    <style:style style:name="T49_150" style:family="text"/>
    <style:style style:name="T49_151" style:family="text"/>
    <style:style style:name="T49_152" style:family="text"/>
    <style:style style:name="T49_153" style:family="text"/>
    <style:style style:name="T49_154" style:family="text"/>
    <style:style style:name="T49_155" style:family="text"/>
    <style:style style:name="T49_156" style:family="text"/>
    <style:style style:name="T49_157" style:family="text"/>
    <style:style style:name="T49_158" style:family="text"/>
    <style:style style:name="T49_159" style:family="text"/>
    <style:style style:name="T49_160" style:family="text"/>
    <style:style style:name="T49_161" style:family="text"/>
    <style:style style:name="T49_162" style:family="text"/>
    <style:style style:name="T49_163" style:family="text"/>
    <style:style style:name="T49_164" style:family="text"/>
    <style:style style:name="T49_165" style:family="text"/>
    <style:style style:name="T49_166" style:family="text"/>
    <style:style style:name="T49_167" style:family="text"/>
    <style:style style:name="T49_168" style:family="text"/>
    <style:style style:name="T49_169" style:family="text"/>
    <style:style style:name="T49_170" style:family="text"/>
    <style:style style:name="T49_171" style:family="text"/>
    <style:style style:name="T49_172" style:family="text"/>
    <style:style style:name="T49_173" style:family="text"/>
    <style:style style:name="T49_174" style:family="text"/>
    <style:style style:name="T49_175" style:family="text"/>
    <style:style style:name="T49_176" style:family="text"/>
    <style:style style:name="T49_177" style:family="text"/>
    <style:style style:name="T49_178" style:family="text"/>
    <style:style style:name="T49_179" style:family="text"/>
    <style:style style:name="T49_180" style:family="text"/>
    <style:style style:name="T49_181" style:family="text"/>
    <style:style style:name="T49_182" style:family="text"/>
    <style:style style:name="T49_183" style:family="text"/>
    <style:style style:name="T49_184" style:family="text"/>
    <style:style style:name="T49_185" style:family="text"/>
    <style:style style:name="T49_186" style:family="text"/>
    <style:style style:name="T49_187" style:family="text"/>
    <style:style style:name="T49_188" style:family="text"/>
    <style:style style:name="T49_189" style:family="text"/>
    <style:style style:name="T49_190" style:family="text"/>
    <style:style style:name="T49_191" style:family="text"/>
    <style:style style:name="T49_192" style:family="text"/>
    <style:style style:name="T49_193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text-indent="1.27cm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T51_145" style:family="text"/>
    <style:style style:name="T51_146" style:family="text"/>
    <style:style style:name="T51_147" style:family="text"/>
    <style:style style:name="T51_148" style:family="text"/>
    <style:style style:name="T51_149" style:family="text"/>
    <style:style style:name="T51_150" style:family="text"/>
    <style:style style:name="T51_151" style:family="text"/>
    <style:style style:name="T51_152" style:family="text"/>
    <style:style style:name="T51_153" style:family="text"/>
    <style:style style:name="T51_154" style:family="text"/>
    <style:style style:name="T51_155" style:family="text"/>
    <style:style style:name="T51_156" style:family="text"/>
    <style:style style:name="T51_157" style:family="text"/>
    <style:style style:name="T51_158" style:family="text"/>
    <style:style style:name="T51_159" style:family="text"/>
    <style:style style:name="T51_160" style:family="text"/>
    <style:style style:name="T51_161" style:family="text"/>
    <style:style style:name="T51_162" style:family="text"/>
    <style:style style:name="T51_163" style:family="text"/>
    <style:style style:name="T51_164" style:family="text"/>
    <style:style style:name="T51_165" style:family="text"/>
    <style:style style:name="T51_166" style:family="text"/>
    <style:style style:name="T51_167" style:family="text"/>
    <style:style style:name="T51_168" style:family="text"/>
    <style:style style:name="T51_169" style:family="text"/>
    <style:style style:name="T51_170" style:family="text"/>
    <style:style style:name="T51_171" style:family="text"/>
    <style:style style:name="T51_172" style:family="text"/>
    <style:style style:name="T51_173" style:family="text"/>
    <style:style style:name="T51_174" style:family="text"/>
    <style:style style:name="T51_175" style:family="text"/>
    <style:style style:name="T51_176" style:family="text"/>
    <style:style style:name="T51_177" style:family="text"/>
    <style:style style:name="T51_17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57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57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57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57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57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57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57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57_9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57_10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57_11" style:family="text">
      <style:text-properties fo:color="#f1c232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57_12" style:family="text">
      <style:text-properties fo:color="#f1c232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57_13" style:family="text">
      <style:text-properties fo:color="#f1c232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T61_101" style:family="text"/>
    <style:style style:name="T61_102" style:family="text"/>
    <style:style style:name="T61_103" style:family="text"/>
    <style:style style:name="T61_104" style:family="text"/>
    <style:style style:name="T61_105" style:family="text"/>
    <style:style style:name="T61_106" style:family="text"/>
    <style:style style:name="T61_107" style:family="text"/>
    <style:style style:name="T61_108" style:family="text"/>
    <style:style style:name="T61_109" style:family="text"/>
    <style:style style:name="T61_110" style:family="text"/>
    <style:style style:name="T61_111" style:family="text"/>
    <style:style style:name="T61_112" style:family="text"/>
    <style:style style:name="T61_113" style:family="text"/>
    <style:style style:name="T61_114" style:family="text"/>
    <style:style style:name="T61_115" style:family="text"/>
    <style:style style:name="T61_116" style:family="text"/>
    <style:style style:name="T61_117" style:family="text"/>
    <style:style style:name="T61_118" style:family="text"/>
    <style:style style:name="T61_119" style:family="text"/>
    <style:style style:name="T61_120" style:family="text"/>
    <style:style style:name="T61_121" style:family="text"/>
    <style:style style:name="T61_122" style:family="text"/>
    <style:style style:name="T61_123" style:family="text"/>
    <style:style style:name="T61_124" style:family="text"/>
    <style:style style:name="T61_125" style:family="text"/>
    <style:style style:name="T61_126" style:family="text"/>
    <style:style style:name="T61_127" style:family="text"/>
    <style:style style:name="T61_128" style:family="text"/>
    <style:style style:name="T61_129" style:family="text"/>
    <style:style style:name="T61_130" style:family="text"/>
    <style:style style:name="T61_131" style:family="text"/>
    <style:style style:name="T61_132" style:family="text"/>
    <style:style style:name="T61_133" style:family="text"/>
    <style:style style:name="T61_134" style:family="text"/>
    <style:style style:name="T61_135" style:family="text"/>
    <style:style style:name="T61_136" style:family="text"/>
    <style:style style:name="T61_137" style:family="text"/>
    <style:style style:name="T61_138" style:family="text"/>
    <style:style style:name="T61_139" style:family="text"/>
    <style:style style:name="T61_140" style:family="text"/>
    <style:style style:name="T61_141" style:family="text"/>
    <style:style style:name="T61_142" style:family="text"/>
    <style:style style:name="T61_143" style:family="text"/>
    <style:style style:name="T61_144" style:family="text"/>
    <style:style style:name="T61_145" style:family="text"/>
    <style:style style:name="T61_146" style:family="text"/>
    <style:style style:name="T61_147" style:family="text"/>
    <style:style style:name="T61_148" style:family="text"/>
    <style:style style:name="T61_149" style:family="text"/>
    <style:style style:name="T61_150" style:family="text"/>
    <style:style style:name="T61_151" style:family="text"/>
    <style:style style:name="T61_152" style:family="text"/>
    <style:style style:name="T61_153" style:family="text"/>
    <style:style style:name="T61_154" style:family="text"/>
    <style:style style:name="T61_155" style:family="text"/>
    <style:style style:name="T61_156" style:family="text"/>
    <style:style style:name="T61_157" style:family="text"/>
    <style:style style:name="T61_158" style:family="text"/>
    <style:style style:name="T61_159" style:family="text"/>
    <style:style style:name="T61_160" style:family="text"/>
    <style:style style:name="T61_161" style:family="text"/>
    <style:style style:name="T61_162" style:family="text"/>
    <style:style style:name="T61_163" style:family="text"/>
    <style:style style:name="T61_164" style:family="text"/>
    <style:style style:name="T61_165" style:family="text"/>
    <style:style style:name="T61_166" style:family="text"/>
    <style:style style:name="T61_167" style:family="text"/>
    <style:style style:name="T61_168" style:family="text"/>
    <style:style style:name="T61_169" style:family="text"/>
    <style:style style:name="T61_170" style:family="text"/>
    <style:style style:name="T61_171" style:family="text"/>
    <style:style style:name="T61_172" style:family="text"/>
    <style:style style:name="T61_173" style:family="text"/>
    <style:style style:name="T61_174" style:family="text"/>
    <style:style style:name="T61_175" style:family="text"/>
    <style:style style:name="T61_176" style:family="text"/>
    <style:style style:name="T61_177" style:family="text"/>
    <style:style style:name="T61_178" style:family="text"/>
    <style:style style:name="T61_179" style:family="text"/>
    <style:style style:name="T61_180" style:family="text"/>
    <style:style style:name="T61_181" style:family="text"/>
    <style:style style:name="T61_182" style:family="text"/>
    <style:style style:name="T61_183" style:family="text"/>
    <style:style style:name="T61_184" style:family="text"/>
    <style:style style:name="T61_185" style:family="text"/>
    <style:style style:name="T61_186" style:family="text"/>
    <style:style style:name="T61_187" style:family="text"/>
    <style:style style:name="T61_188" style:family="text"/>
    <style:style style:name="T61_189" style:family="text"/>
    <style:style style:name="T61_190" style:family="text"/>
    <style:style style:name="T61_191" style:family="text"/>
    <style:style style:name="T61_192" style:family="text"/>
    <style:style style:name="T61_193" style:family="text"/>
    <style:style style:name="T61_194" style:family="text"/>
    <style:style style:name="T61_195" style:family="text"/>
    <style:style style:name="T61_196" style:family="text"/>
    <style:style style:name="T61_197" style:family="text"/>
    <style:style style:name="T61_198" style:family="text"/>
    <style:style style:name="T61_199" style:family="text"/>
    <style:style style:name="T61_200" style:family="text"/>
    <style:style style:name="T61_201" style:family="text"/>
    <style:style style:name="T61_202" style:family="text"/>
    <style:style style:name="T61_203" style:family="text"/>
    <style:style style:name="T61_204" style:family="text"/>
    <style:style style:name="T61_205" style:family="text"/>
    <style:style style:name="T61_206" style:family="text"/>
    <style:style style:name="T61_207" style:family="text"/>
    <style:style style:name="T61_208" style:family="text"/>
    <style:style style:name="T61_209" style:family="text"/>
    <style:style style:name="T61_210" style:family="text"/>
    <style:style style:name="T61_211" style:family="text"/>
    <style:style style:name="T61_212" style:family="text"/>
    <style:style style:name="T61_213" style:family="text"/>
    <style:style style:name="T61_214" style:family="text"/>
    <style:style style:name="T61_215" style:family="text"/>
    <style:style style:name="T61_216" style:family="text"/>
    <style:style style:name="T61_217" style:family="text"/>
    <style:style style:name="T61_218" style:family="text"/>
    <style:style style:name="T61_219" style:family="text"/>
    <style:style style:name="T61_220" style:family="text"/>
    <style:style style:name="T61_221" style:family="text"/>
    <style:style style:name="T61_222" style:family="text"/>
    <style:style style:name="T61_223" style:family="text"/>
    <style:style style:name="T61_224" style:family="text"/>
    <style:style style:name="T61_225" style:family="text"/>
    <style:style style:name="T61_226" style:family="text"/>
    <style:style style:name="T61_227" style:family="text"/>
    <style:style style:name="T61_228" style:family="text"/>
    <style:style style:name="T61_229" style:family="text"/>
    <style:style style:name="T61_230" style:family="text"/>
    <style:style style:name="T61_231" style:family="text"/>
    <style:style style:name="T61_232" style:family="text"/>
    <style:style style:name="T61_233" style:family="text"/>
    <style:style style:name="T61_234" style:family="text"/>
    <style:style style:name="T61_235" style:family="text"/>
    <style:style style:name="T61_236" style:family="text"/>
    <style:style style:name="T61_237" style:family="text"/>
    <style:style style:name="T61_238" style:family="text"/>
    <style:style style:name="T61_239" style:family="text"/>
    <style:style style:name="T61_240" style:family="text"/>
    <style:style style:name="T61_241" style:family="text"/>
    <style:style style:name="T61_242" style:family="text"/>
    <style:style style:name="T61_243" style:family="text"/>
    <style:style style:name="T61_244" style:family="text"/>
    <style:style style:name="T61_245" style:family="text"/>
    <style:style style:name="T61_246" style:family="text"/>
    <style:style style:name="T61_247" style:family="text"/>
    <style:style style:name="T61_248" style:family="text"/>
    <style:style style:name="T61_249" style:family="text"/>
    <style:style style:name="T61_250" style:family="text"/>
    <style:style style:name="T61_251" style:family="text"/>
    <style:style style:name="T61_252" style:family="text"/>
    <style:style style:name="T61_253" style:family="text"/>
    <style:style style:name="T61_254" style:family="text"/>
    <style:style style:name="T61_255" style:family="text"/>
    <style:style style:name="T61_256" style:family="text"/>
    <style:style style:name="T61_257" style:family="text"/>
    <style:style style:name="T61_258" style:family="text"/>
    <style:style style:name="T61_259" style:family="text"/>
    <style:style style:name="T61_260" style:family="text"/>
    <style:style style:name="T61_261" style:family="text"/>
    <style:style style:name="T61_262" style:family="text"/>
    <style:style style:name="T61_263" style:family="text"/>
    <style:style style:name="T61_264" style:family="text"/>
    <style:style style:name="T61_265" style:family="text"/>
    <style:style style:name="T61_266" style:family="text"/>
    <style:style style:name="T61_267" style:family="text"/>
    <style:style style:name="T61_268" style:family="text"/>
    <style:style style:name="T61_269" style:family="text"/>
    <style:style style:name="T61_270" style:family="text"/>
    <style:style style:name="T61_271" style:family="text"/>
    <style:style style:name="T61_272" style:family="text"/>
    <style:style style:name="T61_273" style:family="text"/>
    <style:style style:name="T61_274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4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4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4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4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4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4_7" style:family="text">
      <style:text-properties fo:color="#f1c232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4_8" style:family="text">
      <style:text-properties fo:color="#f1c232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4_9" style:family="text">
      <style:text-properties fo:color="#f1c232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text-indent="1.27cm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T66_123" style:family="text"/>
    <style:style style:name="T66_124" style:family="text"/>
    <style:style style:name="T66_125" style:family="text"/>
    <style:style style:name="T66_126" style:family="text"/>
    <style:style style:name="T66_127" style:family="text"/>
    <style:style style:name="T66_128" style:family="text"/>
    <style:style style:name="T66_129" style:family="text"/>
    <style:style style:name="T66_130" style:family="text"/>
    <style:style style:name="T66_131" style:family="text"/>
    <style:style style:name="T66_132" style:family="text"/>
    <style:style style:name="T66_133" style:family="text"/>
    <style:style style:name="T66_134" style:family="text"/>
    <style:style style:name="T66_135" style:family="text"/>
    <style:style style:name="T66_136" style:family="text"/>
    <style:style style:name="T66_137" style:family="text"/>
    <style:style style:name="T66_138" style:family="text"/>
    <style:style style:name="T66_139" style:family="text"/>
    <style:style style:name="T66_140" style:family="text"/>
    <style:style style:name="T66_141" style:family="text"/>
    <style:style style:name="T66_142" style:family="text"/>
    <style:style style:name="T66_143" style:family="text"/>
    <style:style style:name="T66_144" style:family="text"/>
    <style:style style:name="T66_145" style:family="text"/>
    <style:style style:name="T66_146" style:family="text"/>
    <style:style style:name="T66_147" style:family="text"/>
    <style:style style:name="T66_148" style:family="text"/>
    <style:style style:name="T66_149" style:family="text"/>
    <style:style style:name="T66_150" style:family="text"/>
    <style:style style:name="T66_151" style:family="text"/>
    <style:style style:name="T66_152" style:family="text"/>
    <style:style style:name="T66_153" style:family="text"/>
    <style:style style:name="T66_154" style:family="text"/>
    <style:style style:name="T66_155" style:family="text"/>
    <style:style style:name="T66_156" style:family="text"/>
    <style:style style:name="T66_157" style:family="text"/>
    <style:style style:name="T66_158" style:family="text"/>
    <style:style style:name="T66_159" style:family="text"/>
    <style:style style:name="T66_160" style:family="text"/>
    <style:style style:name="T66_161" style:family="text"/>
    <style:style style:name="T66_162" style:family="text"/>
    <style:style style:name="T66_163" style:family="text"/>
    <style:style style:name="T66_164" style:family="text"/>
    <style:style style:name="T66_165" style:family="text"/>
    <style:style style:name="T66_166" style:family="text"/>
    <style:style style:name="T66_167" style:family="text"/>
    <style:style style:name="T66_168" style:family="text"/>
    <style:style style:name="T66_169" style:family="text"/>
    <style:style style:name="T66_170" style:family="text"/>
    <style:style style:name="T66_171" style:family="text"/>
    <style:style style:name="T66_172" style:family="text"/>
    <style:style style:name="T66_173" style:family="text"/>
    <style:style style:name="T66_174" style:family="text"/>
    <style:style style:name="T66_175" style:family="text"/>
    <style:style style:name="T66_176" style:family="text"/>
    <style:style style:name="T66_177" style:family="text"/>
    <style:style style:name="T66_178" style:family="text"/>
    <style:style style:name="T66_179" style:family="text"/>
    <style:style style:name="T66_180" style:family="text"/>
    <style:style style:name="T66_181" style:family="text"/>
    <style:style style:name="T66_182" style:family="text"/>
    <style:style style:name="T66_183" style:family="text"/>
    <style:style style:name="T66_184" style:family="text"/>
    <style:style style:name="T66_185" style:family="text"/>
    <style:style style:name="T66_186" style:family="text"/>
    <style:style style:name="T66_187" style:family="text"/>
    <style:style style:name="T66_188" style:family="text"/>
    <style:style style:name="T66_189" style:family="text"/>
    <style:style style:name="T66_190" style:family="text"/>
    <style:style style:name="T66_191" style:family="text"/>
    <style:style style:name="T66_192" style:family="text"/>
    <style:style style:name="T66_193" style:family="text"/>
    <style:style style:name="T66_194" style:family="text"/>
    <style:style style:name="T66_195" style:family="text"/>
    <style:style style:name="T66_196" style:family="text"/>
    <style:style style:name="T66_197" style:family="text"/>
    <style:style style:name="T66_198" style:family="text"/>
    <style:style style:name="T66_199" style:family="text"/>
    <style:style style:name="T66_200" style:family="text"/>
    <style:style style:name="T66_201" style:family="text"/>
    <style:style style:name="T66_202" style:family="text"/>
    <style:style style:name="T66_203" style:family="text"/>
    <style:style style:name="T66_204" style:family="text"/>
    <style:style style:name="T66_205" style:family="text"/>
    <style:style style:name="T66_206" style:family="text"/>
    <style:style style:name="T66_207" style:family="text"/>
    <style:style style:name="T66_208" style:family="text"/>
    <style:style style:name="T66_209" style:family="text"/>
    <style:style style:name="T66_210" style:family="text"/>
    <style:style style:name="T66_211" style:family="text"/>
    <style:style style:name="T66_212" style:family="text"/>
    <style:style style:name="T66_213" style:family="text"/>
    <style:style style:name="T66_214" style:family="text"/>
    <style:style style:name="T66_215" style:family="text"/>
    <style:style style:name="T66_216" style:family="text"/>
    <style:style style:name="T66_217" style:family="text"/>
    <style:style style:name="T66_218" style:family="text"/>
    <style:style style:name="T66_219" style:family="text"/>
    <style:style style:name="T66_220" style:family="text"/>
    <style:style style:name="T66_221" style:family="text"/>
    <style:style style:name="T66_222" style:family="text"/>
    <style:style style:name="T66_223" style:family="text"/>
    <style:style style:name="T66_224" style:family="text"/>
    <style:style style:name="T66_225" style:family="text"/>
    <style:style style:name="T66_226" style:family="text"/>
    <style:style style:name="T66_227" style:family="text"/>
    <style:style style:name="T66_228" style:family="text"/>
    <style:style style:name="T66_229" style:family="text"/>
    <style:style style:name="T66_230" style:family="text"/>
    <style:style style:name="T66_231" style:family="text"/>
    <style:style style:name="T66_232" style:family="text"/>
    <style:style style:name="T66_233" style:family="text"/>
    <style:style style:name="T66_234" style:family="text"/>
    <style:style style:name="T66_235" style:family="text"/>
    <style:style style:name="T66_236" style:family="text"/>
    <style:style style:name="T66_237" style:family="text"/>
    <style:style style:name="T66_238" style:family="text"/>
    <style:style style:name="T66_239" style:family="text"/>
    <style:style style:name="T66_240" style:family="text"/>
    <style:style style:name="T66_241" style:family="text"/>
    <style:style style:name="T66_242" style:family="text"/>
    <style:style style:name="T66_243" style:family="text"/>
    <style:style style:name="T66_244" style:family="text"/>
    <style:style style:name="T66_245" style:family="text"/>
    <style:style style:name="T66_246" style:family="text"/>
    <style:style style:name="T66_247" style:family="text"/>
    <style:style style:name="T66_248" style:family="text"/>
    <style:style style:name="T66_249" style:family="text"/>
    <style:style style:name="T66_250" style:family="text"/>
    <style:style style:name="T66_251" style:family="text"/>
    <style:style style:name="T66_252" style:family="text"/>
    <style:style style:name="T66_253" style:family="text"/>
    <style:style style:name="T66_254" style:family="text"/>
    <style:style style:name="T66_255" style:family="text"/>
    <style:style style:name="T66_256" style:family="text"/>
    <style:style style:name="T66_257" style:family="text"/>
    <style:style style:name="T66_258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_9" style:family="text">
      <style:text-properties fo:color="#ff00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_10" style:family="text">
      <style:text-properties fo:color="#ff00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_11" style:family="text">
      <style:text-properties fo:color="#ff00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T70_135" style:family="text"/>
    <style:style style:name="T70_136" style:family="text"/>
    <style:style style:name="T70_137" style:family="text"/>
    <style:style style:name="T70_138" style:family="text"/>
    <style:style style:name="T70_139" style:family="text"/>
    <style:style style:name="T70_140" style:family="text"/>
    <style:style style:name="T70_141" style:family="text"/>
    <style:style style:name="T70_142" style:family="text"/>
    <style:style style:name="T70_143" style:family="text"/>
    <style:style style:name="T70_144" style:family="text"/>
    <style:style style:name="T70_145" style:family="text"/>
    <style:style style:name="T70_146" style:family="text"/>
    <style:style style:name="T70_147" style:family="text"/>
    <style:style style:name="T70_148" style:family="text"/>
    <style:style style:name="T70_149" style:family="text"/>
    <style:style style:name="T70_150" style:family="text"/>
    <style:style style:name="T70_151" style:family="text"/>
    <style:style style:name="T70_152" style:family="text"/>
    <style:style style:name="T70_153" style:family="text"/>
    <style:style style:name="T70_154" style:family="text"/>
    <style:style style:name="T70_155" style:family="text"/>
    <style:style style:name="T70_156" style:family="text"/>
    <style:style style:name="T70_157" style:family="text"/>
    <style:style style:name="T70_158" style:family="text"/>
    <style:style style:name="T70_159" style:family="text"/>
    <style:style style:name="T70_160" style:family="text"/>
    <style:style style:name="T70_161" style:family="text"/>
    <style:style style:name="T70_162" style:family="text"/>
    <style:style style:name="T70_163" style:family="text"/>
    <style:style style:name="T70_164" style:family="text"/>
    <style:style style:name="T70_165" style:family="text"/>
    <style:style style:name="T70_166" style:family="text"/>
    <style:style style:name="T70_167" style:family="text"/>
    <style:style style:name="T70_168" style:family="text"/>
    <style:style style:name="T70_169" style:family="text"/>
    <style:style style:name="T70_170" style:family="text"/>
    <style:style style:name="T70_171" style:family="text"/>
    <style:style style:name="T70_172" style:family="text"/>
    <style:style style:name="T70_173" style:family="text"/>
    <style:style style:name="T70_174" style:family="text"/>
    <style:style style:name="T70_175" style:family="text"/>
    <style:style style:name="T70_176" style:family="text"/>
    <style:style style:name="T70_177" style:family="text"/>
    <style:style style:name="T70_178" style:family="text"/>
    <style:style style:name="T70_179" style:family="text"/>
    <style:style style:name="T70_180" style:family="text"/>
    <style:style style:name="T70_181" style:family="text"/>
    <style:style style:name="T70_182" style:family="text"/>
    <style:style style:name="T70_183" style:family="text"/>
    <style:style style:name="T70_184" style:family="text"/>
    <style:style style:name="T70_185" style:family="text"/>
    <style:style style:name="T70_186" style:family="text"/>
    <style:style style:name="T70_187" style:family="text"/>
    <style:style style:name="T70_188" style:family="text"/>
    <style:style style:name="T70_189" style:family="text"/>
    <style:style style:name="T70_190" style:family="text"/>
    <style:style style:name="T70_191" style:family="text"/>
    <style:style style:name="T70_192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2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2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2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2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2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2_7" style:family="text">
      <style:text-properties fo:color="#f1c232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2_8" style:family="text">
      <style:text-properties fo:color="#f1c232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72_9" style:family="text">
      <style:text-properties fo:color="#f1c232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/>
    <style:style style:name="T79_135" style:family="text"/>
    <style:style style:name="T79_136" style:family="text"/>
    <style:style style:name="T79_137" style:family="text"/>
    <style:style style:name="T79_138" style:family="text"/>
    <style:style style:name="T79_139" style:family="text"/>
    <style:style style:name="T79_140" style:family="text"/>
    <style:style style:name="T79_141" style:family="text"/>
    <style:style style:name="T79_142" style:family="text"/>
    <style:style style:name="T79_143" style:family="text"/>
    <style:style style:name="T79_144" style:family="text"/>
    <style:style style:name="T79_145" style:family="text"/>
    <style:style style:name="T79_146" style:family="text"/>
    <style:style style:name="T79_147" style:family="text"/>
    <style:style style:name="T79_148" style:family="text"/>
    <style:style style:name="T79_149" style:family="text"/>
    <style:style style:name="T79_150" style:family="text"/>
    <style:style style:name="T79_151" style:family="text"/>
    <style:style style:name="T79_152" style:family="text"/>
    <style:style style:name="T79_153" style:family="text"/>
    <style:style style:name="T79_154" style:family="text"/>
    <style:style style:name="T79_155" style:family="text"/>
    <style:style style:name="T79_156" style:family="text"/>
    <style:style style:name="T79_157" style:family="text"/>
    <style:style style:name="T79_158" style:family="text"/>
    <style:style style:name="T79_159" style:family="text"/>
    <style:style style:name="T79_160" style:family="text"/>
    <style:style style:name="T79_161" style:family="text"/>
    <style:style style:name="T79_162" style:family="text"/>
    <style:style style:name="T79_163" style:family="text"/>
    <style:style style:name="T79_164" style:family="text"/>
    <style:style style:name="T79_165" style:family="text"/>
    <style:style style:name="T79_166" style:family="text"/>
    <style:style style:name="T79_167" style:family="text"/>
    <style:style style:name="T79_168" style:family="text"/>
    <style:style style:name="T79_169" style:family="text"/>
    <style:style style:name="T79_170" style:family="text"/>
    <style:style style:name="T79_171" style:family="text"/>
    <style:style style:name="T79_172" style:family="text"/>
    <style:style style:name="T79_173" style:family="text"/>
    <style:style style:name="T79_174" style:family="text"/>
    <style:style style:name="T79_175" style:family="text"/>
    <style:style style:name="T79_176" style:family="text"/>
    <style:style style:name="T79_177" style:family="text"/>
    <style:style style:name="T79_178" style:family="text"/>
    <style:style style:name="T79_179" style:family="text"/>
    <style:style style:name="T79_180" style:family="text"/>
    <style:style style:name="T79_181" style:family="text"/>
    <style:style style:name="T79_182" style:family="text"/>
    <style:style style:name="T79_183" style:family="text"/>
    <style:style style:name="T79_184" style:family="text"/>
    <style:style style:name="T79_185" style:family="text"/>
    <style:style style:name="T79_186" style:family="text"/>
    <style:style style:name="T79_187" style:family="text"/>
    <style:style style:name="T79_188" style:family="text"/>
    <style:style style:name="T79_189" style:family="text"/>
    <style:style style:name="T79_190" style:family="text"/>
    <style:style style:name="T79_191" style:family="text"/>
    <style:style style:name="T79_192" style:family="text"/>
    <style:style style:name="T79_193" style:family="text"/>
    <style:style style:name="T79_194" style:family="text"/>
    <style:style style:name="T79_195" style:family="text"/>
    <style:style style:name="T79_196" style:family="text"/>
    <style:style style:name="T79_197" style:family="text"/>
    <style:style style:name="T79_198" style:family="text"/>
    <style:style style:name="T79_199" style:family="text"/>
    <style:style style:name="T79_200" style:family="text"/>
    <style:style style:name="T79_201" style:family="text"/>
    <style:style style:name="T79_202" style:family="text"/>
    <style:style style:name="T79_203" style:family="text"/>
    <style:style style:name="T79_204" style:family="text"/>
    <style:style style:name="T79_205" style:family="text"/>
    <style:style style:name="T79_206" style:family="text"/>
    <style:style style:name="T79_207" style:family="text"/>
    <style:style style:name="T79_208" style:family="text"/>
    <style:style style:name="T79_209" style:family="text"/>
    <style:style style:name="T79_210" style:family="text"/>
    <style:style style:name="T79_211" style:family="text"/>
    <style:style style:name="T79_212" style:family="text"/>
    <style:style style:name="T79_213" style:family="text"/>
    <style:style style:name="T79_214" style:family="text"/>
    <style:style style:name="T79_215" style:family="text"/>
    <style:style style:name="T79_216" style:family="text"/>
    <style:style style:name="T79_217" style:family="text"/>
    <style:style style:name="T79_218" style:family="text"/>
    <style:style style:name="T79_219" style:family="text"/>
    <style:style style:name="T79_220" style:family="text"/>
    <style:style style:name="T79_221" style:family="text"/>
    <style:style style:name="T79_222" style:family="text"/>
    <style:style style:name="T79_223" style:family="text"/>
    <style:style style:name="T79_224" style:family="text"/>
    <style:style style:name="T79_225" style:family="text"/>
    <style:style style:name="T79_226" style:family="text"/>
    <style:style style:name="T79_227" style:family="text"/>
    <style:style style:name="T79_228" style:family="text"/>
    <style:style style:name="T79_229" style:family="text"/>
    <style:style style:name="T79_230" style:family="text"/>
    <style:style style:name="T79_231" style:family="text"/>
    <style:style style:name="T79_232" style:family="text"/>
    <style:style style:name="T79_233" style:family="text"/>
    <style:style style:name="T79_234" style:family="text"/>
    <style:style style:name="T79_235" style:family="text"/>
    <style:style style:name="T79_236" style:family="text"/>
    <style:style style:name="T79_237" style:family="text"/>
    <style:style style:name="T79_238" style:family="text"/>
    <style:style style:name="T79_239" style:family="text"/>
    <style:style style:name="T79_240" style:family="text"/>
    <style:style style:name="T79_241" style:family="text"/>
    <style:style style:name="T79_242" style:family="text"/>
    <style:style style:name="T79_243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3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3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3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3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3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3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3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3_9" style:family="text">
      <style:text-properties fo:color="#ff00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3_10" style:family="text">
      <style:text-properties fo:color="#ff00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83_11" style:family="text">
      <style:text-properties fo:color="#ff00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1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1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1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1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1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1_7" style:family="text">
      <style:text-properties fo:color="#0000ff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1_8" style:family="text">
      <style:text-properties fo:color="#0000ff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91_9" style:family="text">
      <style:text-properties fo:color="#0000ff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3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3_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3_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3_5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3_6" style:family="text">
      <style:text-properties fo:font-size="10pt" style:font-size-asian="10pt" style:font-size-complex="10pt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4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4_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4_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fo:font-size="10pt" style:font-size-asian="10pt" style:font-size-complex="10pt"/>
    </style:style>
    <style:style style:name="T95_2" style:family="text">
      <style:text-properties fo:font-size="10pt" style:font-size-asian="10pt" style:font-size-complex="10pt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6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6_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6_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6_5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6_6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6_7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6_8" style:family="text">
      <style:text-properties fo:font-size="10pt" style:font-size-asian="10pt" style:font-size-complex="10pt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>
      <style:text-properties fo:font-size="10pt" style:font-size-asian="10pt" style:font-size-complex="10pt"/>
    </style:style>
    <style:style style:name="T97_2" style:family="text">
      <style:text-properties fo:font-size="10pt" style:font-size-asian="10pt" style:font-size-complex="10pt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7_7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7_8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7_9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7_10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7_1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7_1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7_1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7_1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7_15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7_16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8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8_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8_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8_5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8_6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98_7" style:family="text">
      <style:text-properties fo:font-size="10pt" style:font-size-asian="10pt" style:font-size-complex="10pt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fo:font-size="10pt" style:font-size-asian="10pt" style:font-size-complex="10pt"/>
    </style:style>
    <style:style style:name="T99_2" style:family="text">
      <style:text-properties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T99_6" style:family="text">
      <style:text-properties fo:font-size="10pt" style:font-size-asian="10pt" style:font-size-complex="10pt"/>
    </style:style>
    <style:style style:name="T99_7" style:family="text">
      <style:text-properties fo:font-size="10pt" style:font-size-asian="10pt" style:font-size-complex="10pt"/>
    </style:style>
    <style:style style:name="T99_8" style:family="text">
      <style:text-properties fo:font-size="10pt" style:font-size-asian="10pt" style:font-size-complex="10pt"/>
    </style:style>
    <style:style style:name="T99_9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5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6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7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8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9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10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1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1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1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1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15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16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0_17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fo:margin-top="0cm" fo:margin-bottom="0cm" style:writing-mode="lr-tb"/>
    </style:style>
    <style:style style:name="T101_1" style:family="text">
      <style:text-properties fo:font-size="10pt" style:font-size-asian="10pt" style:font-size-complex="10pt"/>
    </style:style>
    <style:style style:name="T101_2" style:family="text">
      <style:text-properties fo:font-size="10pt" style:font-size-asian="10pt" style:font-size-complex="10pt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T101_5" style:family="text">
      <style:text-properties fo:font-size="10pt" style:font-size-asian="10pt" style:font-size-complex="10pt"/>
    </style:style>
    <style:style style:name="T101_6" style:family="text">
      <style:text-properties fo:font-size="10pt" style:font-size-asian="10pt" style:font-size-complex="10pt"/>
    </style:style>
    <style:style style:name="T101_7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8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9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10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1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1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1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1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15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16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17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18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19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20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2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2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2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2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25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26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27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101_28" style:family="text">
      <style:text-properties fo:font-size="10pt" style:font-size-asian="10pt" style:font-size-complex="10pt"/>
    </style:style>
    <style:style style:name="T101_29" style:family="text">
      <style:text-properties fo:font-size="10pt" style:font-size-asian="10pt" style:font-size-complex="10pt"/>
    </style:style>
    <style:style style:name="T101_30" style:family="text">
      <style:text-properties fo:font-size="10pt" style:font-size-asian="10pt" style:font-size-complex="10pt"/>
    </style:style>
    <style:style style:name="T101_31" style:family="text">
      <style:text-properties fo:font-size="10pt" style:font-size-asian="10pt" style:font-size-complex="10pt"/>
    </style:style>
    <style:style style:name="T101_32" style:family="text">
      <style:text-properties fo:font-size="10pt" style:font-size-asian="10pt" style:font-size-complex="10pt"/>
    </style:style>
    <style:style style:name="T101_33" style:family="text">
      <style:text-properties fo:font-size="10pt" style:font-size-asian="10pt" style:font-size-complex="10pt"/>
    </style:style>
    <style:style style:name="T101_34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3" style:family="paragraph" style:parent-style-name="Standard">
      <style:paragraph-properties fo:break-before="auto" fo:line-height="115%" fo:margin-top="0cm" fo:margin-bottom="0cm" style:writing-mode="lr-tb"/>
    </style:style>
    <style:style style:name="T103_1" style:family="text">
      <style:text-properties fo:font-size="10pt" style:font-size-asian="10pt" style:font-size-complex="10pt"/>
    </style:style>
    <style:style style:name="T103_2" style:family="text">
      <style:text-properties fo:font-size="10pt" style:font-size-asian="10pt" style:font-size-complex="10pt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T103_9" style:family="text">
      <style:text-properties fo:font-size="10pt" style:font-size-asian="10pt" style:font-size-complex="10pt"/>
    </style:style>
    <style:style style:name="T103_10" style:family="text">
      <style:text-properties fo:font-size="10pt" style:font-size-asian="10pt" style:font-size-complex="10pt"/>
    </style:style>
    <style:style style:name="T103_11" style:family="text">
      <style:text-properties fo:font-size="10pt" style:font-size-asian="10pt" style:font-size-complex="10pt"/>
    </style:style>
    <style:style style:name="T103_12" style:family="text">
      <style:text-properties fo:font-size="10pt" style:font-size-asian="10pt" style:font-size-complex="10pt"/>
    </style:style>
    <style:style style:name="T103_13" style:family="text">
      <style:text-properties fo:font-size="10pt" style:font-size-asian="10pt" style:font-size-complex="10pt"/>
    </style:style>
    <style:style style:name="T103_14" style:family="text">
      <style:text-properties fo:font-size="10pt" style:font-size-asian="10pt" style:font-size-complex="10pt"/>
    </style:style>
    <style:style style:name="T103_15" style:family="text">
      <style:text-properties fo:font-size="10pt" style:font-size-asian="10pt" style:font-size-complex="10pt"/>
    </style:style>
    <style:style style:name="T103_16" style:family="text">
      <style:text-properties fo:font-size="10pt" style:font-size-asian="10pt" style:font-size-complex="10pt"/>
    </style:style>
    <style:style style:name="T103_17" style:family="text">
      <style:text-properties fo:font-size="10pt" style:font-size-asian="10pt" style:font-size-complex="10pt"/>
    </style:style>
    <style:style style:name="T103_18" style:family="text">
      <style:text-properties fo:font-size="10pt" style:font-size-asian="10pt" style:font-size-complex="10pt"/>
    </style:style>
    <style:style style:name="T103_19" style:family="text">
      <style:text-properties fo:font-size="10pt" style:font-size-asian="10pt" style:font-size-complex="10pt"/>
    </style:style>
    <style:style style:name="T103_20" style:family="text">
      <style:text-properties fo:font-size="10pt" style:font-size-asian="10pt" style:font-size-complex="10pt"/>
    </style:style>
    <style:style style:name="T103_21" style:family="text">
      <style:text-properties fo:font-size="10pt" style:font-size-asian="10pt" style:font-size-complex="10pt"/>
    </style:style>
    <style:style style:name="T103_22" style:family="text">
      <style:text-properties fo:font-size="10pt" style:font-size-asian="10pt" style:font-size-complex="10pt"/>
    </style:style>
    <style:style style:name="T103_23" style:family="text">
      <style:text-properties fo:font-size="10pt" style:font-size-asian="10pt" style:font-size-complex="10pt"/>
    </style:style>
    <style:style style:name="T103_24" style:family="text">
      <style:text-properties fo:font-size="10pt" style:font-size-asian="10pt" style:font-size-complex="10pt"/>
    </style:style>
    <style:style style:name="T103_25" style:family="text">
      <style:text-properties fo:font-size="10pt" style:font-size-asian="10pt" style:font-size-complex="10pt"/>
    </style:style>
    <style:style style:name="T103_26" style:family="text">
      <style:text-properties fo:font-size="10pt" style:font-size-asian="10pt" style:font-size-complex="10pt"/>
    </style:style>
    <style:style style:name="T103_27" style:family="text">
      <style:text-properties fo:font-size="10pt" style:font-size-asian="10pt" style:font-size-complex="10pt"/>
    </style:style>
    <style:style style:name="T103_28" style:family="text">
      <style:text-properties fo:font-size="10pt" style:font-size-asian="10pt" style:font-size-complex="10pt"/>
    </style:style>
    <style:style style:name="T103_29" style:family="text">
      <style:text-properties fo:font-size="10pt" style:font-size-asian="10pt" style:font-size-complex="10pt"/>
    </style:style>
    <style:style style:name="T103_30" style:family="text">
      <style:text-properties fo:font-size="10pt" style:font-size-asian="10pt" style:font-size-complex="10pt"/>
    </style:style>
    <style:style style:name="T103_31" style:family="text">
      <style:text-properties fo:font-size="10pt" style:font-size-asian="10pt" style:font-size-complex="10pt"/>
    </style:style>
    <style:style style:name="T103_32" style:family="text">
      <style:text-properties fo:font-size="10pt" style:font-size-asian="10pt" style:font-size-complex="10pt"/>
    </style:style>
    <style:style style:name="T103_33" style:family="text">
      <style:text-properties fo:font-size="10pt" style:font-size-asian="10pt" style:font-size-complex="10pt"/>
    </style:style>
    <style:style style:name="T103_34" style:family="text">
      <style:text-properties fo:font-size="10pt" style:font-size-asian="10pt" style:font-size-complex="10pt"/>
    </style:style>
    <style:style style:name="T103_35" style:family="text">
      <style:text-properties fo:font-size="10pt" style:font-size-asian="10pt" style:font-size-complex="10pt"/>
    </style:style>
    <style:style style:name="T103_36" style:family="text">
      <style:text-properties fo:font-size="10pt" style:font-size-asian="10pt" style:font-size-complex="10pt"/>
    </style:style>
    <style:style style:name="T103_37" style:family="text">
      <style:text-properties fo:font-size="10pt" style:font-size-asian="10pt" style:font-size-complex="10pt"/>
    </style:style>
    <style:style style:name="T103_38" style:family="text">
      <style:text-properties fo:font-size="10pt" style:font-size-asian="10pt" style:font-size-complex="10pt"/>
    </style:style>
    <style:style style:name="T103_39" style:family="text">
      <style:text-properties fo:font-size="10pt" style:font-size-asian="10pt" style:font-size-complex="10pt"/>
    </style:style>
    <style:style style:name="T103_40" style:family="text">
      <style:text-properties fo:font-size="10pt" style:font-size-asian="10pt" style:font-size-complex="10pt"/>
    </style:style>
    <style:style style:name="T103_41" style:family="text">
      <style:text-properties fo:font-size="10pt" style:font-size-asian="10pt" style:font-size-complex="10pt"/>
    </style:style>
    <style:style style:name="T103_42" style:family="text">
      <style:text-properties fo:font-size="10pt" style:font-size-asian="10pt" style:font-size-complex="10pt"/>
    </style:style>
    <style:style style:name="T103_43" style:family="text">
      <style:text-properties fo:font-size="10pt" style:font-size-asian="10pt" style:font-size-complex="10pt"/>
    </style:style>
    <style:style style:name="T103_44" style:family="text">
      <style:text-properties fo:font-size="10pt" style:font-size-asian="10pt" style:font-size-complex="10pt"/>
    </style:style>
    <style:style style:name="T103_45" style:family="text">
      <style:text-properties fo:font-size="10pt" style:font-size-asian="10pt" style:font-size-complex="10pt"/>
    </style:style>
    <style:style style:name="T103_46" style:family="text">
      <style:text-properties fo:font-size="10pt" style:font-size-asian="10pt" style:font-size-complex="10pt"/>
    </style:style>
    <style:style style:name="T103_47" style:family="text">
      <style:text-properties fo:font-size="10pt" style:font-size-asian="10pt" style:font-size-complex="10pt"/>
    </style:style>
    <style:style style:name="T103_48" style:family="text">
      <style:text-properties fo:font-size="10pt" style:font-size-asian="10pt" style:font-size-complex="10pt"/>
    </style:style>
    <style:style style:name="T103_49" style:family="text">
      <style:text-properties fo:font-size="10pt" style:font-size-asian="10pt" style:font-size-complex="10pt"/>
    </style:style>
    <style:style style:name="T103_50" style:family="text">
      <style:text-properties fo:font-size="10pt" style:font-size-asian="10pt" style:font-size-complex="10pt"/>
    </style:style>
    <style:style style:name="T103_51" style:family="text">
      <style:text-properties fo:font-size="10pt" style:font-size-asian="10pt" style:font-size-complex="10pt"/>
    </style:style>
    <style:style style:name="T103_52" style:family="text">
      <style:text-properties fo:font-size="10pt" style:font-size-asian="10pt" style:font-size-complex="10pt"/>
    </style:style>
    <style:style style:name="T103_53" style:family="text">
      <style:text-properties fo:font-size="10pt" style:font-size-asian="10pt" style:font-size-complex="10pt"/>
    </style:style>
    <style:style style:name="T103_54" style:family="text">
      <style:text-properties fo:font-size="10pt" style:font-size-asian="10pt" style:font-size-complex="10pt"/>
    </style:style>
    <style:style style:name="T103_55" style:family="text">
      <style:text-properties fo:font-size="10pt" style:font-size-asian="10pt" style:font-size-complex="10pt"/>
    </style:style>
    <style:style style:name="T103_56" style:family="text">
      <style:text-properties fo:font-size="10pt" style:font-size-asian="10pt" style:font-size-complex="10pt"/>
    </style:style>
    <style:style style:name="T103_57" style:family="text">
      <style:text-properties fo:font-size="10pt" style:font-size-asian="10pt" style:font-size-complex="10pt"/>
    </style:style>
    <style:style style:name="T103_58" style:family="text">
      <style:text-properties fo:font-size="10pt" style:font-size-asian="10pt" style:font-size-complex="10pt"/>
    </style:style>
    <style:style style:name="T103_59" style:family="text">
      <style:text-properties fo:font-size="10pt" style:font-size-asian="10pt" style:font-size-complex="10pt"/>
    </style:style>
    <style:style style:name="T103_60" style:family="text">
      <style:text-properties fo:font-size="10pt" style:font-size-asian="10pt" style:font-size-complex="10pt"/>
    </style:style>
    <style:style style:name="T103_61" style:family="text">
      <style:text-properties fo:font-size="10pt" style:font-size-asian="10pt" style:font-size-complex="10pt"/>
    </style:style>
    <style:style style:name="T103_62" style:family="text">
      <style:text-properties fo:font-size="10pt" style:font-size-asian="10pt" style:font-size-complex="10pt"/>
    </style:style>
    <style:style style:name="T103_63" style:family="text">
      <style:text-properties fo:font-size="10pt" style:font-size-asian="10pt" style:font-size-complex="10pt"/>
    </style:style>
    <style:style style:name="T103_64" style:family="text">
      <style:text-properties fo:font-size="10pt" style:font-size-asian="10pt" style:font-size-complex="10pt"/>
    </style:style>
    <style:style style:name="T103_65" style:family="text">
      <style:text-properties fo:font-size="10pt" style:font-size-asian="10pt" style:font-size-complex="10pt"/>
    </style:style>
    <style:style style:name="T103_66" style:family="text">
      <style:text-properties fo:font-size="10pt" style:font-size-asian="10pt" style:font-size-complex="10pt"/>
    </style:style>
    <style:style style:name="T103_67" style:family="text">
      <style:text-properties fo:font-size="10pt" style:font-size-asian="10pt" style:font-size-complex="10pt"/>
    </style:style>
    <style:style style:name="T103_68" style:family="text">
      <style:text-properties fo:font-size="10pt" style:font-size-asian="10pt" style:font-size-complex="10pt"/>
    </style:style>
    <style:style style:name="T103_69" style:family="text">
      <style:text-properties fo:font-size="10pt" style:font-size-asian="10pt" style:font-size-complex="10pt"/>
    </style:style>
    <style:style style:name="T103_70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break-before="auto" fo:text-indent="0cm" fo:line-height="115%" fo:margin-left="1.27cm" style:writing-mode="lr-tb"/>
      <style:text-properties fo:font-size="10pt" style:font-size-asian="10pt" style:font-size-complex="10pt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fo:font-size="10pt" style:font-size-asian="10pt" style:font-size-complex="10pt"/>
    </style:style>
    <style:style style:name="T105_2" style:family="text">
      <style:text-properties fo:font-size="10pt" style:font-size-asian="10pt" style:font-size-complex="10pt"/>
    </style:style>
    <style:style style:name="T105_3" style:family="text">
      <style:text-properties fo:font-size="10pt" style:font-size-asian="10pt" style:font-size-complex="10pt"/>
    </style:style>
    <style:style style:name="T105_4" style:family="text">
      <style:text-properties fo:font-size="10pt" style:font-size-asian="10pt" style:font-size-complex="10pt"/>
    </style:style>
    <style:style style:name="T105_5" style:family="text">
      <style:text-properties fo:font-size="10pt" style:font-size-asian="10pt" style:font-size-complex="10pt"/>
    </style:style>
    <style:style style:name="T105_6" style:family="text">
      <style:text-properties fo:font-size="10pt" style:font-size-asian="10pt" style:font-size-complex="10pt"/>
    </style:style>
    <style:style style:name="T105_7" style:family="text">
      <style:text-properties fo:font-size="10pt" style:font-size-asian="10pt" style:font-size-complex="10pt"/>
    </style:style>
    <style:style style:name="T105_8" style:family="text">
      <style:text-properties fo:font-size="10pt" style:font-size-asian="10pt" style:font-size-complex="10pt"/>
    </style:style>
    <style:style style:name="T105_9" style:family="text">
      <style:text-properties fo:font-size="10pt" style:font-size-asian="10pt" style:font-size-complex="10pt"/>
    </style:style>
    <style:style style:name="T105_10" style:family="text">
      <style:text-properties fo:font-size="10pt" style:font-size-asian="10pt" style:font-size-complex="10pt"/>
    </style:style>
    <style:style style:name="T105_11" style:family="text">
      <style:text-properties fo:font-size="10pt" style:font-size-asian="10pt" style:font-size-complex="10pt"/>
    </style:style>
    <style:style style:name="T105_12" style:family="text">
      <style:text-properties fo:font-size="10pt" style:font-size-asian="10pt" style:font-size-complex="10pt"/>
    </style:style>
    <style:style style:name="T105_13" style:family="text">
      <style:text-properties fo:font-size="10pt" style:font-size-asian="10pt" style:font-size-complex="10pt"/>
    </style:style>
    <style:style style:name="T105_14" style:family="text">
      <style:text-properties fo:font-size="10pt" style:font-size-asian="10pt" style:font-size-complex="10pt"/>
    </style:style>
    <style:style style:name="T105_15" style:family="text">
      <style:text-properties fo:font-size="10pt" style:font-size-asian="10pt" style:font-size-complex="10pt"/>
    </style:style>
    <style:style style:name="T105_16" style:family="text">
      <style:text-properties fo:font-size="10pt" style:font-size-asian="10pt" style:font-size-complex="10pt"/>
    </style:style>
    <style:style style:name="T105_17" style:family="text">
      <style:text-properties fo:font-size="10pt" style:font-size-asian="10pt" style:font-size-complex="10pt"/>
    </style:style>
    <style:style style:name="T105_18" style:family="text">
      <style:text-properties fo:font-size="10pt" style:font-size-asian="10pt" style:font-size-complex="10pt"/>
    </style:style>
    <style:style style:name="T105_19" style:family="text">
      <style:text-properties fo:font-size="10pt" style:font-size-asian="10pt" style:font-size-complex="10pt"/>
    </style:style>
    <style:style style:name="T105_20" style:family="text">
      <style:text-properties fo:font-size="10pt" style:font-size-asian="10pt" style:font-size-complex="10pt"/>
    </style:style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>
      <style:text-properties fo:font-size="10pt" style:font-size-asian="10pt" style:font-size-complex="10pt"/>
    </style:style>
    <style:style style:name="T106_2" style:family="text">
      <style:text-properties fo:font-size="10pt" style:font-size-asian="10pt" style:font-size-complex="10pt"/>
    </style:style>
    <style:style style:name="T106_3" style:family="text">
      <style:text-properties fo:font-size="10pt" style:font-size-asian="10pt" style:font-size-complex="10pt"/>
    </style:style>
    <style:style style:name="T106_4" style:family="text">
      <style:text-properties fo:font-size="10pt" style:font-size-asian="10pt" style:font-size-complex="10pt"/>
    </style:style>
    <style:style style:name="T106_5" style:family="text">
      <style:text-properties fo:font-size="10pt" style:font-size-asian="10pt" style:font-size-complex="10pt"/>
    </style:style>
    <style:style style:name="T106_6" style:family="text">
      <style:text-properties fo:font-size="10pt" style:font-size-asian="10pt" style:font-size-complex="10pt"/>
    </style:style>
    <style:style style:name="T106_7" style:family="text">
      <style:text-properties fo:font-size="10pt" style:font-size-asian="10pt" style:font-size-complex="10pt"/>
    </style:style>
    <style:style style:name="T106_8" style:family="text">
      <style:text-properties fo:font-size="10pt" style:font-size-asian="10pt" style:font-size-complex="10pt"/>
    </style:style>
    <style:style style:name="T106_9" style:family="text">
      <style:text-properties fo:font-size="10pt" style:font-size-asian="10pt" style:font-size-complex="10pt"/>
    </style:style>
    <style:style style:name="T106_10" style:family="text">
      <style:text-properties fo:font-size="10pt" style:font-size-asian="10pt" style:font-size-complex="10pt"/>
    </style:style>
    <style:style style:name="T106_11" style:family="text">
      <style:text-properties fo:font-size="10pt" style:font-size-asian="10pt" style:font-size-complex="10pt"/>
    </style:style>
    <style:style style:name="T106_12" style:family="text">
      <style:text-properties fo:font-size="10pt" style:font-size-asian="10pt" style:font-size-complex="10pt"/>
    </style:style>
    <style:style style:name="T106_13" style:family="text">
      <style:text-properties fo:font-size="10pt" style:font-size-asian="10pt" style:font-size-complex="10pt"/>
    </style:style>
    <style:style style:name="T106_14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fo:font-size="10pt" style:font-size-asian="10pt" style:font-size-complex="10pt"/>
    </style:style>
    <style:style style:name="T107_2" style:family="text">
      <style:text-properties fo:font-size="10pt" style:font-size-asian="10pt" style:font-size-complex="10pt"/>
    </style:style>
    <style:style style:name="T107_3" style:family="text">
      <style:text-properties fo:font-size="10pt" style:font-size-asian="10pt" style:font-size-complex="10pt"/>
    </style:style>
    <style:style style:name="T107_4" style:family="text">
      <style:text-properties fo:font-size="10pt" style:font-size-asian="10pt" style:font-size-complex="10pt"/>
    </style:style>
    <style:style style:name="T107_5" style:family="text">
      <style:text-properties fo:font-size="10pt" style:font-size-asian="10pt" style:font-size-complex="10pt"/>
    </style:style>
    <style:style style:name="T107_6" style:family="text">
      <style:text-properties fo:font-size="10pt" style:font-size-asian="10pt" style:font-size-complex="10pt"/>
    </style:style>
    <style:style style:name="T107_7" style:family="text">
      <style:text-properties fo:font-size="10pt" style:font-size-asian="10pt" style:font-size-complex="10pt"/>
    </style:style>
    <style:style style:name="T107_8" style:family="text">
      <style:text-properties fo:font-size="10pt" style:font-size-asian="10pt" style:font-size-complex="10pt"/>
    </style:style>
    <style:style style:name="T107_9" style:family="text">
      <style:text-properties fo:font-size="10pt" style:font-size-asian="10pt" style:font-size-complex="10pt"/>
    </style:style>
    <style:style style:name="T107_10" style:family="text">
      <style:text-properties fo:font-size="10pt" style:font-size-asian="10pt" style:font-size-complex="10pt"/>
    </style:style>
    <style:style style:name="T107_11" style:family="text">
      <style:text-properties fo:font-size="10pt" style:font-size-asian="10pt" style:font-size-complex="10pt"/>
    </style:style>
    <style:style style:name="T107_12" style:family="text">
      <style:text-properties fo:font-size="10pt" style:font-size-asian="10pt" style:font-size-complex="10pt"/>
    </style:style>
    <style:style style:name="T107_13" style:family="text">
      <style:text-properties fo:font-size="10pt" style:font-size-asian="10pt" style:font-size-complex="10pt"/>
    </style:style>
    <style:style style:name="T107_14" style:family="text">
      <style:text-properties fo:font-size="10pt" style:font-size-asian="10pt" style:font-size-complex="10pt"/>
    </style:style>
    <style:style style:name="T107_15" style:family="text">
      <style:text-properties fo:font-size="10pt" style:font-size-asian="10pt" style:font-size-complex="10pt"/>
    </style:style>
    <style:style style:name="T107_16" style:family="text">
      <style:text-properties fo:font-size="10pt" style:font-size-asian="10pt" style:font-size-complex="10pt"/>
    </style:style>
    <style:style style:name="T107_17" style:family="text">
      <style:text-properties fo:font-size="10pt" style:font-size-asian="10pt" style:font-size-complex="10pt"/>
    </style:style>
    <style:style style:name="T107_18" style:family="text">
      <style:text-properties fo:font-size="10pt" style:font-size-asian="10pt" style:font-size-complex="10pt"/>
    </style:style>
    <style:style style:name="T107_19" style:family="text">
      <style:text-properties fo:font-size="10pt" style:font-size-asian="10pt" style:font-size-complex="10pt"/>
    </style:style>
    <style:style style:name="T107_20" style:family="text">
      <style:text-properties fo:font-size="10pt" style:font-size-asian="10pt" style:font-size-complex="10pt"/>
    </style:style>
    <style:style style:name="T107_21" style:family="text">
      <style:text-properties fo:font-size="10pt" style:font-size-asian="10pt" style:font-size-complex="10pt"/>
    </style:style>
    <style:style style:name="T107_22" style:family="text">
      <style:text-properties fo:font-size="10pt" style:font-size-asian="10pt" style:font-size-complex="10pt"/>
    </style:style>
    <style:style style:name="T107_23" style:family="text">
      <style:text-properties fo:font-size="10pt" style:font-size-asian="10pt" style:font-size-complex="10pt"/>
    </style:style>
    <style:style style:name="T107_24" style:family="text">
      <style:text-properties fo:font-size="10pt" style:font-size-asian="10pt" style:font-size-complex="10pt"/>
    </style:style>
    <style:style style:name="T107_25" style:family="text">
      <style:text-properties fo:font-size="10pt" style:font-size-asian="10pt" style:font-size-complex="10pt"/>
    </style:style>
    <style:style style:name="T107_26" style:family="text">
      <style:text-properties fo:font-size="10pt" style:font-size-asian="10pt" style:font-size-complex="10pt"/>
    </style:style>
    <style:style style:name="T107_27" style:family="text">
      <style:text-properties fo:font-size="10pt" style:font-size-asian="10pt" style:font-size-complex="10pt"/>
    </style:style>
    <style:style style:name="T107_28" style:family="text">
      <style:text-properties fo:font-size="10pt" style:font-size-asian="10pt" style:font-size-complex="10pt"/>
    </style:style>
    <style:style style:name="T107_29" style:family="text">
      <style:text-properties fo:font-size="10pt" style:font-size-asian="10pt" style:font-size-complex="10pt"/>
    </style:style>
    <style:style style:name="T107_30" style:family="text">
      <style:text-properties fo:font-size="10pt" style:font-size-asian="10pt" style:font-size-complex="10pt"/>
    </style:style>
    <style:style style:name="T107_31" style:family="text">
      <style:text-properties fo:font-size="10pt" style:font-size-asian="10pt" style:font-size-complex="10pt"/>
    </style:style>
    <style:style style:name="T107_32" style:family="text">
      <style:text-properties fo:font-size="10pt" style:font-size-asian="10pt" style:font-size-complex="10pt"/>
    </style:style>
    <style:style style:name="T107_33" style:family="text">
      <style:text-properties fo:font-size="10pt" style:font-size-asian="10pt" style:font-size-complex="10pt"/>
    </style:style>
    <style:style style:name="T107_34" style:family="text">
      <style:text-properties fo:font-size="10pt" style:font-size-asian="10pt" style:font-size-complex="10pt"/>
    </style:style>
    <style:style style:name="T107_35" style:family="text">
      <style:text-properties fo:font-size="10pt" style:font-size-asian="10pt" style:font-size-complex="10pt"/>
    </style:style>
    <style:style style:name="T107_36" style:family="text">
      <style:text-properties fo:font-size="10pt" style:font-size-asian="10pt" style:font-size-complex="10pt"/>
    </style:style>
    <style:style style:name="T107_37" style:family="text">
      <style:text-properties fo:font-size="10pt" style:font-size-asian="10pt" style:font-size-complex="10pt"/>
    </style:style>
    <style:style style:name="T107_38" style:family="text">
      <style:text-properties fo:font-size="10pt" style:font-size-asian="10pt" style:font-size-complex="10pt"/>
    </style:style>
    <style:style style:name="T107_39" style:family="text">
      <style:text-properties fo:font-size="10pt" style:font-size-asian="10pt" style:font-size-complex="10pt"/>
    </style:style>
    <style:style style:name="T107_40" style:family="text">
      <style:text-properties fo:font-size="10pt" style:font-size-asian="10pt" style:font-size-complex="10pt"/>
    </style:style>
    <style:style style:name="T107_41" style:family="text">
      <style:text-properties fo:font-size="10pt" style:font-size-asian="10pt" style:font-size-complex="10pt"/>
    </style:style>
    <style:style style:name="T107_42" style:family="text">
      <style:text-properties fo:font-size="10pt" style:font-size-asian="10pt" style:font-size-complex="10pt"/>
    </style:style>
    <style:style style:name="T107_43" style:family="text">
      <style:text-properties fo:font-size="10pt" style:font-size-asian="10pt" style:font-size-complex="10pt"/>
    </style:style>
    <style:style style:name="T107_44" style:family="text">
      <style:text-properties fo:font-size="10pt" style:font-size-asian="10pt" style:font-size-complex="10pt"/>
    </style:style>
    <style:style style:name="T107_45" style:family="text">
      <style:text-properties fo:font-size="10pt" style:font-size-asian="10pt" style:font-size-complex="10pt"/>
    </style:style>
    <style:style style:name="T107_46" style:family="text">
      <style:text-properties fo:font-size="10pt" style:font-size-asian="10pt" style:font-size-complex="10pt"/>
    </style:style>
    <style:style style:name="T107_47" style:family="text">
      <style:text-properties fo:font-size="10pt" style:font-size-asian="10pt" style:font-size-complex="10pt"/>
    </style:style>
    <style:style style:name="T107_48" style:family="text">
      <style:text-properties fo:font-size="10pt" style:font-size-asian="10pt" style:font-size-complex="10pt"/>
    </style:style>
    <style:style style:name="T107_49" style:family="text">
      <style:text-properties fo:font-size="10pt" style:font-size-asian="10pt" style:font-size-complex="10pt"/>
    </style:style>
    <style:style style:name="T107_50" style:family="text">
      <style:text-properties fo:font-size="10pt" style:font-size-asian="10pt" style:font-size-complex="10pt"/>
    </style:style>
    <style:style style:name="T107_51" style:family="text">
      <style:text-properties fo:font-size="10pt" style:font-size-asian="10pt" style:font-size-complex="10pt"/>
    </style:style>
    <style:style style:name="T107_52" style:family="text">
      <style:text-properties fo:font-size="10pt" style:font-size-asian="10pt" style:font-size-complex="10pt"/>
    </style:style>
    <style:style style:name="T107_53" style:family="text">
      <style:text-properties fo:font-size="10pt" style:font-size-asian="10pt" style:font-size-complex="10pt"/>
    </style:style>
    <style:style style:name="T107_54" style:family="text">
      <style:text-properties fo:font-size="10pt" style:font-size-asian="10pt" style:font-size-complex="10pt"/>
    </style:style>
    <style:style style:name="T107_55" style:family="text">
      <style:text-properties fo:font-size="10pt" style:font-size-asian="10pt" style:font-size-complex="10pt"/>
    </style:style>
    <style:style style:name="T107_56" style:family="text">
      <style:text-properties fo:font-size="10pt" style:font-size-asian="10pt" style:font-size-complex="10pt"/>
    </style:style>
    <style:style style:name="T107_57" style:family="text">
      <style:text-properties fo:font-size="10pt" style:font-size-asian="10pt" style:font-size-complex="10pt"/>
    </style:style>
    <style:style style:name="T107_58" style:family="text">
      <style:text-properties fo:font-size="10pt" style:font-size-asian="10pt" style:font-size-complex="10pt"/>
    </style:style>
    <style:style style:name="T107_59" style:family="text">
      <style:text-properties fo:font-size="10pt" style:font-size-asian="10pt" style:font-size-complex="10pt"/>
    </style:style>
    <style:style style:name="T107_60" style:family="text">
      <style:text-properties fo:font-size="10pt" style:font-size-asian="10pt" style:font-size-complex="10pt"/>
    </style:style>
    <style:style style:name="T107_61" style:family="text">
      <style:text-properties fo:font-size="10pt" style:font-size-asian="10pt" style:font-size-complex="10pt"/>
    </style:style>
    <style:style style:name="T107_62" style:family="text">
      <style:text-properties fo:font-size="10pt" style:font-size-asian="10pt" style:font-size-complex="10pt"/>
    </style:style>
    <style:style style:name="T107_63" style:family="text">
      <style:text-properties fo:font-size="10pt" style:font-size-asian="10pt" style:font-size-complex="10pt"/>
    </style:style>
    <style:style style:name="T107_64" style:family="text">
      <style:text-properties fo:font-size="10pt" style:font-size-asian="10pt" style:font-size-complex="10pt"/>
    </style:style>
    <style:style style:name="T107_65" style:family="text">
      <style:text-properties fo:font-size="10pt" style:font-size-asian="10pt" style:font-size-complex="10pt"/>
    </style:style>
    <style:style style:name="T107_66" style:family="text">
      <style:text-properties fo:font-size="10pt" style:font-size-asian="10pt" style:font-size-complex="10pt"/>
    </style:style>
    <style:style style:name="T107_67" style:family="text">
      <style:text-properties fo:font-size="10pt" style:font-size-asian="10pt" style:font-size-complex="10pt"/>
    </style:style>
    <style:style style:name="T107_68" style:family="text">
      <style:text-properties fo:font-size="10pt" style:font-size-asian="10pt" style:font-size-complex="10pt"/>
    </style:style>
    <style:style style:name="T107_69" style:family="text">
      <style:text-properties fo:font-size="10pt" style:font-size-asian="10pt" style:font-size-complex="10pt"/>
    </style:style>
    <style:style style:name="T107_70" style:family="text">
      <style:text-properties fo:font-size="10pt" style:font-size-asian="10pt" style:font-size-complex="10pt"/>
    </style:style>
    <style:style style:name="T107_71" style:family="text">
      <style:text-properties fo:font-size="10pt" style:font-size-asian="10pt" style:font-size-complex="10pt"/>
    </style:style>
    <style:style style:name="T107_72" style:family="text">
      <style:text-properties fo:font-size="10pt" style:font-size-asian="10pt" style:font-size-complex="10pt"/>
    </style:style>
    <style:style style:name="T107_73" style:family="text">
      <style:text-properties fo:font-size="10pt" style:font-size-asian="10pt" style:font-size-complex="10pt"/>
    </style:style>
    <style:style style:name="T107_74" style:family="text">
      <style:text-properties fo:font-size="10pt" style:font-size-asian="10pt" style:font-size-complex="10pt"/>
    </style:style>
    <style:style style:name="T107_75" style:family="text">
      <style:text-properties fo:font-size="10pt" style:font-size-asian="10pt" style:font-size-complex="10pt"/>
    </style:style>
    <style:style style:name="T107_76" style:family="text">
      <style:text-properties fo:font-size="10pt" style:font-size-asian="10pt" style:font-size-complex="10pt"/>
    </style:style>
    <style:style style:name="T107_77" style:family="text">
      <style:text-properties fo:font-size="10pt" style:font-size-asian="10pt" style:font-size-complex="10pt"/>
    </style:style>
    <style:style style:name="T107_78" style:family="text">
      <style:text-properties fo:font-size="10pt" style:font-size-asian="10pt" style:font-size-complex="10pt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fo:font-size="10pt" style:font-size-asian="10pt" style:font-size-complex="10pt"/>
    </style:style>
    <style:style style:name="T108_2" style:family="text">
      <style:text-properties fo:font-size="10pt" style:font-size-asian="10pt" style:font-size-complex="10pt"/>
    </style:style>
    <style:style style:name="T108_3" style:family="text">
      <style:text-properties fo:font-size="10pt" style:font-size-asian="10pt" style:font-size-complex="10pt"/>
    </style:style>
    <style:style style:name="T108_4" style:family="text">
      <style:text-properties fo:font-size="10pt" style:font-size-asian="10pt" style:font-size-complex="10pt"/>
    </style:style>
    <style:style style:name="T108_5" style:family="text">
      <style:text-properties fo:font-size="10pt" style:font-size-asian="10pt" style:font-size-complex="10pt"/>
    </style:style>
    <style:style style:name="T108_6" style:family="text">
      <style:text-properties fo:font-size="10pt" style:font-size-asian="10pt" style:font-size-complex="10pt"/>
    </style:style>
    <style:style style:name="T108_7" style:family="text">
      <style:text-properties fo:font-size="10pt" style:font-size-asian="10pt" style:font-size-complex="10pt"/>
    </style:style>
    <style:style style:name="T108_8" style:family="text">
      <style:text-properties fo:font-size="10pt" style:font-size-asian="10pt" style:font-size-complex="10pt"/>
    </style:style>
    <style:style style:name="T108_9" style:family="text">
      <style:text-properties fo:font-size="10pt" style:font-size-asian="10pt" style:font-size-complex="10pt"/>
    </style:style>
    <style:style style:name="T108_10" style:family="text">
      <style:text-properties fo:font-size="10pt" style:font-size-asian="10pt" style:font-size-complex="10pt"/>
    </style:style>
    <style:style style:name="T108_11" style:family="text">
      <style:text-properties fo:font-size="10pt" style:font-size-asian="10pt" style:font-size-complex="10pt"/>
    </style:style>
    <style:style style:name="T108_12" style:family="text">
      <style:text-properties fo:font-size="10pt" style:font-size-asian="10pt" style:font-size-complex="10pt"/>
    </style:style>
    <style:style style:name="T108_13" style:family="text">
      <style:text-properties fo:font-size="10pt" style:font-size-asian="10pt" style:font-size-complex="10pt"/>
    </style:style>
    <style:style style:name="T108_14" style:family="text">
      <style:text-properties fo:font-size="10pt" style:font-size-asian="10pt" style:font-size-complex="10pt"/>
    </style:style>
    <style:style style:name="T108_15" style:family="text">
      <style:text-properties fo:font-size="10pt" style:font-size-asian="10pt" style:font-size-complex="10pt"/>
    </style:style>
    <style:style style:name="T108_16" style:family="text">
      <style:text-properties fo:font-size="10pt" style:font-size-asian="10pt" style:font-size-complex="10pt"/>
    </style:style>
    <style:style style:name="T108_17" style:family="text">
      <style:text-properties fo:font-size="10pt" style:font-size-asian="10pt" style:font-size-complex="10pt"/>
    </style:style>
    <style:style style:name="T108_18" style:family="text">
      <style:text-properties fo:font-size="10pt" style:font-size-asian="10pt" style:font-size-complex="10pt"/>
    </style:style>
    <style:style style:name="T108_19" style:family="text">
      <style:text-properties fo:font-size="10pt" style:font-size-asian="10pt" style:font-size-complex="10pt"/>
    </style:style>
    <style:style style:name="T108_20" style:family="text">
      <style:text-properties fo:font-size="10pt" style:font-size-asian="10pt" style:font-size-complex="10pt"/>
    </style:style>
    <style:style style:name="T108_21" style:family="text">
      <style:text-properties fo:font-size="10pt" style:font-size-asian="10pt" style:font-size-complex="10pt"/>
    </style:style>
    <style:style style:name="T108_22" style:family="text">
      <style:text-properties fo:font-size="10pt" style:font-size-asian="10pt" style:font-size-complex="10pt"/>
    </style:style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>
      <style:text-properties fo:font-size="10pt" style:font-size-asian="10pt" style:font-size-complex="10pt"/>
    </style:style>
    <style:style style:name="T109_2" style:family="text">
      <style:text-properties fo:font-size="10pt" style:font-size-asian="10pt" style:font-size-complex="10pt"/>
    </style:style>
    <style:style style:name="T109_3" style:family="text">
      <style:text-properties fo:font-size="10pt" style:font-size-asian="10pt" style:font-size-complex="10pt"/>
    </style:style>
    <style:style style:name="T109_4" style:family="text">
      <style:text-properties fo:font-size="10pt" style:font-size-asian="10pt" style:font-size-complex="10pt"/>
    </style:style>
    <style:style style:name="T109_5" style:family="text">
      <style:text-properties fo:font-size="10pt" style:font-size-asian="10pt" style:font-size-complex="10pt"/>
    </style:style>
    <style:style style:name="T109_6" style:family="text">
      <style:text-properties fo:font-size="10pt" style:font-size-asian="10pt" style:font-size-complex="10pt"/>
    </style:style>
    <style:style style:name="T109_7" style:family="text">
      <style:text-properties fo:font-size="10pt" style:font-size-asian="10pt" style:font-size-complex="10pt"/>
    </style:style>
    <style:style style:name="T109_8" style:family="text">
      <style:text-properties fo:font-size="10pt" style:font-size-asian="10pt" style:font-size-complex="10pt"/>
    </style:style>
    <style:style style:name="T109_9" style:family="text">
      <style:text-properties fo:font-size="10pt" style:font-size-asian="10pt" style:font-size-complex="10pt"/>
    </style:style>
    <style:style style:name="T109_10" style:family="text">
      <style:text-properties fo:font-size="10pt" style:font-size-asian="10pt" style:font-size-complex="10pt"/>
    </style:style>
    <style:style style:name="T109_11" style:family="text">
      <style:text-properties fo:font-size="10pt" style:font-size-asian="10pt" style:font-size-complex="10pt"/>
    </style:style>
    <style:style style:name="T109_12" style:family="text">
      <style:text-properties fo:font-size="10pt" style:font-size-asian="10pt" style:font-size-complex="10pt"/>
    </style:style>
    <style:style style:name="T109_13" style:family="text">
      <style:text-properties fo:font-size="10pt" style:font-size-asian="10pt" style:font-size-complex="10pt"/>
    </style:style>
    <style:style style:name="T109_14" style:family="text">
      <style:text-properties fo:font-size="10pt" style:font-size-asian="10pt" style:font-size-complex="10pt"/>
    </style:style>
    <style:style style:name="T109_15" style:family="text">
      <style:text-properties fo:font-size="10pt" style:font-size-asian="10pt" style:font-size-complex="10pt"/>
    </style:style>
    <style:style style:name="T109_16" style:family="text">
      <style:text-properties fo:font-size="10pt" style:font-size-asian="10pt" style:font-size-complex="10pt"/>
    </style:style>
    <style:style style:name="T109_17" style:family="text">
      <style:text-properties fo:font-size="10pt" style:font-size-asian="10pt" style:font-size-complex="10pt"/>
    </style:style>
    <style:style style:name="T109_18" style:family="text">
      <style:text-properties fo:font-size="10pt" style:font-size-asian="10pt" style:font-size-complex="10pt"/>
    </style:style>
    <style:style style:name="T109_19" style:family="text">
      <style:text-properties fo:font-size="10pt" style:font-size-asian="10pt" style:font-size-complex="10pt"/>
    </style:style>
    <style:style style:name="T109_20" style:family="text">
      <style:text-properties fo:font-size="10pt" style:font-size-asian="10pt" style:font-size-complex="10pt"/>
    </style:style>
    <style:style style:name="T109_21" style:family="text">
      <style:text-properties fo:font-size="10pt" style:font-size-asian="10pt" style:font-size-complex="10pt"/>
    </style:style>
    <style:style style:name="T109_22" style:family="text">
      <style:text-properties fo:font-size="10pt" style:font-size-asian="10pt" style:font-size-complex="10pt"/>
    </style:style>
    <style:style style:name="T109_23" style:family="text">
      <style:text-properties fo:font-size="10pt" style:font-size-asian="10pt" style:font-size-complex="10pt"/>
    </style:style>
    <style:style style:name="T109_24" style:family="text">
      <style:text-properties fo:font-size="10pt" style:font-size-asian="10pt" style:font-size-complex="10pt"/>
    </style:style>
    <style:style style:name="T109_25" style:family="text">
      <style:text-properties fo:font-size="10pt" style:font-size-asian="10pt" style:font-size-complex="10pt"/>
    </style:style>
    <style:style style:name="T109_26" style:family="text">
      <style:text-properties fo:font-size="10pt" style:font-size-asian="10pt" style:font-size-complex="10pt"/>
    </style:style>
    <style:style style:name="T109_27" style:family="text">
      <style:text-properties fo:font-size="10pt" style:font-size-asian="10pt" style:font-size-complex="10pt"/>
    </style:style>
    <style:style style:name="T109_28" style:family="text">
      <style:text-properties fo:font-size="10pt" style:font-size-asian="10pt" style:font-size-complex="10pt"/>
    </style:style>
    <style:style style:name="T109_29" style:family="text">
      <style:text-properties fo:font-size="10pt" style:font-size-asian="10pt" style:font-size-complex="10pt"/>
    </style:style>
    <style:style style:name="T109_30" style:family="text">
      <style:text-properties fo:font-size="10pt" style:font-size-asian="10pt" style:font-size-complex="10pt"/>
    </style:style>
    <style:style style:name="T109_31" style:family="text">
      <style:text-properties fo:font-size="10pt" style:font-size-asian="10pt" style:font-size-complex="10pt"/>
    </style:style>
    <style:style style:name="T109_32" style:family="text">
      <style:text-properties fo:font-size="10pt" style:font-size-asian="10pt" style:font-size-complex="10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tyle="italic" style:font-style-asian="italic" style:font-style-complex="italic" fo:color="#9900ff"/>
    </style:style>
    <style:style style:name="T111_2" style:family="text">
      <style:text-properties fo:font-style="italic" style:font-style-asian="italic" style:font-style-complex="italic" fo:color="#9900ff" fo:font-weight="bold" style:font-weight-asian="bold" style:font-weight-complex="bold"/>
    </style:style>
    <style:style style:name="T111_3" style:family="text">
      <style:text-properties fo:font-style="italic" style:font-style-asian="italic" style:font-style-complex="italic" fo:color="#9900ff"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3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3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3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3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3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3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3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3_9" style:family="text">
      <style:text-properties fo:color="#00ff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3_10" style:family="text">
      <style:text-properties fo:color="#00ff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13_11" style:family="text">
      <style:text-properties fo:color="#00ff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0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0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0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0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0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0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0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0_9" style:family="text">
      <style:text-properties fo:color="#0000ff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0_10" style:family="text">
      <style:text-properties fo:color="#0000ff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0_11" style:family="text">
      <style:text-properties fo:color="#0000ff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21" style:family="paragraph" style:parent-style-name="Standard">
      <style:paragraph-properties fo:break-before="auto" fo:line-height="115%" style:writing-mode="lr-tb"/>
      <style:text-properties fo:color="#0000ff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2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2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2_12" style:family="text"/>
    <style:style style:name="T122_13" style:family="text"/>
    <style:style style:name="T122_14" style:family="text"/>
    <style:style style:name="T122_15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3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3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3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3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3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3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3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3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fo:margin-top="0cm" fo:margin-bottom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3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4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P12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9900ff"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tyle="italic" style:font-style-asian="italic" style:font-style-complex="italic" fo:color="#9900ff" fo:font-weight="bold" style:font-weight-asian="bold" style:font-weight-complex="bold"/>
    </style:style>
    <style:style style:name="T127_2" style:family="text">
      <style:text-properties fo:font-style="italic" style:font-style-asian="italic" style:font-style-complex="italic" fo:color="#9900ff"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9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10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1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1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1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1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15" style:family="text">
      <style:text-properties fo:color="#00ff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16" style:family="text">
      <style:text-properties fo:color="#00ff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0_17" style:family="text">
      <style:text-properties fo:color="#00ff00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P13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REPARTO</text:span><text:span text:style-name="T1_2">:</text:span></text:p>
      <text:p text:style-name="P2"/>
      <text:p text:style-name="P3"><text:span text:style-name="T3_1">Bea</text:span><text:span text:style-name="T3_2"><text:s/></text:span><text:span text:style-name="T3_3">y</text:span><text:span text:style-name="T3_4"><text:s/></text:span><text:span text:style-name="T3_5">Conchi</text:span><text:span text:style-name="T3_6">:<text:s/></text:span><text:span text:style-name="T3_7">D</text:span><text:span text:style-name="T3_8">1,<text:s/></text:span><text:span text:style-name="T3_9">D</text:span><text:span text:style-name="T3_10">2</text:span><text:span text:style-name="T3_11">a</text:span><text:span text:style-name="T3_12">,<text:s/></text:span><text:span text:style-name="T3_13">D</text:span><text:span text:style-name="T3_14">2</text:span><text:span text:style-name="T3_15">b</text:span><text:span text:style-name="T3_16"><text:s/></text:span></text:p>
      <text:p text:style-name="P4"><text:span text:style-name="T4_1">Dani</text:span><text:span text:style-name="T4_2"><text:s/></text:span><text:span text:style-name="T4_3">y</text:span><text:span text:style-name="T4_4"><text:s/></text:span><text:span text:style-name="T4_5">Diego</text:span><text:span text:style-name="T4_6">:<text:s/></text:span><text:span text:style-name="T4_7">D</text:span><text:span text:style-name="T4_8">3,<text:s/></text:span><text:span text:style-name="T4_9">D</text:span><text:span text:style-name="T4_10">4,<text:s/></text:span><text:span text:style-name="T4_11">D</text:span><text:span text:style-name="T4_12">5,<text:s/></text:span><text:span text:style-name="T4_13">D</text:span><text:span text:style-name="T4_14">6,<text:s/></text:span><text:span text:style-name="T4_15">D</text:span><text:span text:style-name="T4_16">7,<text:s/></text:span><text:span text:style-name="T4_17">D</text:span><text:span text:style-name="T4_18">8</text:span></text:p>
      <text:p text:style-name="P5"><text:span text:style-name="T5_1">Bea</text:span><text:span text:style-name="T5_2"><text:s/></text:span><text:span text:style-name="T5_3">y</text:span><text:span text:style-name="T5_4"><text:s/></text:span><text:span text:style-name="T5_5">Conchi</text:span><text:span text:style-name="T5_6">:<text:s/></text:span><text:span text:style-name="T5_7">D</text:span><text:span text:style-name="T5_8">9,<text:s/></text:span><text:span text:style-name="T5_9">D</text:span><text:span text:style-name="T5_10">10,<text:s/></text:span><text:span text:style-name="T5_11">D</text:span><text:span text:style-name="T5_12">11,<text:s/></text:span><text:span text:style-name="T5_13">D</text:span><text:span text:style-name="T5_14">12</text:span></text:p>
      <text:p text:style-name="P6"/>
      <text:p text:style-name="P7"><text:span text:style-name="T7_1">-----------------------------------------------------------------------------------------------------------------------</text:span></text:p>
      <text:p text:style-name="P8"/>
      <text:p text:style-name="P9"><text:span text:style-name="T9_1">GUIÓN</text:span><text:span text:style-name="T9_2">:</text:span></text:p>
      <text:p text:style-name="P10"><draw:frame svg:x="0cm" svg:y="0cm" svg:width="0.026cm" svg:height="0.026cm" draw:style-name="FR1" text:anchor-type="as-char" draw:z-index="0"><draw:image xlink:href="Pictures/image1.png" xlink:type="simple" xlink:show="embed" xlink:actuate="onLoad"/></draw:frame></text:p>
      <text:p text:style-name="P11"><text:span text:style-name="T11_1">Diapositiva</text:span><text:span text:style-name="T11_2"><text:s/>1<text:s/>(</text:span><text:span text:style-name="T11_3">Frozen</text:span><text:span text:style-name="T11_4"><text:s/></text:span><text:span text:style-name="T11_5">Wars</text:span><text:span text:style-name="T11_6">):<text:s/></text:span><text:span text:style-name="T11_7">[</text:span><text:span text:style-name="T11_8">CONCHI</text:span><text:span text:style-name="T11_9">]</text:span><text:span text:style-name="T11_10"><text:s/></text:span></text:p>
      <text:p text:style-name="P12"/>
      <text:p text:style-name="P13"><text:span text:style-name="T13_1">Hola</text:span><text:span text:style-name="T13_2">,<text:s/></text:span><text:span text:style-name="T13_3">nosotros</text:span><text:span text:style-name="T13_4"><text:s/></text:span><text:span text:style-name="T13_5">s</text:span><text:span text:style-name="T13_6">omos</text:span><text:span text:style-name="T13_7"><text:s/></text:span><text:span text:style-name="T13_8">FrozenWars</text:span><text:span text:style-name="T13_9">.</text:span></text:p>
      <text:p text:style-name="P14"/>
      <text:p text:style-name="P15"><text:span text:style-name="T15_1">FrozenWars</text:span><text:span text:style-name="T15_2"><text:s/></text:span><text:span text:style-name="T15_3">es</text:span><text:span text:style-name="T15_4"><text:s/></text:span><text:span text:style-name="T15_5">un</text:span><text:span text:style-name="T15_6"><text:s/></text:span><text:span text:style-name="T15_7">grupo</text:span><text:span text:style-name="T15_8"><text:s/></text:span><text:span text:style-name="T15_9">formado</text:span><text:span text:style-name="T15_10"><text:s/></text:span><text:span text:style-name="T15_11">para</text:span><text:span text:style-name="T15_12"><text:s/></text:span><text:span text:style-name="T15_13">la</text:span><text:span text:style-name="T15_14"><text:s/></text:span><text:span text:style-name="T15_15">asignatura</text:span><text:span text:style-name="T15_16"><text:s/></text:span><text:span text:style-name="T15_17">Ingeniería</text:span><text:span text:style-name="T15_18"><text:s/></text:span><text:span text:style-name="T15_19">del</text:span><text:span text:style-name="T15_20"><text:s/></text:span><text:span text:style-name="T15_21">Software</text:span><text:span text:style-name="T15_22"><text:s/></text:span><text:span text:style-name="T15_23">compuesto</text:span><text:span text:style-name="T15_24"><text:s/></text:span><text:span text:style-name="T15_25">por</text:span><text:span text:style-name="T15_26"><text:s/>9<text:s/></text:span><text:span text:style-name="T15_27">personas</text:span><text:span text:style-name="T15_28"><text:s/></text:span><text:span text:style-name="T15_29">que</text:span><text:span text:style-name="T15_30"><text:s/></text:span><text:span text:style-name="T15_31">han</text:span><text:span text:style-name="T15_32"><text:s/></text:span><text:span text:style-name="T15_33">trabajado</text:span><text:span text:style-name="T15_34"><text:s/></text:span><text:span text:style-name="T15_35">a</text:span><text:span text:style-name="T15_36"><text:s/></text:span><text:span text:style-name="T15_37">lo</text:span><text:span text:style-name="T15_38"><text:s/></text:span><text:span text:style-name="T15_39">largo</text:span><text:span text:style-name="T15_40"><text:s/></text:span><text:span text:style-name="T15_41">de</text:span><text:span text:style-name="T15_42"><text:s/></text:span><text:span text:style-name="T15_43">todo</text:span><text:span text:style-name="T15_44"><text:s/></text:span><text:span text:style-name="T15_45">el</text:span><text:span text:style-name="T15_46"><text:s/></text:span><text:span text:style-name="T15_47">año</text:span><text:span text:style-name="T15_48"><text:s/></text:span><text:span text:style-name="T15_49">para</text:span><text:span text:style-name="T15_50"><text:s/></text:span><text:span text:style-name="T15_51">poder</text:span><text:span text:style-name="T15_52"><text:s/></text:span><text:span text:style-name="T15_53">presentaros</text:span><text:span text:style-name="T15_54"><text:s/></text:span><text:span text:style-name="T15_55">hoy</text:span><text:span text:style-name="T15_56"><text:s/></text:span><text:span text:style-name="T15_57">este</text:span><text:span text:style-name="T15_58"><text:s/></text:span><text:span text:style-name="T15_59">proyecto</text:span><text:span text:style-name="T15_60">.</text:span></text:p>
      <text:p text:style-name="P16"/>
      <text:p text:style-name="P17"><text:span text:style-name="T17_1">A</text:span><text:span text:style-name="T17_2"><text:s/></text:span><text:span text:style-name="T17_3">continuación</text:span><text:span text:style-name="T17_4"><text:s/></text:span><text:span text:style-name="T17_5">mis</text:span><text:span text:style-name="T17_6"><text:s/></text:span><text:span text:style-name="T17_7">compañeros</text:span><text:span text:style-name="T17_8"><text:s/></text:span><text:span text:style-name="T17_9">Dani</text:span><text:span text:style-name="T17_10">,<text:s/></text:span><text:span text:style-name="T17_11">Diego</text:span><text:span text:style-name="T17_12">,<text:s/></text:span><text:span text:style-name="T17_13">Bea</text:span><text:span text:style-name="T17_14"><text:s/></text:span><text:span text:style-name="T17_15">y</text:span><text:span text:style-name="T17_16"><text:s/></text:span><text:span text:style-name="T17_17">yo</text:span><text:span text:style-name="T17_18"><text:s/></text:span><text:span text:style-name="T17_19">Conchi</text:span><text:span text:style-name="T17_20"><text:s/></text:span><text:span text:style-name="T17_21">os</text:span><text:span text:style-name="T17_22"><text:s/></text:span><text:span text:style-name="T17_23">explicaremos</text:span><text:span text:style-name="T17_24"><text:s/></text:span><text:span text:style-name="T17_25">en</text:span><text:span text:style-name="T17_26"><text:s/></text:span><text:span text:style-name="T17_27">que</text:span><text:span text:style-name="T17_28"><text:s/></text:span><text:span text:style-name="T17_29">consiste</text:span><text:span text:style-name="T17_30"><text:s/></text:span><text:span text:style-name="T17_31">FrozenWars</text:span><text:span text:style-name="T17_32"><text:s/></text:span><text:span text:style-name="T17_33">y</text:span><text:span text:style-name="T17_34"><text:s/></text:span><text:span text:style-name="T17_35">que</text:span><text:span text:style-name="T17_36"><text:s/></text:span><text:span text:style-name="T17_37">lo</text:span><text:span text:style-name="T17_38"><text:s/></text:span><text:span text:style-name="T17_39">diferencia</text:span><text:span text:style-name="T17_40"><text:s/></text:span><text:span text:style-name="T17_41">de</text:span><text:span text:style-name="T17_42"><text:s/></text:span><text:span text:style-name="T17_43">otros</text:span><text:span text:style-name="T17_44"><text:s/></text:span><text:span text:style-name="T17_45">juegos</text:span><text:span text:style-name="T17_46"><text:s/></text:span><text:span text:style-name="T17_47">presentes</text:span><text:span text:style-name="T17_48"><text:s/></text:span><text:span text:style-name="T17_49">en</text:span><text:span text:style-name="T17_50"><text:s/></text:span><text:span text:style-name="T17_51">el</text:span><text:span text:style-name="T17_52"><text:s/></text:span><text:span text:style-name="T17_53">mercado</text:span><text:span text:style-name="T17_54">.</text:span></text:p>
      <text:p text:style-name="P18"/>
      <text:p text:style-name="P19"/>
      <text:p text:style-name="P20"><text:span text:style-name="T20_1">Diapositiva</text:span><text:span text:style-name="T20_2"><text:s/>2<text:s/></text:span><text:span text:style-name="T20_3">parte</text:span><text:span text:style-name="T20_4"><text:s/></text:span><text:span text:style-name="T20_5">a</text:span><text:span text:style-name="T20_6"><text:s/>(</text:span><text:span text:style-name="T20_7">Qué</text:span><text:span text:style-name="T20_8"><text:s/></text:span><text:span text:style-name="T20_9">es</text:span><text:span text:style-name="T20_10"><text:s/></text:span><text:span text:style-name="T20_11">Frozen</text:span><text:span text:style-name="T20_12"><text:s/></text:span><text:span text:style-name="T20_13">Wars</text:span><text:span text:style-name="T20_14">):<text:s/></text:span><text:span text:style-name="T20_15">[</text:span><text:span text:style-name="T20_16">BEA</text:span><text:span text:style-name="T20_17">]</text:span></text:p>
      <text:p text:style-name="P21"/>
      <text:p text:style-name="P22"><text:span text:style-name="T22_1">-<text:s/></text:span><text:span text:style-name="T22_2">Juego</text:span><text:span text:style-name="T22_3"><text:s/>2</text:span><text:span text:style-name="T22_4">D</text:span><text:span text:style-name="T22_5"><text:s/></text:span><text:span text:style-name="T22_6">basado</text:span><text:span text:style-name="T22_7"><text:s/></text:span><text:span text:style-name="T22_8">en</text:span><text:span text:style-name="T22_9"><text:s/></text:span><text:span text:style-name="T22_10">bomberman</text:span><text:span text:style-name="T22_11">.<text:s/>(</text:span><text:span text:style-name="T22_12">evolución</text:span><text:span text:style-name="T22_13"><text:s/></text:span><text:span text:style-name="T22_14">del</text:span><text:span text:style-name="T22_15"><text:s/></text:span><text:span text:style-name="T22_16">bomberman</text:span><text:span text:style-name="T22_17">¿?)</text:span></text:p>
      <text:p text:style-name="P23"><text:span text:style-name="T23_1">-<text:s/></text:span><text:span text:style-name="T23_2">Multijugador</text:span><text:span text:style-name="T23_3"><text:s/></text:span><text:span text:style-name="T23_4">online</text:span><text:span text:style-name="T23_5">.<text:s/></text:span></text:p>
      <text:p text:style-name="P24"><text:span text:style-name="T24_1">-<text:s/></text:span><text:span text:style-name="T24_2">Para</text:span><text:span text:style-name="T24_3"><text:s/></text:span><text:span text:style-name="T24_4">ordenador</text:span><text:span text:style-name="T24_5"><text:s/></text:span><text:span text:style-name="T24_6">y</text:span><text:span text:style-name="T24_7"><text:s/></text:span><text:span text:style-name="T24_8">dispositivios</text:span><text:span text:style-name="T24_9"><text:s/></text:span><text:span text:style-name="T24_10">android</text:span><text:span text:style-name="T24_11">.<text:s/></text:span></text:p>
      <text:p text:style-name="P25"><text:span text:style-name="T25_1">-<text:s/></text:span><text:span text:style-name="T25_2">Consiste</text:span><text:span text:style-name="T25_3"><text:s/></text:span><text:span text:style-name="T25_4">en</text:span><text:span text:style-name="T25_5">...<text:s/></text:span></text:p>
      <text:p text:style-name="P26"/>
      <text:p text:style-name="P27"><text:span text:style-name="T27_1">Diapositiva</text:span><text:span text:style-name="T27_2"><text:s/>2<text:s/></text:span><text:span text:style-name="T27_3">parte</text:span><text:span text:style-name="T27_4"><text:s/></text:span><text:span text:style-name="T27_5">b</text:span><text:span text:style-name="T27_6"><text:s/>(</text:span><text:span text:style-name="T27_7">Explicacion</text:span><text:span text:style-name="T27_8"><text:s/></text:span><text:span text:style-name="T27_9">mejoras</text:span><text:span text:style-name="T27_10">):<text:s/></text:span><text:span text:style-name="T27_11">[</text:span><text:span text:style-name="T27_12">BEA</text:span><text:span text:style-name="T27_13">]</text:span></text:p>
      <text:p text:style-name="P28"><text:span text:style-name="T28_1">-<text:s/></text:span><text:span text:style-name="T28_2">Cuando</text:span><text:span text:style-name="T28_3"><text:s/></text:span><text:span text:style-name="T28_4">se</text:span><text:span text:style-name="T28_5"><text:s/></text:span><text:span text:style-name="T28_6">rompe</text:span><text:span text:style-name="T28_7"><text:s/></text:span><text:span text:style-name="T28_8">un</text:span><text:span text:style-name="T28_9"><text:s/></text:span><text:span text:style-name="T28_10">barril</text:span><text:span text:style-name="T28_11"><text:s/></text:span><text:span text:style-name="T28_12">puede</text:span><text:span text:style-name="T28_13"><text:s/></text:span><text:span text:style-name="T28_14">contener</text:span><text:span text:style-name="T28_15"><text:s/></text:span><text:span text:style-name="T28_16">mejoras</text:span><text:span text:style-name="T28_17">.</text:span></text:p>
      <text:p text:style-name="P29"><text:span text:style-name="T29_1">-<text:s/></text:span><text:span text:style-name="T29_2">Tipos</text:span><text:span text:style-name="T29_3"><text:s/></text:span><text:span text:style-name="T29_4">y</text:span><text:span text:style-name="T29_5"><text:s/></text:span><text:span text:style-name="T29_6">explicacion</text:span><text:span text:style-name="T29_7"><text:s/></text:span><text:span text:style-name="T29_8">de</text:span><text:span text:style-name="T29_9"><text:s/></text:span><text:span text:style-name="T29_10">mejoras</text:span></text:p>
      <text:p text:style-name="P30"/>
      <text:p text:style-name="P31"><text:span text:style-name="T31_1">Diapositiva</text:span><text:span text:style-name="T31_2"><text:s/>3<text:s/>(</text:span><text:span text:style-name="T31_3">Innovaciones</text:span><text:span text:style-name="T31_4">):<text:s/></text:span><text:span text:style-name="T31_5">[</text:span><text:span text:style-name="T31_6">DANI</text:span><text:span text:style-name="T31_7">]</text:span></text:p>
      <text:p text:style-name="P32"><text:span text:style-name="T32_1">-<text:s/></text:span><text:span text:style-name="T32_2">Introducion</text:span><text:span text:style-name="T32_3"><text:s/></text:span><text:span text:style-name="T32_4">mercado</text:span><text:span text:style-name="T32_5"><text:s/></text:span><text:span text:style-name="T32_6">actual</text:span><text:span text:style-name="T32_7">.</text:span></text:p>
      <text:p text:style-name="P33"><text:span text:style-name="T33_1">Muchos</text:span><text:span text:style-name="T33_2"><text:s/></text:span><text:span text:style-name="T33_3">de</text:span><text:span text:style-name="T33_4"><text:s/></text:span><text:span text:style-name="T33_5">vosotros</text:span><text:span text:style-name="T33_6"><text:s/></text:span><text:span text:style-name="T33_7">os</text:span><text:span text:style-name="T33_8"><text:s/></text:span><text:span text:style-name="T33_9">preguntareis</text:span><text:span text:style-name="T33_10"><text:s/></text:span><text:span text:style-name="T33_11">que</text:span><text:span text:style-name="T33_12"><text:s/></text:span><text:span text:style-name="T33_13">diferencia</text:span><text:span text:style-name="T33_14"><text:s/></text:span><text:span text:style-name="T33_15">hay</text:span><text:span text:style-name="T33_16"><text:s/></text:span><text:span text:style-name="T33_17">entre</text:span><text:span text:style-name="T33_18"><text:s/></text:span><text:span text:style-name="T33_19">nuestro</text:span><text:span text:style-name="T33_20"><text:s/></text:span><text:span text:style-name="T33_21">producto</text:span><text:span text:style-name="T33_22"><text:s/></text:span><text:span text:style-name="T33_23">y</text:span><text:span text:style-name="T33_24"><text:s/></text:span><text:span text:style-name="T33_25">cualquiera</text:span><text:span text:style-name="T33_26"><text:s/></text:span><text:span text:style-name="T33_27">de</text:span><text:span text:style-name="T33_28"><text:s/></text:span><text:span text:style-name="T33_29">las</text:span><text:span text:style-name="T33_30"><text:s/></text:span><text:span text:style-name="T33_31">aplicaciones</text:span><text:span text:style-name="T33_32"><text:s/></text:span><text:span text:style-name="T33_33">disponibles</text:span><text:span text:style-name="T33_34"><text:s/></text:span><text:span text:style-name="T33_35">actualmente</text:span><text:span text:style-name="T33_36"><text:s/></text:span><text:span text:style-name="T33_37">en</text:span><text:span text:style-name="T33_38"><text:s/></text:span><text:span text:style-name="T33_39">el</text:span><text:span text:style-name="T33_40"><text:s/></text:span><text:span text:style-name="T33_41">mercado</text:span><text:span text:style-name="T33_42">.<text:s/></text:span><text:span text:style-name="T33_43">Frozenwars</text:span><text:span text:style-name="T33_44"><text:s/></text:span><text:span text:style-name="T33_45">por</text:span><text:span text:style-name="T33_46"><text:s/></text:span><text:span text:style-name="T33_47">supuesto</text:span><text:span text:style-name="T33_48"><text:s/></text:span><text:span text:style-name="T33_49">ha</text:span><text:span text:style-name="T33_50"><text:s/></text:span><text:span text:style-name="T33_51">sido</text:span><text:span text:style-name="T33_52"><text:s/></text:span><text:span text:style-name="T33_53">desarrollado</text:span><text:span text:style-name="T33_54"><text:s/></text:span><text:span text:style-name="T33_55">con</text:span><text:span text:style-name="T33_56"><text:s/></text:span><text:span text:style-name="T33_57">un</text:span><text:span text:style-name="T33_58"><text:s/></text:span><text:span text:style-name="T33_59">ojo</text:span><text:span text:style-name="T33_60"><text:s/></text:span><text:span text:style-name="T33_61">puesto</text:span><text:span text:style-name="T33_62"><text:s/></text:span><text:span text:style-name="T33_63">en</text:span><text:span text:style-name="T33_64"><text:s/></text:span><text:span text:style-name="T33_65">sus</text:span><text:span text:style-name="T33_66"><text:s/></text:span><text:span text:style-name="T33_67">competidores</text:span><text:span text:style-name="T33_68">,<text:s/></text:span><text:span text:style-name="T33_69">tratando</text:span><text:span text:style-name="T33_70"><text:s/></text:span><text:span text:style-name="T33_71">de</text:span><text:span text:style-name="T33_72"><text:s/></text:span><text:span text:style-name="T33_73">mejorar</text:span><text:span text:style-name="T33_74"><text:s/></text:span><text:span text:style-name="T33_75">y</text:span><text:span text:style-name="T33_76"><text:s/></text:span><text:span text:style-name="T33_77">ampliar</text:span><text:span text:style-name="T33_78"><text:s/></text:span><text:span text:style-name="T33_79">el</text:span><text:span text:style-name="T33_80"><text:s/></text:span><text:span text:style-name="T33_81">contenido</text:span><text:span text:style-name="T33_82"><text:s/></text:span><text:span text:style-name="T33_83">que</text:span><text:span text:style-name="T33_84"><text:s/></text:span><text:span text:style-name="T33_85">estos</text:span><text:span text:style-name="T33_86"><text:s/></text:span><text:span text:style-name="T33_87">ofrecen</text:span><text:span text:style-name="T33_88">.<text:s/></text:span></text:p>
      <text:p text:style-name="P34"/>
      <text:p text:style-name="P35"><text:span text:style-name="T35_1">Como</text:span><text:span text:style-name="T35_2"><text:s/></text:span><text:span text:style-name="T35_3">primer</text:span><text:span text:style-name="T35_4"><text:s/></text:span><text:span text:style-name="T35_5">aspecto</text:span><text:span text:style-name="T35_6"><text:s/></text:span><text:span text:style-name="T35_7">a</text:span><text:span text:style-name="T35_8"><text:s/></text:span><text:span text:style-name="T35_9">tener</text:span><text:span text:style-name="T35_10"><text:s/></text:span><text:span text:style-name="T35_11">en</text:span><text:span text:style-name="T35_12"><text:s/></text:span><text:span text:style-name="T35_13">cuenta</text:span><text:span text:style-name="T35_14"><text:s/></text:span><text:span text:style-name="T35_15">es</text:span><text:span text:style-name="T35_16"><text:s/></text:span><text:span text:style-name="T35_17">el</text:span><text:span text:style-name="T35_18"><text:s/></text:span><text:span text:style-name="T35_19">metodo</text:span><text:span text:style-name="T35_20"><text:s/></text:span><text:span text:style-name="T35_21">de</text:span><text:span text:style-name="T35_22"><text:s/></text:span><text:span text:style-name="T35_23">distribucion</text:span><text:span text:style-name="T35_24">.<text:s/></text:span><text:span text:style-name="T35_25">Muchas</text:span><text:span text:style-name="T35_26"><text:s/></text:span><text:span text:style-name="T35_27">de</text:span><text:span text:style-name="T35_28"><text:s/></text:span><text:span text:style-name="T35_29">las</text:span><text:span text:style-name="T35_30"><text:s/></text:span><text:span text:style-name="T35_31">aplicaciones</text:span><text:span text:style-name="T35_32"><text:s/></text:span><text:span text:style-name="T35_33">del</text:span><text:span text:style-name="T35_34"><text:s/></text:span><text:span text:style-name="T35_35">mismo</text:span><text:span text:style-name="T35_36"><text:s/></text:span><text:span text:style-name="T35_37">ambito</text:span><text:span text:style-name="T35_38"><text:s/></text:span><text:span text:style-name="T35_39">que</text:span><text:span text:style-name="T35_40"><text:s/></text:span><text:span text:style-name="T35_41">frozenwars</text:span><text:span text:style-name="T35_42"><text:s/></text:span><text:span text:style-name="T35_43">son</text:span><text:span text:style-name="T35_44"><text:s/></text:span><text:span text:style-name="T35_45">de</text:span><text:span text:style-name="T35_46"><text:s/></text:span><text:span text:style-name="T35_47">distribucion</text:span><text:span text:style-name="T35_48"><text:s/></text:span><text:span text:style-name="T35_49">de</text:span><text:span text:style-name="T35_50"><text:s/></text:span><text:span text:style-name="T35_51">pago</text:span><text:span text:style-name="T35_52">,<text:s/></text:span><text:span text:style-name="T35_53">y</text:span><text:span text:style-name="T35_54"><text:s/></text:span><text:span text:style-name="T35_55">nosotros</text:span><text:span text:style-name="T35_56"><text:s/></text:span><text:span text:style-name="T35_57">sabemos</text:span><text:span text:style-name="T35_58"><text:s/></text:span><text:span text:style-name="T35_59">que</text:span><text:span text:style-name="T35_60"><text:s/></text:span><text:span text:style-name="T35_61">eso</text:span><text:span text:style-name="T35_62"><text:s/></text:span><text:span text:style-name="T35_63">es</text:span><text:span text:style-name="T35_64"><text:s/></text:span><text:span text:style-name="T35_65">algo</text:span><text:span text:style-name="T35_66"><text:s/></text:span><text:span text:style-name="T35_67">que</text:span><text:span text:style-name="T35_68"><text:s/></text:span><text:span text:style-name="T35_69">no</text:span><text:span text:style-name="T35_70"><text:s/></text:span><text:span text:style-name="T35_71">gusta</text:span><text:span text:style-name="T35_72"><text:s/></text:span><text:span text:style-name="T35_73">al</text:span><text:span text:style-name="T35_74"><text:s/></text:span><text:span text:style-name="T35_75">consumidor</text:span><text:span text:style-name="T35_76">.<text:s/></text:span><text:span text:style-name="T35_77">Frozenwars</text:span><text:span text:style-name="T35_78"><text:s/></text:span><text:span text:style-name="T35_79">esta</text:span><text:span text:style-name="T35_80"><text:s/></text:span><text:span text:style-name="T35_81">diseñado</text:span><text:span text:style-name="T35_82"><text:s/></text:span><text:span text:style-name="T35_83">para</text:span><text:span text:style-name="T35_84"><text:s/></text:span><text:span text:style-name="T35_85">ser</text:span><text:span text:style-name="T35_86"><text:s/></text:span><text:span text:style-name="T35_87">una</text:span><text:span text:style-name="T35_88"><text:s/></text:span><text:span text:style-name="T35_89">aplicacion</text:span><text:span text:style-name="T35_90"><text:s/></text:span><text:span text:style-name="T35_91">de</text:span><text:span text:style-name="T35_92"><text:s/></text:span><text:span text:style-name="T35_93">distribucion</text:span><text:span text:style-name="T35_94"><text:s/></text:span><text:span text:style-name="T35_95">totalmente</text:span><text:span text:style-name="T35_96"><text:s/></text:span><text:span text:style-name="T35_97">gratuita</text:span><text:span text:style-name="T35_98">,<text:s/></text:span><text:span text:style-name="T35_99">lo</text:span><text:span text:style-name="T35_100"><text:s/></text:span><text:span text:style-name="T35_101">que</text:span><text:span text:style-name="T35_102"><text:s/></text:span><text:span text:style-name="T35_103">permite</text:span><text:span text:style-name="T35_104"><text:s/></text:span><text:span text:style-name="T35_105">que</text:span><text:span text:style-name="T35_106"><text:s/></text:span><text:span text:style-name="T35_107">todos</text:span><text:span text:style-name="T35_108"><text:s/></text:span><text:span text:style-name="T35_109">ustedes</text:span><text:span text:style-name="T35_110"><text:s/></text:span><text:span text:style-name="T35_111">esten</text:span><text:span text:style-name="T35_112"><text:s/></text:span><text:span text:style-name="T35_113">a</text:span><text:span text:style-name="T35_114"><text:s/></text:span><text:span text:style-name="T35_115">solo</text:span><text:span text:style-name="T35_116"><text:s/></text:span><text:span text:style-name="T35_117">unos</text:span><text:span text:style-name="T35_118"><text:s/></text:span><text:span text:style-name="T35_119">sencillos</text:span><text:span text:style-name="T35_120"><text:s/></text:span><text:span text:style-name="T35_121">pasos</text:span><text:span text:style-name="T35_122"><text:s/></text:span><text:span text:style-name="T35_123">de</text:span><text:span text:style-name="T35_124"><text:s/></text:span><text:span text:style-name="T35_125">poder</text:span><text:span text:style-name="T35_126"><text:s/></text:span><text:span text:style-name="T35_127">disfrutarlo</text:span><text:span text:style-name="T35_128">.</text:span></text:p>
      <text:p text:style-name="P36"/>
      <text:p text:style-name="P37"><text:span text:style-name="T37_1">Como</text:span><text:span text:style-name="T37_2"><text:s/></text:span><text:span text:style-name="T37_3">segundo</text:span><text:span text:style-name="T37_4"><text:s/></text:span><text:span text:style-name="T37_5">aspecto</text:span><text:span text:style-name="T37_6">,<text:s/></text:span><text:span text:style-name="T37_7">el</text:span><text:span text:style-name="T37_8"><text:s/></text:span><text:span text:style-name="T37_9">hecho</text:span><text:span text:style-name="T37_10"><text:s/></text:span><text:span text:style-name="T37_11">de</text:span><text:span text:style-name="T37_12"><text:s/></text:span><text:span text:style-name="T37_13">ser</text:span><text:span text:style-name="T37_14"><text:s/></text:span><text:span text:style-name="T37_15">un</text:span><text:span text:style-name="T37_16"><text:s/></text:span><text:span text:style-name="T37_17">juego</text:span><text:span text:style-name="T37_18"><text:s/></text:span><text:span text:style-name="T37_19">en</text:span><text:span text:style-name="T37_20"><text:s/></text:span><text:span text:style-name="T37_21">red</text:span><text:span text:style-name="T37_22">.<text:s/></text:span><text:span text:style-name="T37_23">Hoy</text:span><text:span text:style-name="T37_24"><text:s/></text:span><text:span text:style-name="T37_25">en</text:span><text:span text:style-name="T37_26"><text:s/></text:span><text:span text:style-name="T37_27">dia</text:span><text:span text:style-name="T37_28"><text:s/></text:span><text:span text:style-name="T37_29">esta</text:span><text:span text:style-name="T37_30"><text:s/></text:span><text:span text:style-name="T37_31">obsoleto</text:span><text:span text:style-name="T37_32"><text:s/></text:span><text:span text:style-name="T37_33">el</text:span><text:span text:style-name="T37_34"><text:s/></text:span><text:span text:style-name="T37_35">jugar</text:span><text:span text:style-name="T37_36"><text:s/></text:span><text:span text:style-name="T37_37">a</text:span><text:span text:style-name="T37_38"><text:s/></text:span><text:span text:style-name="T37_39">un</text:span><text:span text:style-name="T37_40"><text:s/></text:span><text:span text:style-name="T37_41">juego</text:span><text:span text:style-name="T37_42"><text:s/></text:span><text:span text:style-name="T37_43">contra</text:span><text:span text:style-name="T37_44"><text:s/></text:span><text:span text:style-name="T37_45">tu</text:span><text:span text:style-name="T37_46"><text:s/></text:span><text:span text:style-name="T37_47">propio</text:span><text:span text:style-name="T37_48"><text:s/></text:span><text:span text:style-name="T37_49">movil</text:span><text:span text:style-name="T37_50">,<text:s/></text:span><text:span text:style-name="T37_51">que</text:span><text:span text:style-name="T37_52"><text:s/></text:span><text:span text:style-name="T37_53">mejor</text:span><text:span text:style-name="T37_54"><text:s/></text:span><text:span text:style-name="T37_55">que</text:span><text:span text:style-name="T37_56"><text:s/></text:span><text:span text:style-name="T37_57">retar</text:span><text:span text:style-name="T37_58"><text:s/></text:span><text:span text:style-name="T37_59">a</text:span><text:span text:style-name="T37_60"><text:s/></text:span><text:span text:style-name="T37_61">tus</text:span><text:span text:style-name="T37_62"><text:s/></text:span><text:span text:style-name="T37_63">amigos</text:span><text:span text:style-name="T37_64"><text:s/></text:span><text:span text:style-name="T37_65">y</text:span><text:span text:style-name="T37_66"><text:s/></text:span><text:span text:style-name="T37_67">demostrar</text:span><text:span text:style-name="T37_68"><text:s/></text:span><text:span text:style-name="T37_69">quien</text:span><text:span text:style-name="T37_70"><text:s/></text:span><text:span text:style-name="T37_71">es</text:span><text:span text:style-name="T37_72"><text:s/></text:span><text:span text:style-name="T37_73">el</text:span><text:span text:style-name="T37_74"><text:s/></text:span><text:span text:style-name="T37_75">mejor</text:span><text:span text:style-name="T37_76">.</text:span></text:p>
      <text:p text:style-name="P38"><text:span text:style-name="T38_1">-<text:s/></text:span><text:span text:style-name="T38_2">muchos</text:span><text:span text:style-name="T38_3"><text:s/></text:span><text:span text:style-name="T38_4">bomberman</text:span></text:p>
      <text:p text:style-name="P39"><text:span text:style-name="T39_1">-<text:s/></text:span><text:span text:style-name="T39_2">no</text:span><text:span text:style-name="T39_3"><text:s/></text:span><text:span text:style-name="T39_4">online</text:span><text:span text:style-name="T39_5"><text:s/>(<text:s/></text:span><text:span text:style-name="T39_6">y</text:span><text:span text:style-name="T39_7"><text:s/></text:span><text:span text:style-name="T39_8">mucho</text:span><text:span text:style-name="T39_9"><text:s/></text:span><text:span text:style-name="T39_10">menos</text:span><text:span text:style-name="T39_11"><text:s/></text:span><text:span text:style-name="T39_12">entre</text:span><text:span text:style-name="T39_13"><text:s/></text:span><text:span text:style-name="T39_14">movil</text:span><text:span text:style-name="T39_15"><text:s/></text:span><text:span text:style-name="T39_16">y</text:span><text:span text:style-name="T39_17"><text:s/></text:span><text:span text:style-name="T39_18">ordenador</text:span><text:span text:style-name="T39_19">)</text:span></text:p>
      <text:p text:style-name="P40"><text:span text:style-name="T40_1">-<text:s/></text:span><text:span text:style-name="T40_2">ni</text:span><text:span text:style-name="T40_3"><text:s/></text:span><text:span text:style-name="T40_4">tematica</text:span></text:p>
      <text:p text:style-name="P41"><text:span text:style-name="T41_1">-<text:s/></text:span><text:span text:style-name="T41_2">ni</text:span><text:span text:style-name="T41_3"><text:s/></text:span><text:span text:style-name="T41_4">modos</text:span></text:p>
      <text:p text:style-name="P42"><text:span text:style-name="T42_1">-<text:s/></text:span><text:span text:style-name="T42_2">No</text:span><text:span text:style-name="T42_3"><text:s/></text:span><text:span text:style-name="T42_4">hay</text:span><text:span text:style-name="T42_5"><text:s/></text:span><text:span text:style-name="T42_6">ninguno</text:span><text:span text:style-name="T42_7"><text:s/></text:span><text:span text:style-name="T42_8">que</text:span><text:span text:style-name="T42_9"><text:s/></text:span><text:span text:style-name="T42_10">reuna</text:span><text:span text:style-name="T42_11"><text:s/></text:span><text:span text:style-name="T42_12">las</text:span><text:span text:style-name="T42_13"><text:s/>3<text:s/></text:span><text:span text:style-name="T42_14">condiciones</text:span><text:span text:style-name="T42_15">.</text:span></text:p>
      <text:p text:style-name="P43"/>
      <text:p text:style-name="P44"><text:span text:style-name="T44_1">Diapositiva</text:span><text:span text:style-name="T44_2"><text:s/>4<text:s/></text:span><text:span text:style-name="T44_3">parte</text:span><text:span text:style-name="T44_4"><text:s/></text:span><text:span text:style-name="T44_5">a</text:span><text:span text:style-name="T44_6"><text:s/>(</text:span><text:span text:style-name="T44_7">Multijugador</text:span><text:span text:style-name="T44_8"><text:s/></text:span><text:span text:style-name="T44_9">online</text:span><text:span text:style-name="T44_10">):<text:s/></text:span><text:span text:style-name="T44_11">[</text:span><text:span text:style-name="T44_12">DIEGO</text:span><text:span text:style-name="T44_13">]</text:span></text:p>
      <text:p text:style-name="P45"><text:span text:style-name="T45_1">-<text:s/></text:span><text:span text:style-name="T45_2">Que</text:span><text:span text:style-name="T45_3"><text:s/></text:span><text:span text:style-name="T45_4">es</text:span><text:span text:style-name="T45_5">?</text:span></text:p>
      <text:p text:style-name="P46"><text:span text:style-name="T46_1">-<text:s/></text:span><text:span text:style-name="T46_2">Gente</text:span><text:span text:style-name="T46_3"><text:s/></text:span><text:span text:style-name="T46_4">aleatoria</text:span><text:span text:style-name="T46_5"><text:s/></text:span><text:span text:style-name="T46_6">para</text:span><text:span text:style-name="T46_7"><text:s/></text:span><text:span text:style-name="T46_8">jugar</text:span><text:span text:style-name="T46_9"><text:s/>(</text:span><text:span text:style-name="T46_10">en</text:span><text:span text:style-name="T46_11"><text:s/></text:span><text:span text:style-name="T46_12">partidas</text:span><text:span text:style-name="T46_13"><text:s/></text:span><text:span text:style-name="T46_14">de</text:span><text:span text:style-name="T46_15"><text:s/>4<text:s/></text:span><text:span text:style-name="T46_16">jugadores</text:span><text:span text:style-name="T46_17">)</text:span></text:p>
      <text:p text:style-name="P47"><text:span text:style-name="T47_1">-<text:s/></text:span><text:span text:style-name="T47_2">Si</text:span><text:span text:style-name="T47_3"><text:s/></text:span><text:span text:style-name="T47_4">juegas</text:span><text:span text:style-name="T47_5"><text:s/></text:span><text:span text:style-name="T47_6">solo</text:span><text:span text:style-name="T47_7"><text:s/></text:span><text:span text:style-name="T47_8">con</text:span><text:span text:style-name="T47_9"><text:s/></text:span><text:span text:style-name="T47_10">amigos</text:span><text:span text:style-name="T47_11">,<text:s/></text:span><text:span text:style-name="T47_12">partidas</text:span><text:span text:style-name="T47_13"><text:s/></text:span><text:span text:style-name="T47_14">de</text:span><text:span text:style-name="T47_15"><text:s/>2-4<text:s/></text:span><text:span text:style-name="T47_16">jugadores</text:span></text:p>
      <text:p text:style-name="P48"/>
      <text:p text:style-name="P49"><text:span text:style-name="T49_1"><text:s text:c="8"/></text:span><text:span text:style-name="T49_2">La</text:span><text:span text:style-name="T49_3"><text:s/></text:span><text:span text:style-name="T49_4">gran</text:span><text:span text:style-name="T49_5"><text:s/></text:span><text:span text:style-name="T49_6">innovación</text:span><text:span text:style-name="T49_7"><text:s/></text:span><text:span text:style-name="T49_8">de</text:span><text:span text:style-name="T49_9"><text:s/></text:span><text:span text:style-name="T49_10">nuestra</text:span><text:span text:style-name="T49_11"><text:s/></text:span><text:span text:style-name="T49_12">aplicación</text:span><text:span text:style-name="T49_13"><text:s/></text:span><text:span text:style-name="T49_14">es</text:span><text:span text:style-name="T49_15"><text:s/></text:span><text:span text:style-name="T49_16">el</text:span><text:span text:style-name="T49_17"><text:s/></text:span><text:span text:style-name="T49_18">multijugador</text:span><text:span text:style-name="T49_19"><text:s/></text:span><text:span text:style-name="T49_20">online</text:span><text:span text:style-name="T49_21">.<text:s/></text:span><text:span text:style-name="T49_22">Sé</text:span><text:span text:style-name="T49_23"><text:s/></text:span><text:span text:style-name="T49_24">que</text:span><text:span text:style-name="T49_25"><text:s/></text:span><text:span text:style-name="T49_26">muchos</text:span><text:span text:style-name="T49_27"><text:s/></text:span><text:span text:style-name="T49_28">conocéis</text:span><text:span text:style-name="T49_29"><text:s/></text:span><text:span text:style-name="T49_30">este</text:span><text:span text:style-name="T49_31"><text:s/></text:span><text:span text:style-name="T49_32">término</text:span><text:span text:style-name="T49_33">,<text:s/></text:span><text:span text:style-name="T49_34">pero</text:span><text:span text:style-name="T49_35"><text:s/></text:span><text:span text:style-name="T49_36">lo</text:span><text:span text:style-name="T49_37"><text:s/></text:span><text:span text:style-name="T49_38">voy</text:span><text:span text:style-name="T49_39"><text:s/></text:span><text:span text:style-name="T49_40">a</text:span><text:span text:style-name="T49_41"><text:s/></text:span><text:span text:style-name="T49_42">explicar</text:span><text:span text:style-name="T49_43"><text:s/></text:span><text:span text:style-name="T49_44">por</text:span><text:span text:style-name="T49_45"><text:s/></text:span><text:span text:style-name="T49_46">si</text:span><text:span text:style-name="T49_47"><text:s/></text:span><text:span text:style-name="T49_48">alguien</text:span><text:span text:style-name="T49_49"><text:s/></text:span><text:span text:style-name="T49_50">no</text:span><text:span text:style-name="T49_51"><text:s/></text:span><text:span text:style-name="T49_52">sabe</text:span><text:span text:style-name="T49_53"><text:s/></text:span><text:span text:style-name="T49_54">que</text:span><text:span text:style-name="T49_55"><text:s/></text:span><text:span text:style-name="T49_56">és</text:span><text:span text:style-name="T49_57">.<text:s/></text:span><text:span text:style-name="T49_58">Ell</text:span><text:span text:style-name="T49_59"><text:s/></text:span><text:span text:style-name="T49_60">significado</text:span><text:span text:style-name="T49_61"><text:s/></text:span><text:span text:style-name="T49_62">de</text:span><text:span text:style-name="T49_63"><text:s/></text:span><text:span text:style-name="T49_64">juego</text:span><text:span text:style-name="T49_65"><text:s/></text:span><text:span text:style-name="T49_66">multijugador</text:span><text:span text:style-name="T49_67"><text:s/></text:span><text:span text:style-name="T49_68">online</text:span><text:span text:style-name="T49_69"><text:s/></text:span><text:span text:style-name="T49_70">es</text:span><text:span text:style-name="T49_71"><text:s/></text:span><text:span text:style-name="T49_72">aquel</text:span><text:span text:style-name="T49_73"><text:s/></text:span><text:span text:style-name="T49_74">videojuego</text:span><text:span text:style-name="T49_75"><text:s/></text:span><text:span text:style-name="T49_76">que</text:span><text:span text:style-name="T49_77"><text:s/></text:span><text:span text:style-name="T49_78">te</text:span><text:span text:style-name="T49_79"><text:s/></text:span><text:span text:style-name="T49_80">permite</text:span><text:span text:style-name="T49_81"><text:s/></text:span><text:span text:style-name="T49_82">jugar</text:span><text:span text:style-name="T49_83"><text:s/></text:span><text:span text:style-name="T49_84">con</text:span><text:span text:style-name="T49_85"><text:s/></text:span><text:span text:style-name="T49_86">otros</text:span><text:span text:style-name="T49_87"><text:s/></text:span><text:span text:style-name="T49_88">usuarios</text:span><text:span text:style-name="T49_89"><text:s/></text:span><text:span text:style-name="T49_90">que</text:span><text:span text:style-name="T49_91"><text:s/></text:span><text:span text:style-name="T49_92">estén</text:span><text:span text:style-name="T49_93"><text:s/></text:span><text:span text:style-name="T49_94">conectados</text:span><text:span text:style-name="T49_95"><text:s/></text:span><text:span text:style-name="T49_96">al</text:span><text:span text:style-name="T49_97"><text:s/></text:span><text:span text:style-name="T49_98">juego</text:span><text:span text:style-name="T49_99"><text:s/></text:span><text:span text:style-name="T49_100">a</text:span><text:span text:style-name="T49_101"><text:s/></text:span><text:span text:style-name="T49_102">través</text:span><text:span text:style-name="T49_103"><text:s/></text:span><text:span text:style-name="T49_104">de</text:span><text:span text:style-name="T49_105"><text:s/></text:span><text:span text:style-name="T49_106">cualquier</text:span><text:span text:style-name="T49_107"><text:s/></text:span><text:span text:style-name="T49_108">red</text:span><text:span text:style-name="T49_109">,<text:s/></text:span><text:span text:style-name="T49_110">en</text:span><text:span text:style-name="T49_111"><text:s/></text:span><text:span text:style-name="T49_112">nuestro</text:span><text:span text:style-name="T49_113"><text:s/></text:span><text:span text:style-name="T49_114">caso</text:span><text:span text:style-name="T49_115"><text:s/></text:span><text:span text:style-name="T49_116">Internet</text:span><text:span text:style-name="T49_117">,<text:s/></text:span><text:span text:style-name="T49_118">a</text:span><text:span text:style-name="T49_119"><text:s/></text:span><text:span text:style-name="T49_120">la</text:span><text:span text:style-name="T49_121"><text:s/></text:span><text:span text:style-name="T49_122">cuál</text:span><text:span text:style-name="T49_123"><text:s/></text:span><text:span text:style-name="T49_124">podéis</text:span><text:span text:style-name="T49_125"><text:s/></text:span><text:span text:style-name="T49_126">conectaros</text:span><text:span text:style-name="T49_127"><text:s/></text:span><text:span text:style-name="T49_128">a</text:span><text:span text:style-name="T49_129"><text:s/></text:span><text:span text:style-name="T49_130">través</text:span><text:span text:style-name="T49_131"><text:s/></text:span><text:span text:style-name="T49_132">del</text:span><text:span text:style-name="T49_133"><text:s/></text:span><text:span text:style-name="T49_134">router</text:span><text:span text:style-name="T49_135">,<text:s/>3</text:span><text:span text:style-name="T49_136">G</text:span><text:span text:style-name="T49_137"><text:s/></text:span><text:span text:style-name="T49_138">o</text:span><text:span text:style-name="T49_139">.<text:s/></text:span><text:span text:style-name="T49_140">Nuestra</text:span><text:span text:style-name="T49_141"><text:s/></text:span><text:span text:style-name="T49_142">aplicación</text:span><text:span text:style-name="T49_143"><text:s/></text:span><text:span text:style-name="T49_144">se</text:span><text:span text:style-name="T49_145"><text:s/></text:span><text:span text:style-name="T49_146">basa</text:span><text:span text:style-name="T49_147"><text:s/></text:span><text:span text:style-name="T49_148">en</text:span><text:span text:style-name="T49_149"><text:s/></text:span><text:span text:style-name="T49_150">dos</text:span><text:span text:style-name="T49_151"><text:s/></text:span><text:span text:style-name="T49_152">sistemas</text:span><text:span text:style-name="T49_153"><text:s/></text:span><text:span text:style-name="T49_154">para</text:span><text:span text:style-name="T49_155"><text:s/></text:span><text:span text:style-name="T49_156">conseguir</text:span><text:span text:style-name="T49_157"><text:s/></text:span><text:span text:style-name="T49_158">que</text:span><text:span text:style-name="T49_159"><text:s/></text:span><text:span text:style-name="T49_160">sea</text:span><text:span text:style-name="T49_161"><text:s/></text:span><text:span text:style-name="T49_162">multijugador</text:span><text:span text:style-name="T49_163"><text:s/></text:span><text:span text:style-name="T49_164">online</text:span><text:span text:style-name="T49_165"><text:s/></text:span><text:span text:style-name="T49_166">de</text:span><text:span text:style-name="T49_167"><text:s/></text:span><text:span text:style-name="T49_168">forma</text:span><text:span text:style-name="T49_169"><text:s/></text:span><text:span text:style-name="T49_170">cómoda</text:span><text:span text:style-name="T49_171"><text:s/>:<text:s/></text:span><text:span text:style-name="T49_172">el</text:span><text:span text:style-name="T49_173"><text:s/></text:span><text:span text:style-name="T49_174">sistema</text:span><text:span text:style-name="T49_175"><text:s/></text:span><text:span text:style-name="T49_176">de</text:span><text:span text:style-name="T49_177"><text:s/></text:span><text:span text:style-name="T49_178">amigos</text:span><text:span text:style-name="T49_179"><text:s/></text:span><text:span text:style-name="T49_180">y</text:span><text:span text:style-name="T49_181"><text:s/></text:span><text:span text:style-name="T49_182">el</text:span><text:span text:style-name="T49_183"><text:s/></text:span><text:span text:style-name="T49_184">sistema</text:span><text:span text:style-name="T49_185"><text:s/></text:span><text:span text:style-name="T49_186">de</text:span><text:span text:style-name="T49_187"><text:s/></text:span><text:span text:style-name="T49_188">creación</text:span><text:span text:style-name="T49_189"><text:s/></text:span><text:span text:style-name="T49_190">de</text:span><text:span text:style-name="T49_191"><text:s/></text:span><text:span text:style-name="T49_192">partidas</text:span><text:span text:style-name="T49_193">.<text:s text:c="4"/></text:span></text:p>
      <text:p text:style-name="P50"/>
      <text:p text:style-name="P51"><text:span text:style-name="T51_1">El</text:span><text:span text:style-name="T51_2"><text:s/></text:span><text:span text:style-name="T51_3">sistema</text:span><text:span text:style-name="T51_4"><text:s/></text:span><text:span text:style-name="T51_5">de</text:span><text:span text:style-name="T51_6"><text:s/></text:span><text:span text:style-name="T51_7">creación</text:span><text:span text:style-name="T51_8"><text:s/></text:span><text:span text:style-name="T51_9">de</text:span><text:span text:style-name="T51_10"><text:s/></text:span><text:span text:style-name="T51_11">partidas</text:span><text:span text:style-name="T51_12"><text:s/></text:span><text:span text:style-name="T51_13">consta</text:span><text:span text:style-name="T51_14"><text:s/></text:span><text:span text:style-name="T51_15">de</text:span><text:span text:style-name="T51_16"><text:s/></text:span><text:span text:style-name="T51_17">dos</text:span><text:span text:style-name="T51_18"><text:s/></text:span><text:span text:style-name="T51_19">tipos</text:span><text:span text:style-name="T51_20"><text:s/></text:span><text:span text:style-name="T51_21">de</text:span><text:span text:style-name="T51_22"><text:s/></text:span><text:span text:style-name="T51_23">partida</text:span><text:span text:style-name="T51_24">:<text:s/></text:span><text:span text:style-name="T51_25">Las</text:span><text:span text:style-name="T51_26"><text:s/></text:span><text:span text:style-name="T51_27">partidas</text:span><text:span text:style-name="T51_28"><text:s/></text:span><text:span text:style-name="T51_29">públicas</text:span><text:span text:style-name="T51_30"><text:s/></text:span><text:span text:style-name="T51_31">y</text:span><text:span text:style-name="T51_32"><text:s/></text:span><text:span text:style-name="T51_33">las</text:span><text:span text:style-name="T51_34"><text:s/></text:span><text:span text:style-name="T51_35">partidas</text:span><text:span text:style-name="T51_36"><text:s/></text:span><text:span text:style-name="T51_37">privadas</text:span><text:span text:style-name="T51_38">.<text:s/></text:span><text:span text:style-name="T51_39">Las</text:span><text:span text:style-name="T51_40"><text:s/></text:span><text:span text:style-name="T51_41">partidas</text:span><text:span text:style-name="T51_42"><text:s/></text:span><text:span text:style-name="T51_43">públicas</text:span><text:span text:style-name="T51_44"><text:s/></text:span><text:span text:style-name="T51_45">son</text:span><text:span text:style-name="T51_46"><text:s/></text:span><text:span text:style-name="T51_47">aquellas</text:span><text:span text:style-name="T51_48"><text:s/></text:span><text:span text:style-name="T51_49">partidas</text:span><text:span text:style-name="T51_50"><text:s/></text:span><text:span text:style-name="T51_51">en</text:span><text:span text:style-name="T51_52"><text:s/></text:span><text:span text:style-name="T51_53">las</text:span><text:span text:style-name="T51_54"><text:s/></text:span><text:span text:style-name="T51_55">que</text:span><text:span text:style-name="T51_56"><text:s/></text:span><text:span text:style-name="T51_57">jugamos</text:span><text:span text:style-name="T51_58"><text:s/></text:span><text:span text:style-name="T51_59">con</text:span><text:span text:style-name="T51_60"><text:s/></text:span><text:span text:style-name="T51_61">otras</text:span><text:span text:style-name="T51_62"><text:s/></text:span><text:span text:style-name="T51_63">personas</text:span><text:span text:style-name="T51_64"><text:s/></text:span><text:span text:style-name="T51_65">que</text:span><text:span text:style-name="T51_66"><text:s/></text:span><text:span text:style-name="T51_67">estén</text:span><text:span text:style-name="T51_68"><text:s/></text:span><text:span text:style-name="T51_69">en</text:span><text:span text:style-name="T51_70"><text:s/></text:span><text:span text:style-name="T51_71">la</text:span><text:span text:style-name="T51_72"><text:s/></text:span><text:span text:style-name="T51_73">lista</text:span><text:span text:style-name="T51_74"><text:s/></text:span><text:span text:style-name="T51_75">de</text:span><text:span text:style-name="T51_76"><text:s/></text:span><text:span text:style-name="T51_77">espera</text:span><text:span text:style-name="T51_78"><text:s/></text:span><text:span text:style-name="T51_79">de</text:span><text:span text:style-name="T51_80"><text:s/></text:span><text:span text:style-name="T51_81">partidas</text:span><text:span text:style-name="T51_82"><text:s/></text:span><text:span text:style-name="T51_83">públicas</text:span><text:span text:style-name="T51_84">.<text:s/></text:span><text:span text:style-name="T51_85">Cuando</text:span><text:span text:style-name="T51_86"><text:s/></text:span><text:span text:style-name="T51_87">el</text:span><text:span text:style-name="T51_88"><text:s/></text:span><text:span text:style-name="T51_89">sistema</text:span><text:span text:style-name="T51_90"><text:s/></text:span><text:span text:style-name="T51_91">haya</text:span><text:span text:style-name="T51_92"><text:s/></text:span><text:span text:style-name="T51_93">encontrado</text:span><text:span text:style-name="T51_94"><text:s/></text:span><text:span text:style-name="T51_95">a</text:span><text:span text:style-name="T51_96"><text:s/></text:span><text:span text:style-name="T51_97">cuatro</text:span><text:span text:style-name="T51_98"><text:s/></text:span><text:span text:style-name="T51_99">usuarios</text:span><text:span text:style-name="T51_100">,<text:s/></text:span><text:span text:style-name="T51_101">que</text:span><text:span text:style-name="T51_102"><text:s/></text:span><text:span text:style-name="T51_103">es</text:span><text:span text:style-name="T51_104"><text:s/></text:span><text:span text:style-name="T51_105">el</text:span><text:span text:style-name="T51_106"><text:s/></text:span><text:span text:style-name="T51_107">máximo</text:span><text:span text:style-name="T51_108"><text:s/></text:span><text:span text:style-name="T51_109">de</text:span><text:span text:style-name="T51_110"><text:s/></text:span><text:span text:style-name="T51_111">jugadores</text:span><text:span text:style-name="T51_112"><text:s/></text:span><text:span text:style-name="T51_113">por</text:span><text:span text:style-name="T51_114"><text:s/></text:span><text:span text:style-name="T51_115">partida</text:span><text:span text:style-name="T51_116"><text:s/></text:span><text:span text:style-name="T51_117">que</text:span><text:span text:style-name="T51_118"><text:s/></text:span><text:span text:style-name="T51_119">se</text:span><text:span text:style-name="T51_120"><text:s/></text:span><text:span text:style-name="T51_121">ha</text:span><text:span text:style-name="T51_122"><text:s/></text:span><text:span text:style-name="T51_123">fijado</text:span><text:span text:style-name="T51_124">,<text:s/></text:span><text:span text:style-name="T51_125">comenzará</text:span><text:span text:style-name="T51_126"><text:s/></text:span><text:span text:style-name="T51_127">la</text:span><text:span text:style-name="T51_128"><text:s/></text:span><text:span text:style-name="T51_129">partida</text:span><text:span text:style-name="T51_130">.<text:s/></text:span><text:span text:style-name="T51_131">Las</text:span><text:span text:style-name="T51_132"><text:s/></text:span><text:span text:style-name="T51_133">partidas</text:span><text:span text:style-name="T51_134"><text:s/></text:span><text:span text:style-name="T51_135">privadas</text:span><text:span text:style-name="T51_136"><text:s/></text:span><text:span text:style-name="T51_137">por</text:span><text:span text:style-name="T51_138"><text:s/></text:span><text:span text:style-name="T51_139">el</text:span><text:span text:style-name="T51_140"><text:s/></text:span><text:span text:style-name="T51_141">lado</text:span><text:span text:style-name="T51_142"><text:s/></text:span><text:span text:style-name="T51_143">contrario</text:span><text:span text:style-name="T51_144">,<text:s/></text:span><text:span text:style-name="T51_145">son</text:span><text:span text:style-name="T51_146"><text:s/></text:span><text:span text:style-name="T51_147">aquellas</text:span><text:span text:style-name="T51_148"><text:s/></text:span><text:span text:style-name="T51_149">que</text:span><text:span text:style-name="T51_150"><text:s/></text:span><text:span text:style-name="T51_151">sólo</text:span><text:span text:style-name="T51_152"><text:s/></text:span><text:span text:style-name="T51_153">podrás</text:span><text:span text:style-name="T51_154"><text:s/></text:span><text:span text:style-name="T51_155">jugar</text:span><text:span text:style-name="T51_156"><text:s/></text:span><text:span text:style-name="T51_157">con</text:span><text:span text:style-name="T51_158"><text:s/></text:span><text:span text:style-name="T51_159">tus</text:span><text:span text:style-name="T51_160"><text:s/></text:span><text:span text:style-name="T51_161">amigos</text:span><text:span text:style-name="T51_162"><text:s/></text:span><text:span text:style-name="T51_163">y</text:span><text:span text:style-name="T51_164"><text:s/></text:span><text:span text:style-name="T51_165">el</text:span><text:span text:style-name="T51_166"><text:s/></text:span><text:span text:style-name="T51_167">sistema</text:span><text:span text:style-name="T51_168"><text:s/></text:span><text:span text:style-name="T51_169">no</text:span><text:span text:style-name="T51_170"><text:s/></text:span><text:span text:style-name="T51_171">os</text:span><text:span text:style-name="T51_172"><text:s/></text:span><text:span text:style-name="T51_173">buscará</text:span><text:span text:style-name="T51_174"><text:s/></text:span><text:span text:style-name="T51_175">más</text:span><text:span text:style-name="T51_176"><text:s/></text:span><text:span text:style-name="T51_177">jugadores</text:span><text:span text:style-name="T51_178">.</text:span></text:p>
      <text:p text:style-name="P52"/>
      <text:p text:style-name="P53"/>
      <text:p text:style-name="P54"/>
      <text:p text:style-name="P55"/>
      <text:p text:style-name="P56"/>
      <text:p text:style-name="P57"><text:span text:style-name="T57_1">Diapositiva</text:span><text:span text:style-name="T57_2"><text:s/>4<text:s/></text:span><text:span text:style-name="T57_3">parte</text:span><text:span text:style-name="T57_4"><text:s/></text:span><text:span text:style-name="T57_5">b</text:span><text:span text:style-name="T57_6"><text:s/>(</text:span><text:span text:style-name="T57_7">Multijugador</text:span><text:span text:style-name="T57_8"><text:s/></text:span><text:span text:style-name="T57_9">online</text:span><text:span text:style-name="T57_10">):<text:s/></text:span><text:span text:style-name="T57_11">[</text:span><text:span text:style-name="T57_12">DIEGO</text:span><text:span text:style-name="T57_13">]</text:span></text:p>
      <text:p text:style-name="P58"/>
      <text:p text:style-name="P59"><text:span text:style-name="T59_1">-<text:s/></text:span><text:span text:style-name="T59_2">Amigos</text:span></text:p>
      <text:p text:style-name="P60"/>
      <text:p text:style-name="P61"><text:span text:style-name="T61_1">El</text:span><text:span text:style-name="T61_2"><text:s/></text:span><text:span text:style-name="T61_3">sistema</text:span><text:span text:style-name="T61_4"><text:s/></text:span><text:span text:style-name="T61_5">de</text:span><text:span text:style-name="T61_6"><text:s/></text:span><text:span text:style-name="T61_7">lista</text:span><text:span text:style-name="T61_8"><text:s/></text:span><text:span text:style-name="T61_9">de</text:span><text:span text:style-name="T61_10"><text:s/></text:span><text:span text:style-name="T61_11">amigos</text:span><text:span text:style-name="T61_12"><text:s/></text:span><text:span text:style-name="T61_13">el</text:span><text:span text:style-name="T61_14"><text:s/></text:span><text:span text:style-name="T61_15">cual</text:span><text:span text:style-name="T61_16"><text:s/></text:span><text:span text:style-name="T61_17">podeis</text:span><text:span text:style-name="T61_18"><text:s/></text:span><text:span text:style-name="T61_19">ver</text:span><text:span text:style-name="T61_20"><text:s/></text:span><text:span text:style-name="T61_21">en</text:span><text:span text:style-name="T61_22"><text:s/></text:span><text:span text:style-name="T61_23">esta</text:span><text:span text:style-name="T61_24"><text:s/></text:span><text:span text:style-name="T61_25">diapositiva</text:span><text:span text:style-name="T61_26"><text:s/></text:span><text:span text:style-name="T61_27">se</text:span><text:span text:style-name="T61_28"><text:s/></text:span><text:span text:style-name="T61_29">ha</text:span><text:span text:style-name="T61_30"><text:s/></text:span><text:span text:style-name="T61_31">diseñado</text:span><text:span text:style-name="T61_32"><text:s/></text:span><text:span text:style-name="T61_33">para</text:span><text:span text:style-name="T61_34"><text:s/></text:span><text:span text:style-name="T61_35">que</text:span><text:span text:style-name="T61_36"><text:s/></text:span><text:span text:style-name="T61_37">de</text:span><text:span text:style-name="T61_38"><text:s/></text:span><text:span text:style-name="T61_39">manera</text:span><text:span text:style-name="T61_40"><text:s/></text:span><text:span text:style-name="T61_41">intuitiva</text:span><text:span text:style-name="T61_42"><text:s/></text:span><text:span text:style-name="T61_43">se</text:span><text:span text:style-name="T61_44"><text:s/></text:span><text:span text:style-name="T61_45">pueda</text:span><text:span text:style-name="T61_46"><text:s/></text:span><text:span text:style-name="T61_47">jugar</text:span><text:span text:style-name="T61_48"><text:s/></text:span><text:span text:style-name="T61_49">con</text:span><text:span text:style-name="T61_50"><text:s/></text:span><text:span text:style-name="T61_51">tus</text:span><text:span text:style-name="T61_52"><text:s/></text:span><text:span text:style-name="T61_53">amigos</text:span><text:span text:style-name="T61_54">.<text:s/></text:span><text:span text:style-name="T61_55">Como</text:span><text:span text:style-name="T61_56"><text:s/></text:span><text:span text:style-name="T61_57">podemos</text:span><text:span text:style-name="T61_58"><text:s/></text:span><text:span text:style-name="T61_59">ver</text:span><text:span text:style-name="T61_60"><text:s/></text:span><text:span text:style-name="T61_61">hay</text:span><text:span text:style-name="T61_62"><text:s/></text:span><text:span text:style-name="T61_63">dos</text:span><text:span text:style-name="T61_64"><text:s/></text:span><text:span text:style-name="T61_65">tablas</text:span><text:span text:style-name="T61_66"><text:s/></text:span><text:span text:style-name="T61_67">la</text:span><text:span text:style-name="T61_68"><text:s/></text:span><text:span text:style-name="T61_69">de</text:span><text:span text:style-name="T61_70"><text:s/></text:span><text:span text:style-name="T61_71">usuario</text:span><text:span text:style-name="T61_72"><text:s/></text:span><text:span text:style-name="T61_73">conectados</text:span><text:span text:style-name="T61_74"><text:s/></text:span><text:span text:style-name="T61_75">y</text:span><text:span text:style-name="T61_76"><text:s/></text:span><text:span text:style-name="T61_77">los</text:span><text:span text:style-name="T61_78"><text:s/></text:span><text:span text:style-name="T61_79">que</text:span><text:span text:style-name="T61_80"><text:s/></text:span><text:span text:style-name="T61_81">están</text:span><text:span text:style-name="T61_82"><text:s/></text:span><text:span text:style-name="T61_83">desconectados</text:span><text:span text:style-name="T61_84">.<text:s/></text:span><text:span text:style-name="T61_85">Unicamente</text:span><text:span text:style-name="T61_86"><text:s/></text:span><text:span text:style-name="T61_87">podremos</text:span><text:span text:style-name="T61_88"><text:s/></text:span><text:span text:style-name="T61_89">jugar</text:span><text:span text:style-name="T61_90"><text:s/></text:span><text:span text:style-name="T61_91">con</text:span><text:span text:style-name="T61_92"><text:s/></text:span><text:span text:style-name="T61_93">aquellos</text:span><text:span text:style-name="T61_94"><text:s/></text:span><text:span text:style-name="T61_95">que</text:span><text:span text:style-name="T61_96"><text:s/></text:span><text:span text:style-name="T61_97">esten</text:span><text:span text:style-name="T61_98"><text:s/></text:span><text:span text:style-name="T61_99">online</text:span><text:span text:style-name="T61_100"><text:s/></text:span><text:span text:style-name="T61_101">y</text:span><text:span text:style-name="T61_102"><text:s/></text:span><text:span text:style-name="T61_103">están</text:span><text:span text:style-name="T61_104"><text:s/></text:span><text:span text:style-name="T61_105">disponibles</text:span><text:span text:style-name="T61_106">.<text:s/></text:span><text:span text:style-name="T61_107">No</text:span><text:span text:style-name="T61_108"><text:s/></text:span><text:span text:style-name="T61_109">podremos</text:span><text:span text:style-name="T61_110"><text:s/></text:span><text:span text:style-name="T61_111">jugar</text:span><text:span text:style-name="T61_112"><text:s/></text:span><text:span text:style-name="T61_113">con</text:span><text:span text:style-name="T61_114"><text:s/></text:span><text:span text:style-name="T61_115">usuarios</text:span><text:span text:style-name="T61_116"><text:s/></text:span><text:span text:style-name="T61_117">queesténn</text:span><text:span text:style-name="T61_118"><text:s/></text:span><text:span text:style-name="T61_119">en</text:span><text:span text:style-name="T61_120"><text:s/></text:span><text:span text:style-name="T61_121">otras</text:span><text:span text:style-name="T61_122"><text:s/></text:span><text:span text:style-name="T61_123">partidas</text:span><text:span text:style-name="T61_124"><text:s/></text:span><text:span text:style-name="T61_125">o</text:span><text:span text:style-name="T61_126"><text:s/></text:span><text:span text:style-name="T61_127">aquellos</text:span><text:span text:style-name="T61_128"><text:s/></text:span><text:span text:style-name="T61_129">que</text:span><text:span text:style-name="T61_130"><text:s/></text:span><text:span text:style-name="T61_131">estén</text:span><text:span text:style-name="T61_132"><text:s/></text:span><text:span text:style-name="T61_133">desconectados</text:span><text:span text:style-name="T61_134">.<text:s/></text:span><text:span text:style-name="T61_135">Para</text:span><text:span text:style-name="T61_136"><text:s/></text:span><text:span text:style-name="T61_137">poder</text:span><text:span text:style-name="T61_138"><text:s/></text:span><text:span text:style-name="T61_139">añadir</text:span><text:span text:style-name="T61_140"><text:s/></text:span><text:span text:style-name="T61_141">a</text:span><text:span text:style-name="T61_142"><text:s/></text:span><text:span text:style-name="T61_143">un</text:span><text:span text:style-name="T61_144"><text:s/></text:span><text:span text:style-name="T61_145">usuario</text:span><text:span text:style-name="T61_146"><text:s/></text:span><text:span text:style-name="T61_147">a</text:span><text:span text:style-name="T61_148"><text:s/></text:span><text:span text:style-name="T61_149">tu</text:span><text:span text:style-name="T61_150"><text:s/></text:span><text:span text:style-name="T61_151">lista</text:span><text:span text:style-name="T61_152"><text:s/></text:span><text:span text:style-name="T61_153">de</text:span><text:span text:style-name="T61_154"><text:s/></text:span><text:span text:style-name="T61_155">amigos</text:span><text:span text:style-name="T61_156"><text:s/></text:span><text:span text:style-name="T61_157">es</text:span><text:span text:style-name="T61_158"><text:s/></text:span><text:span text:style-name="T61_159">tan</text:span><text:span text:style-name="T61_160"><text:s/></text:span><text:span text:style-name="T61_161">sencillo</text:span><text:span text:style-name="T61_162"><text:s/></text:span><text:span text:style-name="T61_163">como</text:span><text:span text:style-name="T61_164"><text:s/></text:span><text:span text:style-name="T61_165">poner</text:span><text:span text:style-name="T61_166"><text:s/></text:span><text:span text:style-name="T61_167">aqui</text:span><text:span text:style-name="T61_168"><text:s/></text:span><text:span text:style-name="T61_169">su</text:span><text:span text:style-name="T61_170"><text:s/></text:span><text:span text:style-name="T61_171">nombre</text:span><text:span text:style-name="T61_172"><text:s/></text:span><text:span text:style-name="T61_173">de</text:span><text:span text:style-name="T61_174"><text:s/></text:span><text:span text:style-name="T61_175">usuario</text:span><text:span text:style-name="T61_176">.<text:s/></text:span><text:span text:style-name="T61_177">El</text:span><text:span text:style-name="T61_178"><text:s/></text:span><text:span text:style-name="T61_179">recibira</text:span><text:span text:style-name="T61_180"><text:s/></text:span><text:span text:style-name="T61_181">unanotificacionn</text:span><text:span text:style-name="T61_182"><text:s/></text:span><text:span text:style-name="T61_183">y</text:span><text:span text:style-name="T61_184"><text:s/></text:span><text:span text:style-name="T61_185">si</text:span><text:span text:style-name="T61_186"><text:s/></text:span><text:span text:style-name="T61_187">es</text:span><text:span text:style-name="T61_188"><text:s/></text:span><text:span text:style-name="T61_189">lo</text:span><text:span text:style-name="T61_190"><text:s/></text:span><text:span text:style-name="T61_191">suficiente</text:span><text:span text:style-name="T61_192"><text:s/></text:span><text:span text:style-name="T61_193">majo</text:span><text:span text:style-name="T61_194"><text:s/></text:span><text:span text:style-name="T61_195">y</text:span><text:span text:style-name="T61_196"><text:s/></text:span><text:span text:style-name="T61_197">la</text:span><text:span text:style-name="T61_198"><text:s/></text:span><text:span text:style-name="T61_199">acepta</text:span><text:span text:style-name="T61_200"><text:s/></text:span><text:span text:style-name="T61_201">los</text:span><text:span text:style-name="T61_202"><text:s/></text:span><text:span text:style-name="T61_203">dos</text:span><text:span text:style-name="T61_204"><text:s/></text:span><text:span text:style-name="T61_205">series</text:span><text:span text:style-name="T61_206"><text:s/></text:span><text:span text:style-name="T61_207">amigos</text:span><text:span text:style-name="T61_208"><text:s/></text:span><text:span text:style-name="T61_209">y</text:span><text:span text:style-name="T61_210"><text:s/></text:span><text:span text:style-name="T61_211">os</text:span><text:span text:style-name="T61_212"><text:s/></text:span><text:span text:style-name="T61_213">podréis</text:span><text:span text:style-name="T61_214"><text:s/></text:span><text:span text:style-name="T61_215">invitar</text:span><text:span text:style-name="T61_216"><text:s/></text:span><text:span text:style-name="T61_217">el</text:span><text:span text:style-name="T61_218"><text:s/></text:span><text:span text:style-name="T61_219">uno</text:span><text:span text:style-name="T61_220"><text:s/></text:span><text:span text:style-name="T61_221">al</text:span><text:span text:style-name="T61_222"><text:s/></text:span><text:span text:style-name="T61_223">otro</text:span><text:span text:style-name="T61_224"><text:s/></text:span><text:span text:style-name="T61_225">para</text:span><text:span text:style-name="T61_226"><text:s/></text:span><text:span text:style-name="T61_227">jugar</text:span><text:span text:style-name="T61_228">.<text:s/></text:span><text:span text:style-name="T61_229">Tambien</text:span><text:span text:style-name="T61_230"><text:s/></text:span><text:span text:style-name="T61_231">si</text:span><text:span text:style-name="T61_232"><text:s/></text:span><text:span text:style-name="T61_233">algunos</text:span><text:span text:style-name="T61_234"><text:s/></text:span><text:span text:style-name="T61_235">de</text:span><text:span text:style-name="T61_236"><text:s/></text:span><text:span text:style-name="T61_237">tus</text:span><text:span text:style-name="T61_238"><text:s/></text:span><text:span text:style-name="T61_239">amigos</text:span><text:span text:style-name="T61_240"><text:s/></text:span><text:span text:style-name="T61_241">te</text:span><text:span text:style-name="T61_242"><text:s/></text:span><text:span text:style-name="T61_243">ha</text:span><text:span text:style-name="T61_244"><text:s/></text:span><text:span text:style-name="T61_245">metido</text:span><text:span text:style-name="T61_246"><text:s/></text:span><text:span text:style-name="T61_247">una</text:span><text:span text:style-name="T61_248"><text:s/></text:span><text:span text:style-name="T61_249">buena</text:span><text:span text:style-name="T61_250"><text:s/></text:span><text:span text:style-name="T61_251">palizilla</text:span><text:span text:style-name="T61_252"><text:s/></text:span><text:span text:style-name="T61_253">y</text:span><text:span text:style-name="T61_254"><text:s/></text:span><text:span text:style-name="T61_255">te</text:span><text:span text:style-name="T61_256"><text:s/></text:span><text:span text:style-name="T61_257">has</text:span><text:span text:style-name="T61_258"><text:s/></text:span><text:span text:style-name="T61_259">picado</text:span><text:span text:style-name="T61_260"><text:s/></text:span><text:span text:style-name="T61_261">puedes</text:span><text:span text:style-name="T61_262"><text:s/></text:span><text:span text:style-name="T61_263">quitarle</text:span><text:span text:style-name="T61_264"><text:s/></text:span><text:span text:style-name="T61_265">de</text:span><text:span text:style-name="T61_266"><text:s/></text:span><text:span text:style-name="T61_267">tu</text:span><text:span text:style-name="T61_268"><text:s/></text:span><text:span text:style-name="T61_269">lista</text:span><text:span text:style-name="T61_270"><text:s/></text:span><text:span text:style-name="T61_271">de</text:span><text:span text:style-name="T61_272"><text:s/></text:span><text:span text:style-name="T61_273">amigos</text:span><text:span text:style-name="T61_274">.</text:span></text:p>
      <text:p text:style-name="P62"/>
      <text:p text:style-name="P63"/>
      <text:p text:style-name="P64"><text:span text:style-name="T64_1">Diapositiva</text:span><text:span text:style-name="T64_2"><text:s/>5<text:s/>(</text:span><text:span text:style-name="T64_3">Temática</text:span><text:span text:style-name="T64_4"><text:s/></text:span><text:span text:style-name="T64_5">original</text:span><text:span text:style-name="T64_6">):<text:s/></text:span><text:span text:style-name="T64_7">[</text:span><text:span text:style-name="T64_8">DIEGO</text:span><text:span text:style-name="T64_9">]</text:span></text:p>
      <text:p text:style-name="P65"/>
      <text:p text:style-name="P66"><text:span text:style-name="T66_1">Como</text:span><text:span text:style-name="T66_2"><text:s/></text:span><text:span text:style-name="T66_3">podemos</text:span><text:span text:style-name="T66_4"><text:s/></text:span><text:span text:style-name="T66_5">observar</text:span><text:span text:style-name="T66_6"><text:s/></text:span><text:span text:style-name="T66_7">aqui</text:span><text:span text:style-name="T66_8">,<text:s text:c="2"/></text:span><text:span text:style-name="T66_9">tenemos</text:span><text:span text:style-name="T66_10"><text:s/></text:span><text:span text:style-name="T66_11">algunos</text:span><text:span text:style-name="T66_12"><text:s/></text:span><text:span text:style-name="T66_13">de</text:span><text:span text:style-name="T66_14"><text:s/></text:span><text:span text:style-name="T66_15">los</text:span><text:span text:style-name="T66_16"><text:s/></text:span><text:span text:style-name="T66_17">graficos</text:span><text:span text:style-name="T66_18"><text:s/></text:span><text:span text:style-name="T66_19">de</text:span><text:span text:style-name="T66_20"><text:s/></text:span><text:span text:style-name="T66_21">nuestra</text:span><text:span text:style-name="T66_22"><text:s/></text:span><text:span text:style-name="T66_23">aplicacion</text:span><text:span text:style-name="T66_24">.<text:s/></text:span><text:span text:style-name="T66_25">Por</text:span><text:span text:style-name="T66_26"><text:s/></text:span><text:span text:style-name="T66_27">lo</text:span><text:span text:style-name="T66_28"><text:s/></text:span><text:span text:style-name="T66_29">que</text:span><text:span text:style-name="T66_30"><text:s/></text:span><text:span text:style-name="T66_31">habréis</text:span><text:span text:style-name="T66_32"><text:s/></text:span><text:span text:style-name="T66_33">visto</text:span><text:span text:style-name="T66_34"><text:s/></text:span><text:span text:style-name="T66_35">en</text:span><text:span text:style-name="T66_36"><text:s/></text:span><text:span text:style-name="T66_37">la</text:span><text:span text:style-name="T66_38"><text:s/></text:span><text:span text:style-name="T66_39">anterior</text:span><text:span text:style-name="T66_40"><text:s/></text:span><text:span text:style-name="T66_41">transparencia</text:span><text:span text:style-name="T66_42"><text:s/></text:span><text:span text:style-name="T66_43">donde</text:span><text:span text:style-name="T66_44"><text:s/></text:span><text:span text:style-name="T66_45">mi</text:span><text:span text:style-name="T66_46"><text:s/></text:span><text:span text:style-name="T66_47">compañera</text:span><text:span text:style-name="T66_48"><text:s/></text:span><text:span text:style-name="T66_49">os</text:span><text:span text:style-name="T66_50"><text:s/></text:span><text:span text:style-name="T66_51">explicaba</text:span><text:span text:style-name="T66_52"><text:s/></text:span><text:span text:style-name="T66_53">el</text:span><text:span text:style-name="T66_54"><text:s/></text:span><text:span text:style-name="T66_55">juego</text:span><text:span text:style-name="T66_56"><text:s/></text:span><text:span text:style-name="T66_57">y</text:span><text:span text:style-name="T66_58"><text:s/></text:span><text:span text:style-name="T66_59">en</text:span><text:span text:style-name="T66_60"><text:s/></text:span><text:span text:style-name="T66_61">esta</text:span><text:span text:style-name="T66_62"><text:s/></text:span><text:span text:style-name="T66_63">que</text:span><text:span text:style-name="T66_64"><text:s/></text:span><text:span text:style-name="T66_65">os</text:span><text:span text:style-name="T66_66"><text:s/></text:span><text:span text:style-name="T66_67">mostramos</text:span><text:span text:style-name="T66_68"><text:s/></text:span><text:span text:style-name="T66_69">tenemos</text:span><text:span text:style-name="T66_70"><text:s/></text:span><text:span text:style-name="T66_71">una</text:span><text:span text:style-name="T66_72"><text:s/></text:span><text:span text:style-name="T66_73">temática</text:span><text:span text:style-name="T66_74"><text:s/></text:span><text:span text:style-name="T66_75">totalmente</text:span><text:span text:style-name="T66_76"><text:s/></text:span><text:span text:style-name="T66_77">original</text:span><text:span text:style-name="T66_78">!<text:s/></text:span><text:span text:style-name="T66_79">Este</text:span><text:span text:style-name="T66_80"><text:s/></text:span><text:span text:style-name="T66_81">es</text:span><text:span text:style-name="T66_82"><text:s/></text:span><text:span text:style-name="T66_83">uno</text:span><text:span text:style-name="T66_84"><text:s/></text:span><text:span text:style-name="T66_85">de</text:span><text:span text:style-name="T66_86"><text:s/></text:span><text:span text:style-name="T66_87">nuestro</text:span><text:span text:style-name="T66_88"><text:s/></text:span><text:span text:style-name="T66_89">grandes</text:span><text:span text:style-name="T66_90"><text:s/></text:span><text:span text:style-name="T66_91">fuertes</text:span><text:span text:style-name="T66_92"><text:s/></text:span><text:span text:style-name="T66_93">ya</text:span><text:span text:style-name="T66_94"><text:s/></text:span><text:span text:style-name="T66_95">que</text:span><text:span text:style-name="T66_96"><text:s/></text:span><text:span text:style-name="T66_97">esta</text:span><text:span text:style-name="T66_98"><text:s/></text:span><text:span text:style-name="T66_99">aplicacion</text:span><text:span text:style-name="T66_100"><text:s/></text:span><text:span text:style-name="T66_101">se</text:span><text:span text:style-name="T66_102"><text:s/></text:span><text:span text:style-name="T66_103">diferencia</text:span><text:span text:style-name="T66_104"><text:s/></text:span><text:span text:style-name="T66_105">del</text:span><text:span text:style-name="T66_106"><text:s/></text:span><text:span text:style-name="T66_107">resto</text:span><text:span text:style-name="T66_108"><text:s/></text:span><text:span text:style-name="T66_109">por</text:span><text:span text:style-name="T66_110"><text:s/></text:span><text:span text:style-name="T66_111">el</text:span><text:span text:style-name="T66_112"><text:s/></text:span><text:span text:style-name="T66_113">tema</text:span><text:span text:style-name="T66_114"><text:s/></text:span><text:span text:style-name="T66_115">que</text:span><text:span text:style-name="T66_116"><text:s/></text:span><text:span text:style-name="T66_117">hemos</text:span><text:span text:style-name="T66_118"><text:s/></text:span><text:span text:style-name="T66_119">elegido</text:span><text:span text:style-name="T66_120">.<text:s/></text:span><text:span text:style-name="T66_121">Hay</text:span><text:span text:style-name="T66_122"><text:s/></text:span><text:span text:style-name="T66_123">que</text:span><text:span text:style-name="T66_124"><text:s/></text:span><text:span text:style-name="T66_125">decir</text:span><text:span text:style-name="T66_126"><text:s/></text:span><text:span text:style-name="T66_127">que</text:span><text:span text:style-name="T66_128"><text:s/></text:span><text:span text:style-name="T66_129">todos</text:span><text:span text:style-name="T66_130"><text:s/></text:span><text:span text:style-name="T66_131">estos</text:span><text:span text:style-name="T66_132"><text:s/></text:span><text:span text:style-name="T66_133">graficos</text:span><text:span text:style-name="T66_134"><text:s/></text:span><text:span text:style-name="T66_135">y</text:span><text:span text:style-name="T66_136"><text:s/></text:span><text:span text:style-name="T66_137">las</text:span><text:span text:style-name="T66_138"><text:s/></text:span><text:span text:style-name="T66_139">animaciones</text:span><text:span text:style-name="T66_140"><text:s/></text:span><text:span text:style-name="T66_141">estan</text:span><text:span text:style-name="T66_142"><text:s/></text:span><text:span text:style-name="T66_143">diseñados</text:span><text:span text:style-name="T66_144"><text:s/></text:span><text:span text:style-name="T66_145">por</text:span><text:span text:style-name="T66_146"><text:s/></text:span><text:span text:style-name="T66_147">nuestro</text:span><text:span text:style-name="T66_148"><text:s/></text:span><text:span text:style-name="T66_149">equipo</text:span><text:span text:style-name="T66_150">.<text:s/></text:span><text:span text:style-name="T66_151">Tambien</text:span><text:span text:style-name="T66_152"><text:s/></text:span><text:span text:style-name="T66_153">he</text:span><text:span text:style-name="T66_154"><text:s/></text:span><text:span text:style-name="T66_155">de</text:span><text:span text:style-name="T66_156"><text:s/></text:span><text:span text:style-name="T66_157">mencionar</text:span><text:span text:style-name="T66_158"><text:s/></text:span><text:span text:style-name="T66_159">que</text:span><text:span text:style-name="T66_160"><text:s/></text:span><text:span text:style-name="T66_161">tambien</text:span><text:span text:style-name="T66_162"><text:s/></text:span><text:span text:style-name="T66_163">aparte</text:span><text:span text:style-name="T66_164"><text:s/></text:span><text:span text:style-name="T66_165">de</text:span><text:span text:style-name="T66_166"><text:s/></text:span><text:span text:style-name="T66_167">lo</text:span><text:span text:style-name="T66_168"><text:s/></text:span><text:span text:style-name="T66_169">graficos</text:span><text:span text:style-name="T66_170"><text:s/></text:span><text:span text:style-name="T66_171">tambien</text:span><text:span text:style-name="T66_172"><text:s/></text:span><text:span text:style-name="T66_173">contamos</text:span><text:span text:style-name="T66_174"><text:s/></text:span><text:span text:style-name="T66_175">con</text:span><text:span text:style-name="T66_176"><text:s/></text:span><text:span text:style-name="T66_177">unas</text:span><text:span text:style-name="T66_178"><text:s/></text:span><text:span text:style-name="T66_179">originales</text:span><text:span text:style-name="T66_180"><text:s/></text:span><text:span text:style-name="T66_181">canciones</text:span><text:span text:style-name="T66_182"><text:s/></text:span><text:span text:style-name="T66_183">realizadas</text:span><text:span text:style-name="T66_184"><text:s/></text:span><text:span text:style-name="T66_185">por</text:span><text:span text:style-name="T66_186"><text:s/></text:span><text:span text:style-name="T66_187">un</text:span><text:span text:style-name="T66_188"><text:s/></text:span><text:span text:style-name="T66_189">colaborador</text:span><text:span text:style-name="T66_190"><text:s/></text:span><text:span text:style-name="T66_191">externo</text:span><text:span text:style-name="T66_192"><text:s/></text:span><text:span text:style-name="T66_193">al</text:span><text:span text:style-name="T66_194"><text:s/></text:span><text:span text:style-name="T66_195">proyecto</text:span><text:span text:style-name="T66_196"><text:s/></text:span><text:span text:style-name="T66_197">al</text:span><text:span text:style-name="T66_198"><text:s/></text:span><text:span text:style-name="T66_199">cual</text:span><text:span text:style-name="T66_200"><text:s/></text:span><text:span text:style-name="T66_201">desde</text:span><text:span text:style-name="T66_202"><text:s/></text:span><text:span text:style-name="T66_203">aqui</text:span><text:span text:style-name="T66_204"><text:s/></text:span><text:span text:style-name="T66_205">le</text:span><text:span text:style-name="T66_206"><text:s/></text:span><text:span text:style-name="T66_207">damos</text:span><text:span text:style-name="T66_208"><text:s/></text:span><text:span text:style-name="T66_209">la</text:span><text:span text:style-name="T66_210"><text:s/></text:span><text:span text:style-name="T66_211">gracia</text:span><text:span text:style-name="T66_212">.<text:s/></text:span><text:span text:style-name="T66_213">Ahora</text:span><text:span text:style-name="T66_214"><text:s/></text:span><text:span text:style-name="T66_215">vamos</text:span><text:span text:style-name="T66_216"><text:s/></text:span><text:span text:style-name="T66_217">a</text:span><text:span text:style-name="T66_218"><text:s/></text:span><text:span text:style-name="T66_219">proceder</text:span><text:span text:style-name="T66_220"><text:s/></text:span><text:span text:style-name="T66_221">a</text:span><text:span text:style-name="T66_222"><text:s/></text:span><text:span text:style-name="T66_223">otras</text:span><text:span text:style-name="T66_224"><text:s/></text:span><text:span text:style-name="T66_225">de</text:span><text:span text:style-name="T66_226"><text:s/></text:span><text:span text:style-name="T66_227">las</text:span><text:span text:style-name="T66_228"><text:s/></text:span><text:span text:style-name="T66_229">grandes</text:span><text:span text:style-name="T66_230"><text:s/></text:span><text:span text:style-name="T66_231">innovaciones</text:span><text:span text:style-name="T66_232"><text:s/></text:span><text:span text:style-name="T66_233">de</text:span><text:span text:style-name="T66_234"><text:s/></text:span><text:span text:style-name="T66_235">nuestra</text:span><text:span text:style-name="T66_236"><text:s/></text:span><text:span text:style-name="T66_237">aplicacion</text:span><text:span text:style-name="T66_238"><text:s/>:<text:s/></text:span><text:span text:style-name="T66_239">la</text:span><text:span text:style-name="T66_240"><text:s/></text:span><text:span text:style-name="T66_241">variedad</text:span><text:span text:style-name="T66_242"><text:s/></text:span><text:span text:style-name="T66_243">de</text:span><text:span text:style-name="T66_244"><text:s/></text:span><text:span text:style-name="T66_245">tipos</text:span><text:span text:style-name="T66_246"><text:s/></text:span><text:span text:style-name="T66_247">con</text:span><text:span text:style-name="T66_248"><text:s/></text:span><text:span text:style-name="T66_249">las</text:span><text:span text:style-name="T66_250"><text:s/></text:span><text:span text:style-name="T66_251">que</text:span><text:span text:style-name="T66_252"><text:s/></text:span><text:span text:style-name="T66_253">contamos</text:span><text:span text:style-name="T66_254">.<text:s/></text:span><text:span text:style-name="T66_255">Adelante</text:span><text:span text:style-name="T66_256"><text:s/></text:span><text:span text:style-name="T66_257">dani</text:span><text:span text:style-name="T66_258">!</text:span></text:p>
      <text:p text:style-name="P67"/>
      <text:p text:style-name="P68"><text:span text:style-name="T68_1">Diapositiva</text:span><text:span text:style-name="T68_2"><text:s/>6<text:s/>(</text:span><text:span text:style-name="T68_3">Modos</text:span><text:span text:style-name="T68_4"><text:s/></text:span><text:span text:style-name="T68_5">de</text:span><text:span text:style-name="T68_6"><text:s/></text:span><text:span text:style-name="T68_7">juego</text:span><text:span text:style-name="T68_8">):<text:s/></text:span><text:span text:style-name="T68_9">[</text:span><text:span text:style-name="T68_10">DANI</text:span><text:span text:style-name="T68_11">]</text:span></text:p>
      <text:p text:style-name="P69"/>
      <text:p text:style-name="P70"><text:span text:style-name="T70_1">Y</text:span><text:span text:style-name="T70_2"><text:s/></text:span><text:span text:style-name="T70_3">ahora</text:span><text:span text:style-name="T70_4"><text:s/></text:span><text:span text:style-name="T70_5">vamos</text:span><text:span text:style-name="T70_6"><text:s/></text:span><text:span text:style-name="T70_7">a</text:span><text:span text:style-name="T70_8"><text:s/></text:span><text:span text:style-name="T70_9">ir</text:span><text:span text:style-name="T70_10"><text:s/></text:span><text:span text:style-name="T70_11">comentando</text:span><text:span text:style-name="T70_12"><text:s/></text:span><text:span text:style-name="T70_13">lo</text:span><text:span text:style-name="T70_14"><text:s/></text:span><text:span text:style-name="T70_15">que</text:span><text:span text:style-name="T70_16"><text:s/></text:span><text:span text:style-name="T70_17">bajo</text:span><text:span text:style-name="T70_18"><text:s/></text:span><text:span text:style-name="T70_19">mi</text:span><text:span text:style-name="T70_20"><text:s/></text:span><text:span text:style-name="T70_21">punto</text:span><text:span text:style-name="T70_22"><text:s/></text:span><text:span text:style-name="T70_23">de</text:span><text:span text:style-name="T70_24"><text:s/></text:span><text:span text:style-name="T70_25">vista</text:span><text:span text:style-name="T70_26"><text:s/></text:span><text:span text:style-name="T70_27">es</text:span><text:span text:style-name="T70_28"><text:s/></text:span><text:span text:style-name="T70_29">el</text:span><text:span text:style-name="T70_30"><text:s/></text:span><text:span text:style-name="T70_31">mayor</text:span><text:span text:style-name="T70_32"><text:s/></text:span><text:span text:style-name="T70_33">atractivo</text:span><text:span text:style-name="T70_34"><text:s/></text:span><text:span text:style-name="T70_35">de</text:span><text:span text:style-name="T70_36"><text:s/></text:span><text:span text:style-name="T70_37">nuestra</text:span><text:span text:style-name="T70_38"><text:s/></text:span><text:span text:style-name="T70_39">aplicación</text:span><text:span text:style-name="T70_40">,<text:s/></text:span><text:span text:style-name="T70_41">y</text:span><text:span text:style-name="T70_42"><text:s/></text:span><text:span text:style-name="T70_43">lo</text:span><text:span text:style-name="T70_44"><text:s/></text:span><text:span text:style-name="T70_45">que</text:span><text:span text:style-name="T70_46"><text:s/></text:span><text:span text:style-name="T70_47">hace</text:span><text:span text:style-name="T70_48"><text:s/></text:span><text:span text:style-name="T70_49">que</text:span><text:span text:style-name="T70_50"><text:s/></text:span><text:span text:style-name="T70_51">este</text:span><text:span text:style-name="T70_52"><text:s/></text:span><text:span text:style-name="T70_53">un</text:span><text:span text:style-name="T70_54"><text:s/></text:span><text:span text:style-name="T70_55">peldaño</text:span><text:span text:style-name="T70_56"><text:s/></text:span><text:span text:style-name="T70_57">por</text:span><text:span text:style-name="T70_58"><text:s/></text:span><text:span text:style-name="T70_59">encima</text:span><text:span text:style-name="T70_60"><text:s/></text:span><text:span text:style-name="T70_61">de</text:span><text:span text:style-name="T70_62"><text:s/></text:span><text:span text:style-name="T70_63">sus</text:span><text:span text:style-name="T70_64"><text:s/></text:span><text:span text:style-name="T70_65">competidores</text:span><text:span text:style-name="T70_66">,<text:s/></text:span><text:span text:style-name="T70_67">los</text:span><text:span text:style-name="T70_68"><text:s/></text:span><text:span text:style-name="T70_69">modos</text:span><text:span text:style-name="T70_70"><text:s/></text:span><text:span text:style-name="T70_71">de</text:span><text:span text:style-name="T70_72"><text:s/></text:span><text:span text:style-name="T70_73">juego</text:span><text:span text:style-name="T70_74">.<text:s/></text:span><text:span text:style-name="T70_75">En</text:span><text:span text:style-name="T70_76"><text:s/></text:span><text:span text:style-name="T70_77">frozenwars</text:span><text:span text:style-name="T70_78"><text:s/></text:span><text:span text:style-name="T70_79">hemos</text:span><text:span text:style-name="T70_80"><text:s/></text:span><text:span text:style-name="T70_81">tratado</text:span><text:span text:style-name="T70_82"><text:s/></text:span><text:span text:style-name="T70_83">de</text:span><text:span text:style-name="T70_84"><text:s/></text:span><text:span text:style-name="T70_85">solucionar</text:span><text:span text:style-name="T70_86"><text:s/></text:span><text:span text:style-name="T70_87">el</text:span><text:span text:style-name="T70_88"><text:s/></text:span><text:span text:style-name="T70_89">problema</text:span><text:span text:style-name="T70_90"><text:s/></text:span><text:span text:style-name="T70_91">que</text:span><text:span text:style-name="T70_92"><text:s/></text:span><text:span text:style-name="T70_93">tienen</text:span><text:span text:style-name="T70_94"><text:s/></text:span><text:span text:style-name="T70_95">muchos</text:span><text:span text:style-name="T70_96"><text:s/></text:span><text:span text:style-name="T70_97">juegos</text:span><text:span text:style-name="T70_98"><text:s/></text:span><text:span text:style-name="T70_99">que</text:span><text:span text:style-name="T70_100"><text:s/></text:span><text:span text:style-name="T70_101">es</text:span><text:span text:style-name="T70_102"><text:s/></text:span><text:span text:style-name="T70_103">la</text:span><text:span text:style-name="T70_104"><text:s/></text:span><text:span text:style-name="T70_105">monotonía</text:span><text:span text:style-name="T70_106">,<text:s/></text:span><text:span text:style-name="T70_107">ofreciendo</text:span><text:span text:style-name="T70_108"><text:s/></text:span><text:span text:style-name="T70_109">una</text:span><text:span text:style-name="T70_110"><text:s/></text:span><text:span text:style-name="T70_111">serie</text:span><text:span text:style-name="T70_112"><text:s/></text:span><text:span text:style-name="T70_113">de</text:span><text:span text:style-name="T70_114"><text:s/></text:span><text:span text:style-name="T70_115">distintos</text:span><text:span text:style-name="T70_116"><text:s/></text:span><text:span text:style-name="T70_117">modos</text:span><text:span text:style-name="T70_118">,<text:s/></text:span><text:span text:style-name="T70_119">en</text:span><text:span text:style-name="T70_120"><text:s/></text:span><text:span text:style-name="T70_121">la</text:span><text:span text:style-name="T70_122"><text:s/></text:span><text:span text:style-name="T70_123">que</text:span><text:span text:style-name="T70_124"><text:s/></text:span><text:span text:style-name="T70_125">la</text:span><text:span text:style-name="T70_126"><text:s/></text:span><text:span text:style-name="T70_127">situacion</text:span><text:span text:style-name="T70_128"><text:s/></text:span><text:span text:style-name="T70_129">donde</text:span><text:span text:style-name="T70_130"><text:s/></text:span><text:span text:style-name="T70_131">nos</text:span><text:span text:style-name="T70_132"><text:s/></text:span><text:span text:style-name="T70_133">encontramos</text:span><text:span text:style-name="T70_134"><text:s/></text:span><text:span text:style-name="T70_135">y</text:span><text:span text:style-name="T70_136"><text:s/></text:span><text:span text:style-name="T70_137">el</text:span><text:span text:style-name="T70_138"><text:s/></text:span><text:span text:style-name="T70_139">objetivo</text:span><text:span text:style-name="T70_140"><text:s/></text:span><text:span text:style-name="T70_141">cambia</text:span><text:span text:style-name="T70_142"><text:s/></text:span><text:span text:style-name="T70_143">radicalmente</text:span><text:span text:style-name="T70_144"><text:s/></text:span><text:span text:style-name="T70_145">para</text:span><text:span text:style-name="T70_146"><text:s/></text:span><text:span text:style-name="T70_147">darle</text:span><text:span text:style-name="T70_148"><text:s/></text:span><text:span text:style-name="T70_149">mucha</text:span><text:span text:style-name="T70_150"><text:s/></text:span><text:span text:style-name="T70_151">mas</text:span><text:span text:style-name="T70_152"><text:s/></text:span><text:span text:style-name="T70_153">jugabilidad</text:span><text:span text:style-name="T70_154">,<text:s/></text:span><text:span text:style-name="T70_155">sin</text:span><text:span text:style-name="T70_156"><text:s/></text:span><text:span text:style-name="T70_157">dejar</text:span><text:span text:style-name="T70_158"><text:s/></text:span><text:span text:style-name="T70_159">a</text:span><text:span text:style-name="T70_160"><text:s/></text:span><text:span text:style-name="T70_161">un</text:span><text:span text:style-name="T70_162"><text:s/></text:span><text:span text:style-name="T70_163">lado</text:span><text:span text:style-name="T70_164"><text:s/></text:span><text:span text:style-name="T70_165">la</text:span><text:span text:style-name="T70_166"><text:s/></text:span><text:span text:style-name="T70_167">sencillez</text:span><text:span text:style-name="T70_168">.<text:s/></text:span><text:span text:style-name="T70_169">Dicho</text:span><text:span text:style-name="T70_170"><text:s/></text:span><text:span text:style-name="T70_171">modos</text:span><text:span text:style-name="T70_172"><text:s/></text:span><text:span text:style-name="T70_173">son</text:span><text:span text:style-name="T70_174"><text:s/></text:span><text:span text:style-name="T70_175">blablabla</text:span><text:span text:style-name="T70_176"><text:s/></text:span><text:span text:style-name="T70_177">y</text:span><text:span text:style-name="T70_178"><text:s/></text:span><text:span text:style-name="T70_179">comenzará</text:span><text:span text:style-name="T70_180"><text:s/></text:span><text:span text:style-name="T70_181">mi</text:span><text:span text:style-name="T70_182"><text:s/></text:span><text:span text:style-name="T70_183">compañero</text:span><text:span text:style-name="T70_184"><text:s/></text:span><text:span text:style-name="T70_185">explicando</text:span><text:span text:style-name="T70_186"><text:s/></text:span><text:span text:style-name="T70_187">el</text:span><text:span text:style-name="T70_188"><text:s/></text:span><text:span text:style-name="T70_189">modo</text:span><text:span text:style-name="T70_190"><text:s/></text:span><text:span text:style-name="T70_191">Normal</text:span><text:span text:style-name="T70_192">.</text:span></text:p>
      <text:p text:style-name="P71"/>
      <text:p text:style-name="P72"><text:span text:style-name="T72_1">Diapositiva</text:span><text:span text:style-name="T72_2"><text:s/>7(</text:span><text:span text:style-name="T72_3">Modo</text:span><text:span text:style-name="T72_4"><text:s/></text:span><text:span text:style-name="T72_5">Normal</text:span><text:span text:style-name="T72_6">):<text:s/></text:span><text:span text:style-name="T72_7">[</text:span><text:span text:style-name="T72_8">DIEGO</text:span><text:span text:style-name="T72_9">]</text:span></text:p>
      <text:p text:style-name="P73"><text:span text:style-name="T73_1">-<text:s/></text:span><text:span text:style-name="T73_2">Todos</text:span><text:span text:style-name="T73_3"><text:s/></text:span><text:span text:style-name="T73_4">contra</text:span><text:span text:style-name="T73_5"><text:s/></text:span><text:span text:style-name="T73_6">todos</text:span></text:p>
      <text:p text:style-name="P74"><text:span text:style-name="T74_1">-<text:s/></text:span><text:span text:style-name="T74_2">Adquirir</text:span><text:span text:style-name="T74_3"><text:s/></text:span><text:span text:style-name="T74_4">mejoras</text:span></text:p>
      <text:p text:style-name="P75"><text:span text:style-name="T75_1">-<text:s/></text:span><text:span text:style-name="T75_2">De</text:span><text:span text:style-name="T75_3"><text:s/>2<text:s/></text:span><text:span text:style-name="T75_4">a</text:span><text:span text:style-name="T75_5"><text:s/>4<text:s/></text:span><text:span text:style-name="T75_6">jugadores</text:span></text:p>
      <text:p text:style-name="P76"><text:span text:style-name="T76_1">-<text:s/>3<text:s/></text:span><text:span text:style-name="T76_2">vidas</text:span><text:span text:style-name="T76_3"><text:s/></text:span><text:span text:style-name="T76_4">cada</text:span><text:span text:style-name="T76_5"><text:s/></text:span><text:span text:style-name="T76_6">jugador</text:span></text:p>
      <text:p text:style-name="P77"><text:span text:style-name="T77_1">-<text:s/></text:span><text:span text:style-name="T77_2">Video</text:span></text:p>
      <text:p text:style-name="P78"/>
      <text:p text:style-name="P79"><text:span text:style-name="T79_1"><text:s text:c="8"/></text:span><text:span text:style-name="T79_2">El</text:span><text:span text:style-name="T79_3"><text:s/></text:span><text:span text:style-name="T79_4">modo</text:span><text:span text:style-name="T79_5"><text:s/></text:span><text:span text:style-name="T79_6">normal</text:span><text:span text:style-name="T79_7"><text:s/></text:span><text:span text:style-name="T79_8">es</text:span><text:span text:style-name="T79_9"><text:s/></text:span><text:span text:style-name="T79_10">el</text:span><text:span text:style-name="T79_11"><text:s/></text:span><text:span text:style-name="T79_12">modo</text:span><text:span text:style-name="T79_13"><text:s/></text:span><text:span text:style-name="T79_14">que</text:span><text:span text:style-name="T79_15"><text:s/></text:span><text:span text:style-name="T79_16">hemos</text:span><text:span text:style-name="T79_17"><text:s/></text:span><text:span text:style-name="T79_18">definido</text:span><text:span text:style-name="T79_19"><text:s/></text:span><text:span text:style-name="T79_20">como</text:span><text:span text:style-name="T79_21"><text:s/></text:span><text:span text:style-name="T79_22">estándar</text:span><text:span text:style-name="T79_23">.<text:s/></text:span><text:span text:style-name="T79_24">En</text:span><text:span text:style-name="T79_25"><text:s/></text:span><text:span text:style-name="T79_26">este</text:span><text:span text:style-name="T79_27"><text:s/></text:span><text:span text:style-name="T79_28">modo</text:span><text:span text:style-name="T79_29"><text:s/></text:span><text:span text:style-name="T79_30">de</text:span><text:span text:style-name="T79_31"><text:s/></text:span><text:span text:style-name="T79_32">juego</text:span><text:span text:style-name="T79_33"><text:s/></text:span><text:span text:style-name="T79_34">lucharemos</text:span><text:span text:style-name="T79_35"><text:s/></text:span><text:span text:style-name="T79_36">contra</text:span><text:span text:style-name="T79_37"><text:s/></text:span><text:span text:style-name="T79_38">el</text:span><text:span text:style-name="T79_39"><text:s/></text:span><text:span text:style-name="T79_40">resto</text:span><text:span text:style-name="T79_41"><text:s/></text:span><text:span text:style-name="T79_42">de</text:span><text:span text:style-name="T79_43"><text:s/></text:span><text:span text:style-name="T79_44">jugadores</text:span><text:span text:style-name="T79_45"><text:s/></text:span><text:span text:style-name="T79_46">pudiendo</text:span><text:span text:style-name="T79_47"><text:s/></text:span><text:span text:style-name="T79_48">variar</text:span><text:span text:style-name="T79_49"><text:s/></text:span><text:span text:style-name="T79_50">de</text:span><text:span text:style-name="T79_51"><text:s/>2<text:s/></text:span><text:span text:style-name="T79_52">a</text:span><text:span text:style-name="T79_53"><text:s/>4<text:s/></text:span><text:span text:style-name="T79_54">jugadores</text:span><text:span text:style-name="T79_55">.<text:s/></text:span><text:span text:style-name="T79_56">El</text:span><text:span text:style-name="T79_57"><text:s/></text:span><text:span text:style-name="T79_58">juego</text:span><text:span text:style-name="T79_59"><text:s/></text:span><text:span text:style-name="T79_60">consiste</text:span><text:span text:style-name="T79_61"><text:s/></text:span><text:span text:style-name="T79_62">en</text:span><text:span text:style-name="T79_63"><text:s/></text:span><text:span text:style-name="T79_64">conseguir</text:span><text:span text:style-name="T79_65"><text:s/></text:span><text:span text:style-name="T79_66">derrotar</text:span><text:span text:style-name="T79_67"><text:s/></text:span><text:span text:style-name="T79_68">al</text:span><text:span text:style-name="T79_69"><text:s/></text:span><text:span text:style-name="T79_70">resto</text:span><text:span text:style-name="T79_71"><text:s/></text:span><text:span text:style-name="T79_72">de</text:span><text:span text:style-name="T79_73"><text:s/></text:span><text:span text:style-name="T79_74">pingüinos</text:span><text:span text:style-name="T79_75"><text:s/></text:span><text:span text:style-name="T79_76">y</text:span><text:span text:style-name="T79_77"><text:s/></text:span><text:span text:style-name="T79_78">quedar</text:span><text:span text:style-name="T79_79"><text:s/></text:span><text:span text:style-name="T79_80">vivo</text:span><text:span text:style-name="T79_81"><text:s/></text:span><text:span text:style-name="T79_82">para</text:span><text:span text:style-name="T79_83"><text:s/></text:span><text:span text:style-name="T79_84">poder</text:span><text:span text:style-name="T79_85"><text:s/></text:span><text:span text:style-name="T79_86">ganar</text:span><text:span text:style-name="T79_87">.<text:s/></text:span><text:span text:style-name="T79_88">En</text:span><text:span text:style-name="T79_89"><text:s/></text:span><text:span text:style-name="T79_90">este</text:span><text:span text:style-name="T79_91"><text:s/></text:span><text:span text:style-name="T79_92">modo</text:span><text:span text:style-name="T79_93"><text:s/></text:span><text:span text:style-name="T79_94">cada</text:span><text:span text:style-name="T79_95"><text:s/></text:span><text:span text:style-name="T79_96">jugador</text:span><text:span text:style-name="T79_97"><text:s/></text:span><text:span text:style-name="T79_98">tendrá</text:span><text:span text:style-name="T79_99"><text:s/>3<text:s/></text:span><text:span text:style-name="T79_100">vidas</text:span><text:span text:style-name="T79_101">.<text:s/></text:span><text:span text:style-name="T79_102">Cada</text:span><text:span text:style-name="T79_103"><text:s/></text:span><text:span text:style-name="T79_104">vez</text:span><text:span text:style-name="T79_105"><text:s/></text:span><text:span text:style-name="T79_106">que</text:span><text:span text:style-name="T79_107"><text:s/></text:span><text:span text:style-name="T79_108">un</text:span><text:span text:style-name="T79_109"><text:s/></text:span><text:span text:style-name="T79_110">jugador</text:span><text:span text:style-name="T79_111"><text:s/></text:span><text:span text:style-name="T79_112">le</text:span><text:span text:style-name="T79_113"><text:s/></text:span><text:span text:style-name="T79_114">alcance</text:span><text:span text:style-name="T79_115"><text:s/></text:span><text:span text:style-name="T79_116">la</text:span><text:span text:style-name="T79_117"><text:s/></text:span><text:span text:style-name="T79_118">fisura</text:span><text:span text:style-name="T79_119"><text:s/></text:span><text:span text:style-name="T79_120">que</text:span><text:span text:style-name="T79_121"><text:s/></text:span><text:span text:style-name="T79_122">provoca</text:span><text:span text:style-name="T79_123"><text:s/></text:span><text:span text:style-name="T79_124">el</text:span><text:span text:style-name="T79_125"><text:s/></text:span><text:span text:style-name="T79_126">arpón</text:span><text:span text:style-name="T79_127"><text:s/></text:span><text:span text:style-name="T79_128">o</text:span><text:span text:style-name="T79_129"><text:s/></text:span><text:span text:style-name="T79_130">se</text:span><text:span text:style-name="T79_131"><text:s/></text:span><text:span text:style-name="T79_132">cae</text:span><text:span text:style-name="T79_133"><text:s/></text:span><text:span text:style-name="T79_134">dentro</text:span><text:span text:style-name="T79_135"><text:s/></text:span><text:span text:style-name="T79_136">de</text:span><text:span text:style-name="T79_137"><text:s/></text:span><text:span text:style-name="T79_138">ella</text:span><text:span text:style-name="T79_139"><text:s/></text:span><text:span text:style-name="T79_140">perderá</text:span><text:span text:style-name="T79_141"><text:s/></text:span><text:span text:style-name="T79_142">una</text:span><text:span text:style-name="T79_143"><text:s/></text:span><text:span text:style-name="T79_144">vida</text:span><text:span text:style-name="T79_145">.<text:s/></text:span><text:span text:style-name="T79_146">Tras</text:span><text:span text:style-name="T79_147"><text:s/></text:span><text:span text:style-name="T79_148">perderla</text:span><text:span text:style-name="T79_149"><text:s/></text:span><text:span text:style-name="T79_150">reaparece</text:span><text:span text:style-name="T79_151"><text:s/></text:span><text:span text:style-name="T79_152">a</text:span><text:span text:style-name="T79_153"><text:s/></text:span><text:span text:style-name="T79_154">los</text:span><text:span text:style-name="T79_155"><text:s/></text:span><text:span text:style-name="T79_156">pocos</text:span><text:span text:style-name="T79_157"><text:s/></text:span><text:span text:style-name="T79_158">segundos</text:span><text:span text:style-name="T79_159"><text:s/></text:span><text:span text:style-name="T79_160">en</text:span><text:span text:style-name="T79_161"><text:s/></text:span><text:span text:style-name="T79_162">la</text:span><text:span text:style-name="T79_163"><text:s/></text:span><text:span text:style-name="T79_164">zona</text:span><text:span text:style-name="T79_165"><text:s/></text:span><text:span text:style-name="T79_166">donde</text:span><text:span text:style-name="T79_167"><text:s/></text:span><text:span text:style-name="T79_168">comienzo</text:span><text:span text:style-name="T79_169">.<text:s/></text:span><text:span text:style-name="T79_170">Si</text:span><text:span text:style-name="T79_171"><text:s/></text:span><text:span text:style-name="T79_172">pierdes</text:span><text:span text:style-name="T79_173"><text:s/></text:span><text:span text:style-name="T79_174">la</text:span><text:span text:style-name="T79_175"><text:s/>3<text:s/></text:span><text:span text:style-name="T79_176">vidas</text:span><text:span text:style-name="T79_177"><text:s/></text:span><text:span text:style-name="T79_178">pierdes</text:span><text:span text:style-name="T79_179">!<text:s/></text:span><text:span text:style-name="T79_180">Pero</text:span><text:span text:style-name="T79_181"><text:s/></text:span><text:span text:style-name="T79_182">puedes</text:span><text:span text:style-name="T79_183"><text:s/></text:span><text:span text:style-name="T79_184">quedarte</text:span><text:span text:style-name="T79_185"><text:s/></text:span><text:span text:style-name="T79_186">a</text:span><text:span text:style-name="T79_187"><text:s/></text:span><text:span text:style-name="T79_188">ver</text:span><text:span text:style-name="T79_189"><text:s/></text:span><text:span text:style-name="T79_190">el</text:span><text:span text:style-name="T79_191"><text:s/></text:span><text:span text:style-name="T79_192">resultado</text:span><text:span text:style-name="T79_193"><text:s/></text:span><text:span text:style-name="T79_194">de</text:span><text:span text:style-name="T79_195"><text:s/></text:span><text:span text:style-name="T79_196">la</text:span><text:span text:style-name="T79_197"><text:s/></text:span><text:span text:style-name="T79_198">partida</text:span><text:span text:style-name="T79_199"><text:s/></text:span><text:span text:style-name="T79_200">o</text:span><text:span text:style-name="T79_201"><text:s/></text:span><text:span text:style-name="T79_202">salir</text:span><text:span text:style-name="T79_203"><text:s/></text:span><text:span text:style-name="T79_204">al</text:span><text:span text:style-name="T79_205"><text:s/></text:span><text:span text:style-name="T79_206">menú</text:span><text:span text:style-name="T79_207"><text:s/></text:span><text:span text:style-name="T79_208">principal</text:span><text:span text:style-name="T79_209"><text:s/></text:span><text:span text:style-name="T79_210">para</text:span><text:span text:style-name="T79_211"><text:s/></text:span><text:span text:style-name="T79_212">jugar</text:span><text:span text:style-name="T79_213"><text:s/></text:span><text:span text:style-name="T79_214">otra</text:span><text:span text:style-name="T79_215"><text:s/></text:span><text:span text:style-name="T79_216">partida</text:span><text:span text:style-name="T79_217">.<text:s/></text:span><text:span text:style-name="T79_218">A</text:span><text:span text:style-name="T79_219"><text:s/></text:span><text:span text:style-name="T79_220">continuación</text:span><text:span text:style-name="T79_221"><text:s/></text:span><text:span text:style-name="T79_222">os</text:span><text:span text:style-name="T79_223"><text:s/></text:span><text:span text:style-name="T79_224">dejamos</text:span><text:span text:style-name="T79_225"><text:s/></text:span><text:span text:style-name="T79_226">con</text:span><text:span text:style-name="T79_227"><text:s/></text:span><text:span text:style-name="T79_228">un</text:span><text:span text:style-name="T79_229"><text:s/></text:span><text:span text:style-name="T79_230">video</text:span><text:span text:style-name="T79_231"><text:s/></text:span><text:span text:style-name="T79_232">aclarativo</text:span><text:span text:style-name="T79_233"><text:s/></text:span><text:span text:style-name="T79_234">de</text:span><text:span text:style-name="T79_235"><text:s/></text:span><text:span text:style-name="T79_236">como</text:span><text:span text:style-name="T79_237"><text:s/></text:span><text:span text:style-name="T79_238">es</text:span><text:span text:style-name="T79_239"><text:s/></text:span><text:span text:style-name="T79_240">este</text:span><text:span text:style-name="T79_241"><text:s/></text:span><text:span text:style-name="T79_242">modo</text:span><text:span text:style-name="T79_243">!</text:span></text:p>
      <text:p text:style-name="P80"/>
      <text:p text:style-name="P81"><text:span text:style-name="T81_1"><text:s text:c="6"/></text:span><text:span text:style-name="T81_2">Os</text:span><text:span text:style-name="T81_3"><text:s/></text:span><text:span text:style-name="T81_4">dejo</text:span><text:span text:style-name="T81_5"><text:s/></text:span><text:span text:style-name="T81_6">ahora</text:span><text:span text:style-name="T81_7"><text:s/></text:span><text:span text:style-name="T81_8">con</text:span><text:span text:style-name="T81_9"><text:s/></text:span><text:span text:style-name="T81_10">mi</text:span><text:span text:style-name="T81_11"><text:s/></text:span><text:span text:style-name="T81_12">compañero</text:span><text:span text:style-name="T81_13"><text:s/></text:span><text:span text:style-name="T81_14">daniel</text:span><text:span text:style-name="T81_15"><text:s/></text:span><text:span text:style-name="T81_16">para</text:span><text:span text:style-name="T81_17"><text:s/></text:span><text:span text:style-name="T81_18">que</text:span><text:span text:style-name="T81_19"><text:s/></text:span><text:span text:style-name="T81_20">os</text:span><text:span text:style-name="T81_21"><text:s/></text:span><text:span text:style-name="T81_22">explique</text:span><text:span text:style-name="T81_23"><text:s/></text:span><text:span text:style-name="T81_24">el</text:span><text:span text:style-name="T81_25"><text:s/></text:span><text:span text:style-name="T81_26">siguiente</text:span><text:span text:style-name="T81_27"><text:s/></text:span><text:span text:style-name="T81_28">modo</text:span><text:span text:style-name="T81_29"><text:s/></text:span><text:span text:style-name="T81_30">de</text:span><text:span text:style-name="T81_31"><text:s/></text:span><text:span text:style-name="T81_32">juego</text:span><text:span text:style-name="T81_33">!</text:span></text:p>
      <text:p text:style-name="P82"/>
      <text:p text:style-name="P83"><text:span text:style-name="T83_1">Diapositiva</text:span><text:span text:style-name="T83_2"><text:s/>8<text:s/>(</text:span><text:span text:style-name="T83_3">Modo</text:span><text:span text:style-name="T83_4"><text:s/>1<text:s/></text:span><text:span text:style-name="T83_5">vs</text:span><text:span text:style-name="T83_6"><text:s/></text:span><text:span text:style-name="T83_7">all</text:span><text:span text:style-name="T83_8">):<text:s/></text:span><text:span text:style-name="T83_9">[</text:span><text:span text:style-name="T83_10">DANI</text:span><text:span text:style-name="T83_11">]</text:span></text:p>
      <text:p text:style-name="P84"><text:span text:style-name="T84_1">-<text:s/>1<text:s/></text:span><text:span text:style-name="T84_2">contra</text:span><text:span text:style-name="T84_3"><text:s/></text:span><text:span text:style-name="T84_4">los</text:span><text:span text:style-name="T84_5"><text:s/></text:span><text:span text:style-name="T84_6">demas</text:span></text:p>
      <text:p text:style-name="P85"><text:span text:style-name="T85_1">-<text:s/></text:span><text:span text:style-name="T85_2">El</text:span><text:span text:style-name="T85_3"><text:s/></text:span><text:span text:style-name="T85_4">que</text:span><text:span text:style-name="T85_5"><text:s/></text:span><text:span text:style-name="T85_6">juega</text:span><text:span text:style-name="T85_7"><text:s/></text:span><text:span text:style-name="T85_8">solo</text:span><text:span text:style-name="T85_9"><text:s/></text:span><text:span text:style-name="T85_10">tiene</text:span><text:span text:style-name="T85_11"><text:s/></text:span><text:span text:style-name="T85_12">muchas</text:span><text:span text:style-name="T85_13"><text:s/></text:span><text:span text:style-name="T85_14">mejoras</text:span></text:p>
      <text:p text:style-name="P86"><text:span text:style-name="T86_1">-<text:s/></text:span><text:span text:style-name="T86_2">Los</text:span><text:span text:style-name="T86_3"><text:s/></text:span><text:span text:style-name="T86_4">demas</text:span><text:span text:style-name="T86_5"><text:s/></text:span><text:span text:style-name="T86_6">no</text:span><text:span text:style-name="T86_7"><text:s/></text:span><text:span text:style-name="T86_8">tienen</text:span><text:span text:style-name="T86_9"><text:s/></text:span><text:span text:style-name="T86_10">mejoras</text:span></text:p>
      <text:p text:style-name="P87"><text:span text:style-name="T87_1">-<text:s/></text:span><text:span text:style-name="T87_2">No</text:span><text:span text:style-name="T87_3"><text:s/></text:span><text:span text:style-name="T87_4">se</text:span><text:span text:style-name="T87_5"><text:s/></text:span><text:span text:style-name="T87_6">pueden</text:span><text:span text:style-name="T87_7"><text:s/></text:span><text:span text:style-name="T87_8">coger</text:span><text:span text:style-name="T87_9"><text:s/></text:span><text:span text:style-name="T87_10">mejoras</text:span></text:p>
      <text:p text:style-name="P88"><text:span text:style-name="T88_1">-<text:s/></text:span><text:span text:style-name="T88_2">Tienen</text:span><text:span text:style-name="T88_3"><text:s/></text:span><text:span text:style-name="T88_4">todos</text:span><text:span text:style-name="T88_5"><text:s/>1<text:s/></text:span><text:span text:style-name="T88_6">vida</text:span></text:p>
      <text:p text:style-name="P89"><text:span text:style-name="T89_1">-<text:s/></text:span><text:span text:style-name="T89_2">Video</text:span></text:p>
      <text:p text:style-name="P90"/>
      <text:p text:style-name="P91"><text:span text:style-name="T91_1">Diapositiva</text:span><text:span text:style-name="T91_2"><text:s/>9<text:s/>(</text:span><text:span text:style-name="T91_3">Modo</text:span><text:span text:style-name="T91_4"><text:s/></text:span><text:span text:style-name="T91_5">Survival</text:span><text:span text:style-name="T91_6">):<text:s/></text:span><text:span text:style-name="T91_7">[</text:span><text:span text:style-name="T91_8">CONCHI</text:span><text:span text:style-name="T91_9">]</text:span></text:p>
      <text:p text:style-name="P92"/>
      <text:list text:style-name="LS1" xml:id="list0">
        <text:list-item>
          <text:p text:style-name="P93"><text:span text:style-name="T93_1">Hay</text:span><text:span text:style-name="T93_2"><text:s/></text:span><text:span text:style-name="T93_3">dos</text:span><text:span text:style-name="T93_4"><text:s/></text:span><text:span text:style-name="T93_5">equipos</text:span><text:span text:style-name="T93_6">:</text:span></text:p>
          <text:list>
            <text:list-item>
              <text:p text:style-name="P94"><text:span text:style-name="T94_1">El</text:span><text:span text:style-name="T94_2"><text:s/></text:span><text:span text:style-name="T94_3">exterminador</text:span><text:span text:style-name="T94_4">:<text:s/></text:span></text:p>
              <text:list>
                <text:list-item>
                  <text:p text:style-name="P95"><text:span text:style-name="T95_1">un</text:span><text:span text:style-name="T95_2"><text:s/></text:span><text:span text:style-name="T95_3">solo</text:span><text:span text:style-name="T95_4"><text:s/></text:span><text:span text:style-name="T95_5">jugador</text:span><text:span text:style-name="T95_6"><text:s/></text:span><text:span text:style-name="T95_7">que</text:span><text:span text:style-name="T95_8"><text:s/></text:span></text:p>
                </text:list-item>
                <text:list-item>
                  <text:p text:style-name="P96"><text:span text:style-name="T96_1">dispone</text:span><text:span text:style-name="T96_2"><text:s/></text:span><text:span text:style-name="T96_3">de</text:span><text:span text:style-name="T96_4"><text:s/></text:span><text:span text:style-name="T96_5">algunas</text:span><text:span text:style-name="T96_6"><text:s/></text:span><text:span text:style-name="T96_7">mejoras</text:span><text:span text:style-name="T96_8">.<text:s/></text:span></text:p>
                </text:list-item>
                <text:list-item>
                  <text:p text:style-name="P97"><text:span text:style-name="T97_1">Su</text:span><text:span text:style-name="T97_2"><text:s/></text:span><text:span text:style-name="T97_3">funcion</text:span><text:span text:style-name="T97_4"><text:s/></text:span><text:span text:style-name="T97_5">es</text:span><text:span text:style-name="T97_6"><text:s/></text:span><text:span text:style-name="T97_7">matar</text:span><text:span text:style-name="T97_8"><text:s/></text:span><text:span text:style-name="T97_9">al</text:span><text:span text:style-name="T97_10"><text:s/></text:span><text:span text:style-name="T97_11">resto</text:span><text:span text:style-name="T97_12"><text:s/></text:span><text:span text:style-name="T97_13">de</text:span><text:span text:style-name="T97_14"><text:s/></text:span><text:span text:style-name="T97_15">pingüinos</text:span><text:span text:style-name="T97_16">.</text:span></text:p>
                </text:list-item>
              </text:list>
            </text:list-item>
            <text:list-item>
              <text:p text:style-name="P98"><text:span text:style-name="T98_1">Los</text:span><text:span text:style-name="T98_2"><text:s/></text:span><text:span text:style-name="T98_3">que</text:span><text:span text:style-name="T98_4"><text:s/></text:span><text:span text:style-name="T98_5">huyen</text:span><text:span text:style-name="T98_6">:</text:span><text:span text:style-name="T98_7"><text:s/></text:span></text:p>
              <text:list>
                <text:list-item>
                  <text:p text:style-name="P99"><text:span text:style-name="T99_1"><text:s/></text:span><text:span text:style-name="T99_2">puediendo</text:span><text:span text:style-name="T99_3"><text:s/></text:span><text:span text:style-name="T99_4">ser</text:span><text:span text:style-name="T99_5"><text:s/></text:span><text:span text:style-name="T99_6">de</text:span><text:span text:style-name="T99_7"><text:s/>1<text:s/></text:span><text:span text:style-name="T99_8">a</text:span><text:span text:style-name="T99_9"><text:s/>3</text:span></text:p>
                </text:list-item>
                <text:list-item>
                  <text:p text:style-name="P100"><text:span text:style-name="T100_1">no</text:span><text:span text:style-name="T100_2"><text:s/></text:span><text:span text:style-name="T100_3">tienen</text:span><text:span text:style-name="T100_4"><text:s/></text:span><text:span text:style-name="T100_5">mejoras</text:span><text:span text:style-name="T100_6"><text:s/></text:span><text:span text:style-name="T100_7">ni</text:span><text:span text:style-name="T100_8"><text:s/></text:span><text:span text:style-name="T100_9">la</text:span><text:span text:style-name="T100_10"><text:s/></text:span><text:span text:style-name="T100_11">capacidad</text:span><text:span text:style-name="T100_12"><text:s/></text:span><text:span text:style-name="T100_13">de</text:span><text:span text:style-name="T100_14"><text:s/></text:span><text:span text:style-name="T100_15">poner</text:span><text:span text:style-name="T100_16"><text:s/></text:span><text:span text:style-name="T100_17">arpones</text:span></text:p>
                </text:list-item>
                <text:list-item>
                  <text:p text:style-name="P101"><text:span text:style-name="T101_1">Su</text:span><text:span text:style-name="T101_2"><text:s/></text:span><text:span text:style-name="T101_3">función</text:span><text:span text:style-name="T101_4"><text:s/></text:span><text:span text:style-name="T101_5">es</text:span><text:span text:style-name="T101_6"><text:s/></text:span><text:span text:style-name="T101_7">esquivar</text:span><text:span text:style-name="T101_8"><text:s/></text:span><text:span text:style-name="T101_9">los</text:span><text:span text:style-name="T101_10"><text:s/></text:span><text:span text:style-name="T101_11">ataques</text:span><text:span text:style-name="T101_12"><text:s/></text:span><text:span text:style-name="T101_13">del</text:span><text:span text:style-name="T101_14"><text:s/></text:span><text:span text:style-name="T101_15">exterminador</text:span><text:span text:style-name="T101_16"><text:s/></text:span><text:span text:style-name="T101_17">hasta</text:span><text:span text:style-name="T101_18"><text:s/></text:span><text:span text:style-name="T101_19">que</text:span><text:span text:style-name="T101_20"><text:s/></text:span><text:span text:style-name="T101_21">se</text:span><text:span text:style-name="T101_22"><text:s/></text:span><text:span text:style-name="T101_23">agote</text:span><text:span text:style-name="T101_24"><text:s/></text:span><text:span text:style-name="T101_25">el</text:span><text:span text:style-name="T101_26"><text:s/></text:span><text:span text:style-name="T101_27">tiempo</text:span><text:span text:style-name="T101_28"><text:s/>1<text:s/></text:span><text:span text:style-name="T101_29">minuto</text:span><text:span text:style-name="T101_30"><text:s/></text:span><text:span text:style-name="T101_31">y</text:span><text:span text:style-name="T101_32"><text:s/></text:span><text:span text:style-name="T101_33">medio</text:span><text:span text:style-name="T101_34">.</text:span></text:p>
                </text:list-item>
              </text:list>
            </text:list-item>
          </text:list>
        </text:list-item>
      </text:list>
      <text:p text:style-name="P102"/>
      <text:list text:style-name="LS2" xml:id="list9">
        <text:list-item>
          <text:p text:style-name="P103"><text:span text:style-name="T103_1">Los</text:span><text:span text:style-name="T103_2"><text:s/></text:span><text:span text:style-name="T103_3">jugadores</text:span><text:span text:style-name="T103_4"><text:s/></text:span><text:span text:style-name="T103_5">que</text:span><text:span text:style-name="T103_6"><text:s/></text:span><text:span text:style-name="T103_7">deben</text:span><text:span text:style-name="T103_8"><text:s/></text:span><text:span text:style-name="T103_9">huir</text:span><text:span text:style-name="T103_10"><text:s/></text:span><text:span text:style-name="T103_11">tienen</text:span><text:span text:style-name="T103_12"><text:s/></text:span><text:span text:style-name="T103_13">solo</text:span><text:span text:style-name="T103_14"><text:s/>1<text:s/></text:span><text:span text:style-name="T103_15">vida</text:span><text:span text:style-name="T103_16"><text:s/></text:span><text:span text:style-name="T103_17">por</text:span><text:span text:style-name="T103_18"><text:s/></text:span><text:span text:style-name="T103_19">tanto</text:span><text:span text:style-name="T103_20"><text:s/></text:span><text:span text:style-name="T103_21">cuando</text:span><text:span text:style-name="T103_22"><text:s/></text:span><text:span text:style-name="T103_23">un</text:span><text:span text:style-name="T103_24"><text:s/></text:span><text:span text:style-name="T103_25">pingüino</text:span><text:span text:style-name="T103_26"><text:s/></text:span><text:span text:style-name="T103_27">es</text:span><text:span text:style-name="T103_28"><text:s/></text:span><text:span text:style-name="T103_29">alcanzado</text:span><text:span text:style-name="T103_30"><text:s/></text:span><text:span text:style-name="T103_31">por</text:span><text:span text:style-name="T103_32"><text:s/></text:span><text:span text:style-name="T103_33">el</text:span><text:span text:style-name="T103_34"><text:s/></text:span><text:span text:style-name="T103_35">rango</text:span><text:span text:style-name="T103_36"><text:s/></text:span><text:span text:style-name="T103_37">del</text:span><text:span text:style-name="T103_38"><text:s/></text:span><text:span text:style-name="T103_39">arpon</text:span><text:span text:style-name="T103_40"><text:s/></text:span><text:span text:style-name="T103_41">muere</text:span><text:span text:style-name="T103_42"><text:s/></text:span><text:span text:style-name="T103_43">y</text:span><text:span text:style-name="T103_44"><text:s/></text:span><text:span text:style-name="T103_45">pasa</text:span><text:span text:style-name="T103_46"><text:s/></text:span><text:span text:style-name="T103_47">al</text:span><text:span text:style-name="T103_48"><text:s/></text:span><text:span text:style-name="T103_49">equipo</text:span><text:span text:style-name="T103_50"><text:s/></text:span><text:span text:style-name="T103_51">del</text:span><text:span text:style-name="T103_52"><text:s/></text:span><text:span text:style-name="T103_53">exterminador</text:span><text:span text:style-name="T103_54"><text:s/></text:span><text:span text:style-name="T103_55">teniendo</text:span><text:span text:style-name="T103_56"><text:s/></text:span><text:span text:style-name="T103_57">que</text:span><text:span text:style-name="T103_58"><text:s/></text:span><text:span text:style-name="T103_59">encargarse</text:span><text:span text:style-name="T103_60"><text:s/></text:span><text:span text:style-name="T103_61">de</text:span><text:span text:style-name="T103_62"><text:s/></text:span><text:span text:style-name="T103_63">perseguir</text:span><text:span text:style-name="T103_64"><text:s/></text:span><text:span text:style-name="T103_65">a</text:span><text:span text:style-name="T103_66"><text:s/></text:span><text:span text:style-name="T103_67">los</text:span><text:span text:style-name="T103_68"><text:s/></text:span><text:span text:style-name="T103_69">demas</text:span><text:span text:style-name="T103_70">.</text:span></text:p>
        </text:list-item>
      </text:list>
      <text:p text:style-name="P104"/>
      <text:list text:style-name="LS3" xml:id="list10">
        <text:list-item>
          <text:p text:style-name="P105"><text:span text:style-name="T105_1">El</text:span><text:span text:style-name="T105_2"><text:s/></text:span><text:span text:style-name="T105_3">final</text:span><text:span text:style-name="T105_4"><text:s/></text:span><text:span text:style-name="T105_5">de</text:span><text:span text:style-name="T105_6"><text:s/></text:span><text:span text:style-name="T105_7">la</text:span><text:span text:style-name="T105_8"><text:s/></text:span><text:span text:style-name="T105_9">partida</text:span><text:span text:style-name="T105_10"><text:s/></text:span><text:span text:style-name="T105_11">puede</text:span><text:span text:style-name="T105_12"><text:s/></text:span><text:span text:style-name="T105_13">producirse</text:span><text:span text:style-name="T105_14"><text:s/></text:span><text:span text:style-name="T105_15">de</text:span><text:span text:style-name="T105_16"><text:s/></text:span><text:span text:style-name="T105_17">dos</text:span><text:span text:style-name="T105_18"><text:s/></text:span><text:span text:style-name="T105_19">formas</text:span><text:span text:style-name="T105_20">:</text:span></text:p>
          <text:list>
            <text:list-item>
              <text:p text:style-name="P106"><text:span text:style-name="T106_1">Que</text:span><text:span text:style-name="T106_2"><text:s/></text:span><text:span text:style-name="T106_3">se</text:span><text:span text:style-name="T106_4"><text:s/></text:span><text:span text:style-name="T106_5">agote</text:span><text:span text:style-name="T106_6"><text:s/></text:span><text:span text:style-name="T106_7">el</text:span><text:span text:style-name="T106_8"><text:s/></text:span><text:span text:style-name="T106_9">tiempo</text:span><text:span text:style-name="T106_10"><text:s/></text:span><text:span text:style-name="T106_11">de</text:span><text:span text:style-name="T106_12"><text:s/></text:span><text:span text:style-name="T106_13">partida</text:span><text:span text:style-name="T106_14">:</text:span></text:p>
              <text:list>
                <text:list-item>
                  <text:p text:style-name="P107"><text:span text:style-name="T107_1">Si</text:span><text:span text:style-name="T107_2"><text:s/></text:span><text:span text:style-name="T107_3">se</text:span><text:span text:style-name="T107_4"><text:s/></text:span><text:span text:style-name="T107_5">ha</text:span><text:span text:style-name="T107_6"><text:s/></text:span><text:span text:style-name="T107_7">agotado</text:span><text:span text:style-name="T107_8"><text:s/></text:span><text:span text:style-name="T107_9">el</text:span><text:span text:style-name="T107_10"><text:s/></text:span><text:span text:style-name="T107_11">tiempo</text:span><text:span text:style-name="T107_12"><text:s/></text:span><text:span text:style-name="T107_13">de</text:span><text:span text:style-name="T107_14"><text:s/></text:span><text:span text:style-name="T107_15">partida</text:span><text:span text:style-name="T107_16"><text:s/></text:span><text:span text:style-name="T107_17">es</text:span><text:span text:style-name="T107_18"><text:s/></text:span><text:span text:style-name="T107_19">porque</text:span><text:span text:style-name="T107_20"><text:s/></text:span><text:span text:style-name="T107_21">no</text:span><text:span text:style-name="T107_22"><text:s/></text:span><text:span text:style-name="T107_23">todos</text:span><text:span text:style-name="T107_24"><text:s/></text:span><text:span text:style-name="T107_25">los</text:span><text:span text:style-name="T107_26"><text:s/></text:span><text:span text:style-name="T107_27">pinguinos</text:span><text:span text:style-name="T107_28"><text:s/></text:span><text:span text:style-name="T107_29">que</text:span><text:span text:style-name="T107_30"><text:s/></text:span><text:span text:style-name="T107_31">deben</text:span><text:span text:style-name="T107_32"><text:s/></text:span><text:span text:style-name="T107_33">escapar</text:span><text:span text:style-name="T107_34"><text:s/></text:span><text:span text:style-name="T107_35">han</text:span><text:span text:style-name="T107_36"><text:s/></text:span><text:span text:style-name="T107_37">sido</text:span><text:span text:style-name="T107_38"><text:s/></text:span><text:span text:style-name="T107_39">eliminados</text:span><text:span text:style-name="T107_40">,<text:s/></text:span><text:span text:style-name="T107_41">es</text:span><text:span text:style-name="T107_42"><text:s/></text:span><text:span text:style-name="T107_43">decir</text:span><text:span text:style-name="T107_44">,<text:s/></text:span><text:span text:style-name="T107_45">han</text:span><text:span text:style-name="T107_46"><text:s/></text:span><text:span text:style-name="T107_47">conseguido</text:span><text:span text:style-name="T107_48"><text:s/></text:span><text:span text:style-name="T107_49">escapar</text:span><text:span text:style-name="T107_50">,<text:s/></text:span><text:span text:style-name="T107_51">estos</text:span><text:span text:style-name="T107_52"><text:s/></text:span><text:span text:style-name="T107_53">habrán</text:span><text:span text:style-name="T107_54"><text:s/></text:span><text:span text:style-name="T107_55">ganado</text:span><text:span text:style-name="T107_56"><text:s/></text:span><text:span text:style-name="T107_57">la</text:span><text:span text:style-name="T107_58"><text:s/></text:span><text:span text:style-name="T107_59">partida</text:span><text:span text:style-name="T107_60"><text:s/></text:span><text:span text:style-name="T107_61">y</text:span><text:span text:style-name="T107_62"><text:s/></text:span><text:span text:style-name="T107_63">tanto</text:span><text:span text:style-name="T107_64"><text:s/></text:span><text:span text:style-name="T107_65">los</text:span><text:span text:style-name="T107_66"><text:s/></text:span><text:span text:style-name="T107_67">eliminados</text:span><text:span text:style-name="T107_68"><text:s/></text:span><text:span text:style-name="T107_69">como</text:span><text:span text:style-name="T107_70"><text:s/></text:span><text:span text:style-name="T107_71">el</text:span><text:span text:style-name="T107_72"><text:s/></text:span><text:span text:style-name="T107_73">exterminador</text:span><text:span text:style-name="T107_74"><text:s/></text:span><text:span text:style-name="T107_75">habrán</text:span><text:span text:style-name="T107_76"><text:s/></text:span><text:span text:style-name="T107_77">perdido</text:span><text:span text:style-name="T107_78">.</text:span></text:p>
                </text:list-item>
              </text:list>
            </text:list-item>
            <text:list-item>
              <text:p text:style-name="P108"><text:span text:style-name="T108_1">Que</text:span><text:span text:style-name="T108_2"><text:s/></text:span><text:span text:style-name="T108_3">el</text:span><text:span text:style-name="T108_4"><text:s/></text:span><text:span text:style-name="T108_5">exterminador</text:span><text:span text:style-name="T108_6"><text:s/></text:span><text:span text:style-name="T108_7">haya</text:span><text:span text:style-name="T108_8"><text:s/></text:span><text:span text:style-name="T108_9">eliminado</text:span><text:span text:style-name="T108_10"><text:s/></text:span><text:span text:style-name="T108_11">a</text:span><text:span text:style-name="T108_12"><text:s/></text:span><text:span text:style-name="T108_13">todos</text:span><text:span text:style-name="T108_14"><text:s/></text:span><text:span text:style-name="T108_15">los</text:span><text:span text:style-name="T108_16"><text:s/></text:span><text:span text:style-name="T108_17">pingüinos</text:span><text:span text:style-name="T108_18"><text:s/></text:span><text:span text:style-name="T108_19">que</text:span><text:span text:style-name="T108_20"><text:s/></text:span><text:span text:style-name="T108_21">huyen</text:span><text:span text:style-name="T108_22">:</text:span></text:p>
              <text:list>
                <text:list-item>
                  <text:p text:style-name="P109"><text:span text:style-name="T109_1">De</text:span><text:span text:style-name="T109_2"><text:s/></text:span><text:span text:style-name="T109_3">esta</text:span><text:span text:style-name="T109_4"><text:s/></text:span><text:span text:style-name="T109_5">forma</text:span><text:span text:style-name="T109_6"><text:s/></text:span><text:span text:style-name="T109_7">el</text:span><text:span text:style-name="T109_8"><text:s/></text:span><text:span text:style-name="T109_9">exterminador</text:span><text:span text:style-name="T109_10"><text:s/></text:span><text:span text:style-name="T109_11">habrá</text:span><text:span text:style-name="T109_12"><text:s/></text:span><text:span text:style-name="T109_13">ganado</text:span><text:span text:style-name="T109_14"><text:s/></text:span><text:span text:style-name="T109_15">la</text:span><text:span text:style-name="T109_16"><text:s/></text:span><text:span text:style-name="T109_17">partida</text:span><text:span text:style-name="T109_18"><text:s/></text:span><text:span text:style-name="T109_19">y</text:span><text:span text:style-name="T109_20"><text:s/></text:span><text:span text:style-name="T109_21">todos</text:span><text:span text:style-name="T109_22"><text:s/></text:span><text:span text:style-name="T109_23">los</text:span><text:span text:style-name="T109_24"><text:s/></text:span><text:span text:style-name="T109_25">demas</text:span><text:span text:style-name="T109_26"><text:s/></text:span><text:span text:style-name="T109_27">la</text:span><text:span text:style-name="T109_28"><text:s/></text:span><text:span text:style-name="T109_29">habrán</text:span><text:span text:style-name="T109_30"><text:s/></text:span><text:span text:style-name="T109_31">perdido</text:span><text:span text:style-name="T109_32">.</text:span></text:p>
                </text:list-item>
              </text:list>
            </text:list-item>
          </text:list>
        </text:list-item>
      </text:list>
      <text:p text:style-name="P110"><text:span text:style-name="T110_1"><text:tab/></text:span></text:p>
      <text:p text:style-name="P111"><text:span text:style-name="T111_1">/</text:span><text:span text:style-name="T111_2">/<text:s/></text:span><text:span text:style-name="T111_3">Video</text:span></text:p>
      <text:p text:style-name="P112"/>
      <text:p text:style-name="P113"><text:span text:style-name="T113_1">Diapositiva</text:span><text:span text:style-name="T113_2"><text:s/>10<text:s/>(</text:span><text:span text:style-name="T113_3">Modo</text:span><text:span text:style-name="T113_4"><text:s/></text:span><text:span text:style-name="T113_5">Team</text:span><text:span text:style-name="T113_6"><text:s/></text:span><text:span text:style-name="T113_7">play</text:span><text:span text:style-name="T113_8">):<text:s/></text:span><text:span text:style-name="T113_9">[</text:span><text:span text:style-name="T113_10">BEA</text:span><text:span text:style-name="T113_11">]</text:span></text:p>
      <text:p text:style-name="P114"><text:span text:style-name="T114_1">-<text:s/></text:span><text:span text:style-name="T114_2">Obligatoriamente</text:span><text:span text:style-name="T114_3"><text:s/>4<text:s/></text:span><text:span text:style-name="T114_4">jugadores</text:span></text:p>
      <text:p text:style-name="P115"><text:span text:style-name="T115_1">-<text:s/>2<text:s/></text:span><text:span text:style-name="T115_2">contra</text:span><text:span text:style-name="T115_3"><text:s/>2</text:span></text:p>
      <text:p text:style-name="P116"><text:span text:style-name="T116_1">-<text:s/></text:span><text:span text:style-name="T116_2">Cada</text:span><text:span text:style-name="T116_3"><text:s/></text:span><text:span text:style-name="T116_4">jugador</text:span><text:span text:style-name="T116_5"><text:s/></text:span><text:span text:style-name="T116_6">tiene</text:span><text:span text:style-name="T116_7"><text:s/>3<text:s/></text:span><text:span text:style-name="T116_8">vidas</text:span></text:p>
      <text:p text:style-name="P117"><text:span text:style-name="T117_1">-<text:s/></text:span><text:span text:style-name="T117_2">Dentro</text:span><text:span text:style-name="T117_3"><text:s/></text:span><text:span text:style-name="T117_4">de</text:span><text:span text:style-name="T117_5"><text:s/></text:span><text:span text:style-name="T117_6">los</text:span><text:span text:style-name="T117_7"><text:s/></text:span><text:span text:style-name="T117_8">del</text:span><text:span text:style-name="T117_9"><text:s/></text:span><text:span text:style-name="T117_10">mismo</text:span><text:span text:style-name="T117_11"><text:s/></text:span><text:span text:style-name="T117_12">equipo</text:span><text:span text:style-name="T117_13">,<text:s/></text:span><text:span text:style-name="T117_14">se</text:span><text:span text:style-name="T117_15"><text:s/>"</text:span><text:span text:style-name="T117_16">comparten</text:span><text:span text:style-name="T117_17"><text:s/></text:span><text:span text:style-name="T117_18">vidas</text:span><text:span text:style-name="T117_19">"<text:s/>(</text:span><text:span text:style-name="T117_20">explicar</text:span><text:span text:style-name="T117_21">)</text:span></text:p>
      <text:p text:style-name="P118"><text:span text:style-name="T118_1">-<text:s/></text:span><text:span text:style-name="T118_2">Video</text:span></text:p>
      <text:p text:style-name="P119"/>
      <text:p text:style-name="P120"><text:span text:style-name="T120_1">Diapositiva</text:span><text:span text:style-name="T120_2"><text:s/>11<text:s/>(</text:span><text:span text:style-name="T120_3">Modo</text:span><text:span text:style-name="T120_4"><text:s/></text:span><text:span text:style-name="T120_5">Battle</text:span><text:span text:style-name="T120_6"><text:s/></text:span><text:span text:style-name="T120_7">royale</text:span><text:span text:style-name="T120_8">):<text:s/></text:span><text:span text:style-name="T120_9">[</text:span><text:span text:style-name="T120_10">CONCHI</text:span><text:span text:style-name="T120_11">]</text:span></text:p>
      <text:p text:style-name="P121"/>
      <text:list text:style-name="LS4" xml:id="list15">
        <text:list-item>
          <text:p text:style-name="P122"><text:span text:style-name="T122_1">Modo</text:span><text:span text:style-name="T122_2"><text:s/></text:span><text:span text:style-name="T122_3">de</text:span><text:span text:style-name="T122_4"><text:s/></text:span><text:span text:style-name="T122_5">juego</text:span><text:span text:style-name="T122_6"><text:s/></text:span><text:span text:style-name="T122_7">de</text:span><text:span text:style-name="T122_8"><text:s/></text:span><text:span text:style-name="T122_9">3<text:s/></text:span><text:span text:style-name="T122_10">minutos</text:span><text:span text:style-name="T122_11"><text:s/></text:span><text:span text:style-name="T122_12">de</text:span><text:span text:style-name="T122_13"><text:s/></text:span><text:span text:style-name="T122_14">duración</text:span><text:span text:style-name="T122_15">.</text:span></text:p>
        </text:list-item>
        <text:list-item>
          <text:p text:style-name="P123"><text:span text:style-name="T123_1">En</text:span><text:span text:style-name="T123_2"><text:s/></text:span><text:span text:style-name="T123_3">e</text:span><text:span text:style-name="T123_4">l</text:span><text:span text:style-name="T123_5"><text:s/></text:span><text:span text:style-name="T123_6">todos</text:span><text:span text:style-name="T123_7"><text:s/></text:span><text:span text:style-name="T123_8">comienzan</text:span><text:span text:style-name="T123_9"><text:s/></text:span><text:span text:style-name="T123_10">con</text:span><text:span text:style-name="T123_11"><text:s/>1<text:s/></text:span><text:span text:style-name="T123_12">vida</text:span></text:p>
        </text:list-item>
        <text:list-item>
          <text:p text:style-name="P124"><text:span text:style-name="T124_1">En</text:span><text:span text:style-name="T124_2"><text:s/></text:span><text:span text:style-name="T124_3">este</text:span><text:span text:style-name="T124_4"><text:s/></text:span><text:span text:style-name="T124_5">modo</text:span><text:span text:style-name="T124_6"><text:s/></text:span><text:span text:style-name="T124_7">el</text:span><text:span text:style-name="T124_8"><text:s/></text:span><text:span text:style-name="T124_9">combate</text:span><text:span text:style-name="T124_10"><text:s/></text:span><text:span text:style-name="T124_11">será</text:span><text:span text:style-name="T124_12"><text:s/></text:span><text:span text:style-name="T124_13">de</text:span><text:span text:style-name="T124_14"><text:s/></text:span><text:span text:style-name="T124_15">todos</text:span><text:span text:style-name="T124_16"><text:s/></text:span><text:span text:style-name="T124_17">los</text:span><text:span text:style-name="T124_18"><text:s/></text:span><text:span text:style-name="T124_19">jugadores</text:span><text:span text:style-name="T124_20"><text:s/></text:span><text:span text:style-name="T124_21">contra</text:span><text:span text:style-name="T124_22"><text:s/></text:span><text:span text:style-name="T124_23">todos</text:span><text:span text:style-name="T124_24">.</text:span></text:p>
        </text:list-item>
        <text:list-item>
          <text:p text:style-name="P125"><text:span text:style-name="T125_1">La</text:span><text:span text:style-name="T125_2"><text:s/></text:span><text:span text:style-name="T125_3">gran</text:span><text:span text:style-name="T125_4"><text:s/></text:span><text:span text:style-name="T125_5">caracteristica</text:span><text:span text:style-name="T125_6"><text:s/></text:span><text:span text:style-name="T125_7">que</text:span><text:span text:style-name="T125_8"><text:s/></text:span><text:span text:style-name="T125_9">lo</text:span><text:span text:style-name="T125_10"><text:s/></text:span><text:span text:style-name="T125_11">diferencia</text:span><text:span text:style-name="T125_12"><text:s/></text:span><text:span text:style-name="T125_13">de</text:span><text:span text:style-name="T125_14"><text:s/></text:span><text:span text:style-name="T125_15">otros</text:span><text:span text:style-name="T125_16"><text:s/></text:span><text:span text:style-name="T125_17">modos</text:span><text:span text:style-name="T125_18">,<text:s/></text:span><text:span text:style-name="T125_19">es</text:span><text:span text:style-name="T125_20"><text:s/></text:span><text:span text:style-name="T125_21">que</text:span><text:span text:style-name="T125_22"><text:s/></text:span><text:span text:style-name="T125_23">al</text:span><text:span text:style-name="T125_24"><text:s/></text:span><text:span text:style-name="T125_25">matar</text:span><text:span text:style-name="T125_26"><text:s/></text:span><text:span text:style-name="T125_27">a</text:span><text:span text:style-name="T125_28"><text:s/></text:span><text:span text:style-name="T125_29">un</text:span><text:span text:style-name="T125_30"><text:s/></text:span><text:span text:style-name="T125_31">contrincante</text:span><text:span text:style-name="T125_32"><text:s/></text:span><text:span text:style-name="T125_33">le</text:span><text:span text:style-name="T125_34"><text:s/></text:span><text:span text:style-name="T125_35">robarás</text:span><text:span text:style-name="T125_36"><text:s/></text:span><text:span text:style-name="T125_37">las</text:span><text:span text:style-name="T125_38"><text:s/></text:span><text:span text:style-name="T125_39">mejoras</text:span><text:span text:style-name="T125_40"><text:s/></text:span><text:span text:style-name="T125_41">que</text:span><text:span text:style-name="T125_42"><text:s/></text:span><text:span text:style-name="T125_43">ese</text:span><text:span text:style-name="T125_44"><text:s/></text:span><text:span text:style-name="T125_45">jugador</text:span><text:span text:style-name="T125_46"><text:s/></text:span><text:span text:style-name="T125_47">ha</text:span><text:span text:style-name="T125_48"><text:s/></text:span><text:span text:style-name="T125_49">adquirido</text:span><text:span text:style-name="T125_50"><text:s/></text:span><text:span text:style-name="T125_51">a</text:span><text:span text:style-name="T125_52"><text:s/></text:span><text:span text:style-name="T125_53">lo</text:span><text:span text:style-name="T125_54"><text:s/></text:span><text:span text:style-name="T125_55">largo</text:span><text:span text:style-name="T125_56"><text:s/></text:span><text:span text:style-name="T125_57">del</text:span><text:span text:style-name="T125_58"><text:s/></text:span><text:span text:style-name="T125_59">juego</text:span><text:span text:style-name="T125_60"><text:s/></text:span><text:span text:style-name="T125_61">sumándose</text:span><text:span text:style-name="T125_62"><text:s/></text:span><text:span text:style-name="T125_63">a</text:span><text:span text:style-name="T125_64"><text:s/></text:span><text:span text:style-name="T125_65">las</text:span><text:span text:style-name="T125_66"><text:s/></text:span><text:span text:style-name="T125_67">que</text:span><text:span text:style-name="T125_68"><text:s/></text:span><text:span text:style-name="T125_69">tienes</text:span><text:span text:style-name="T125_70"><text:s/></text:span><text:span text:style-name="T125_71">en</text:span><text:span text:style-name="T125_72"><text:s/></text:span><text:span text:style-name="T125_73">ese</text:span><text:span text:style-name="T125_74"><text:s/></text:span><text:span text:style-name="T125_75">momento</text:span><text:span text:style-name="T125_76">.</text:span></text:p>
        </text:list-item>
      </text:list>
      <text:p text:style-name="P126"/>
      <text:p text:style-name="P127"><text:span text:style-name="T127_1">//<text:s/></text:span><text:span text:style-name="T127_2">Video</text:span></text:p>
      <text:p text:style-name="P128"/>
      <text:p text:style-name="P129"/>
      <text:p text:style-name="P130"><text:span text:style-name="T130_1">Diapositiva</text:span><text:span text:style-name="T130_2"><text:s/>12<text:s/>(</text:span><text:span text:style-name="T130_3">Integrantes</text:span><text:span text:style-name="T130_4">,<text:s/></text:span><text:span text:style-name="T130_5">E</text:span><text:span text:style-name="T130_6">-</text:span><text:span text:style-name="T130_7">Mail</text:span><text:span text:style-name="T130_8"><text:s/></text:span><text:span text:style-name="T130_9">contacto</text:span><text:span text:style-name="T130_10">,<text:s/></text:span><text:span text:style-name="T130_11">Link</text:span><text:span text:style-name="T130_12"><text:s/></text:span><text:span text:style-name="T130_13">Aplicación</text:span><text:span text:style-name="T130_14">):<text:s/></text:span><text:span text:style-name="T130_15">[</text:span><text:span text:style-name="T130_16">BEA</text:span><text:span text:style-name="T130_17">]</text:span></text:p>
      <text:p text:style-name="P131"><text:span text:style-name="T131_1">-<text:s/></text:span><text:span text:style-name="T131_2">Estos</text:span><text:span text:style-name="T131_3"><text:s/></text:span><text:span text:style-name="T131_4">somos</text:span><text:span text:style-name="T131_5">,<text:s/></text:span><text:span text:style-name="T131_6">gracias</text:span><text:span text:style-name="T131_7"><text:s/></text:span><text:span text:style-name="T131_8">por</text:span><text:span text:style-name="T131_9"><text:s/></text:span><text:span text:style-name="T131_10">participar</text:span></text:p>
      <text:p text:style-name="P132"><text:span text:style-name="T132_1">-<text:s/></text:span><text:span text:style-name="T132_2">Link</text:span><text:span text:style-name="T132_3"><text:s/></text:span><text:span text:style-name="T132_4">de</text:span><text:span text:style-name="T132_5"><text:s/></text:span><text:span text:style-name="T132_6">la</text:span><text:span text:style-name="T132_7"><text:s/></text:span><text:span text:style-name="T132_8">app</text:span></text:p>
      <text:p text:style-name="P133"><text:span text:style-name="T133_1">-<text:s/></text:span><text:span text:style-name="T133_2">Preguntas</text:span><text:span text:style-name="T133_3">/</text:span><text:span text:style-name="T133_4">dudas</text:span><text:span text:style-name="T133_5">/</text:span><text:span text:style-name="T133_6">sugerencias</text:span></text:p>
      <text:p text:style-name="P1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